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417cm" fo:min-width="2.167cm"/>
      <style:paragraph-properties style:writing-mode="lr-tb"/>
    </style:style>
    <style:style style:name="gr2" style:family="graphic" style:parent-style-name="standard">
      <style:graphic-properties draw:textarea-horizontal-align="justify" draw:textarea-vertical-align="middle" draw:auto-grow-height="false" fo:min-height="2.29cm" fo:min-width="2.294cm"/>
      <style:paragraph-properties style:writing-mode="lr-tb"/>
    </style:style>
    <style:style style:name="gr3" style:family="graphic" style:parent-style-name="standard">
      <style:graphic-properties draw:marker-end="Symmetric_20_Arrow" draw:textarea-horizontal-align="justify" draw:textarea-vertical-align="middle" draw:auto-grow-height="false" fo:min-height="4.449cm" fo:min-width="3.31cm"/>
      <style:paragraph-properties style:writing-mode="lr-tb"/>
    </style:style>
    <style:style style:name="gr4" style:family="graphic" style:parent-style-name="standard">
      <style:graphic-properties draw:textarea-horizontal-align="justify" draw:textarea-vertical-align="middle" draw:auto-grow-height="false" fo:min-height="1.656cm" fo:min-width="1.914cm"/>
      <style:paragraph-properties style:writing-mode="lr-tb"/>
    </style:style>
    <style:style style:name="gr5" style:family="graphic" style:parent-style-name="standard">
      <style:graphic-properties draw:textarea-horizontal-align="justify" draw:textarea-vertical-align="middle" draw:auto-grow-height="false" fo:min-height="1.783cm" fo:min-width="1.533cm"/>
      <style:paragraph-properties style:writing-mode="lr-tb"/>
    </style:style>
    <style:style style:name="gr6" style:family="graphic" style:parent-style-name="standard">
      <style:graphic-properties draw:marker-end="Arrow" draw:textarea-vertical-align="middle"/>
      <style:paragraph-properties style:writing-mode="lr-tb"/>
    </style:style>
    <style:style style:name="gr7" style:family="graphic" style:parent-style-name="standard">
      <style:graphic-properties draw:marker-end="Arrow" draw:textarea-vertical-align="middle"/>
    </style:style>
    <style:style style:name="gr8" style:family="graphic" style:parent-style-name="standard">
      <style:graphic-properties draw:marker-end="Arrow" draw:textarea-vertical-align="top"/>
      <style:paragraph-properties style:writing-mode="lr-tb"/>
    </style:style>
    <style:style style:name="gr9" style:family="graphic" style:parent-style-name="standard">
      <style:graphic-properties draw:stroke="none" svg:stroke-color="#000000" draw:fill="none" draw:fill-color="#ffffff" fo:min-height="0.239cm"/>
      <style:paragraph-properties style:writing-mode="lr-tb"/>
    </style:style>
    <style:style style:name="gr10" style:family="graphic" style:parent-style-name="standard">
      <style:graphic-properties draw:stroke="none" draw:fill="none" fo:min-height="0.239cm"/>
      <style:paragraph-properties style:writing-mode="lr-tb"/>
    </style:style>
    <style:style style:name="gr11" style:family="graphic" style:parent-style-name="standard">
      <style:graphic-properties draw:stroke="none" draw:fill="none" fo:min-height="0.276cm"/>
      <style:paragraph-properties style:writing-mode="lr-tb"/>
    </style:style>
    <style:style style:name="gr12" style:family="graphic" style:parent-style-name="standard">
      <style:graphic-properties draw:stroke="none" draw:fill="none" fo:min-height="0.24cm"/>
      <style:paragraph-properties style:writing-mode="lr-tb"/>
    </style:style>
    <style:style style:name="gr13" style:family="graphic" style:parent-style-name="standard">
      <style:graphic-properties draw:stroke="none" draw:fill="none" fo:min-height="0.477cm"/>
      <style:paragraph-properties style:writing-mode="lr-tb"/>
    </style:style>
    <style:style style:name="gr14" style:family="graphic" style:parent-style-name="objectwithoutfill">
      <style:graphic-properties draw:marker-end="Symmetric_20_Arrow" draw:marker-end-width="0.3cm" draw:fill="solid" draw:textarea-vertical-align="bottom"/>
      <style:paragraph-properties style:writing-mode="lr-tb"/>
    </style:style>
    <style:style style:name="gr15" style:family="graphic" style:parent-style-name="objectwithoutfill">
      <style:graphic-properties draw:marker-end="" draw:marker-end-width="0.3cm" draw:fill="solid" draw:opacity="50%" draw:textarea-vertical-align="middle"/>
    </style:style>
    <style:style style:name="gr16" style:family="graphic" style:parent-style-name="objectwithoutfill">
      <style:graphic-properties draw:marker-end="" draw:marker-end-width="0.3cm" draw:fill="solid" draw:opacity="50%" draw:textarea-vertical-align="bottom"/>
      <style:paragraph-properties style:writing-mode="lr-tb"/>
    </style:style>
    <style:style style:name="gr17" style:family="graphic" style:parent-style-name="standard">
      <style:graphic-properties draw:textarea-horizontal-align="justify" draw:textarea-vertical-align="middle" draw:auto-grow-height="false" fo:min-height="3.687cm" fo:min-width="0.643cm"/>
      <style:paragraph-properties style:writing-mode="lr-tb"/>
    </style:style>
    <style:style style:name="gr18" style:family="graphic" style:parent-style-name="objectwithoutfill">
      <style:graphic-properties draw:fill="solid" draw:textarea-vertical-align="middle"/>
    </style:style>
    <style:style style:name="gr19" style:family="graphic" style:parent-style-name="objectwithoutfill">
      <style:graphic-properties draw:marker-end="Symmetric_20_Arrow" draw:marker-end-width="0.3cm" draw:fill="solid" draw:textarea-vertical-align="middle"/>
    </style:style>
    <style:style style:name="gr20" style:family="graphic" style:parent-style-name="standard">
      <style:graphic-properties draw:textarea-horizontal-align="justify" draw:textarea-vertical-align="middle" draw:auto-grow-height="false" fo:min-height="0.47cm" fo:min-width="0.489cm"/>
      <style:paragraph-properties style:writing-mode="lr-tb"/>
    </style:style>
    <style:style style:name="gr21" style:family="graphic" style:parent-style-name="objectwithoutfill">
      <style:graphic-properties draw:marker-end="" draw:marker-end-width="0.3cm" draw:fill="solid" draw:textarea-vertical-align="middle"/>
    </style:style>
    <style:style style:name="gr22" style:family="graphic" style:parent-style-name="objectwithoutfill">
      <style:graphic-properties draw:marker-start="" draw:marker-end="" draw:marker-end-width="0.3cm" draw:fill="solid" draw:textarea-vertical-align="middle"/>
    </style:style>
    <style:style style:name="gr23" style:family="graphic" style:parent-style-name="standard">
      <style:graphic-properties draw:textarea-horizontal-align="justify" draw:textarea-vertical-align="middle" draw:auto-grow-height="false" fo:min-height="0.29cm" fo:min-width="0.489cm"/>
      <style:paragraph-properties style:writing-mode="lr-tb"/>
    </style:style>
    <style:style style:name="gr24" style:family="graphic" style:parent-style-name="objectwithoutfill">
      <style:graphic-properties draw:marker-end="Symmetric_20_Arrow" draw:marker-end-width="0.3cm" draw:fill="solid" draw:textarea-vertical-align="middle"/>
      <style:paragraph-properties style:writing-mode="lr-tb"/>
    </style:style>
    <style:style style:name="gr25" style:family="graphic" style:parent-style-name="standard">
      <style:graphic-properties draw:stroke="none" svg:stroke-color="#000000" draw:fill="none" draw:fill-color="#ffffff" fo:min-height="0.712cm"/>
      <style:paragraph-properties style:writing-mode="lr-tb"/>
    </style:style>
    <style:style style:name="gr26" style:family="graphic" style:parent-style-name="standard">
      <style:graphic-properties draw:textarea-horizontal-align="justify" draw:textarea-vertical-align="middle" draw:auto-grow-height="false" fo:min-height="0.509cm" fo:min-width="0.19cm"/>
      <style:paragraph-properties style:writing-mode="lr-tb"/>
    </style:style>
    <style:style style:name="gr27" style:family="graphic" style:parent-style-name="standard">
      <style:graphic-properties draw:marker-start="Symmetric_20_Arrow" draw:textarea-vertical-align="middle"/>
    </style:style>
    <style:style style:name="gr28" style:family="graphic" style:parent-style-name="standard">
      <style:graphic-properties draw:marker-start="Symmetric_20_Arrow" draw:marker-end="" draw:textarea-vertical-align="middle"/>
    </style:style>
    <style:style style:name="gr29" style:family="graphic" style:parent-style-name="standard">
      <style:graphic-properties draw:textarea-horizontal-align="justify" draw:textarea-vertical-align="middle" draw:auto-grow-height="false" fo:min-height="2.417cm" fo:min-width="2.167cm"/>
    </style:style>
    <style:style style:name="gr30" style:family="graphic" style:parent-style-name="standard">
      <style:graphic-properties draw:stroke="none" draw:fill="solid" draw:fill-color="#000000" draw:textarea-horizontal-align="justify" draw:textarea-vertical-align="middle" draw:auto-grow-height="false" fo:min-height="2.417cm" fo:min-width="2.167cm" draw:shadow="hidden"/>
    </style:style>
    <style:style style:name="gr31" style:family="graphic" style:parent-style-name="objectwithoutfill">
      <style:graphic-properties draw:marker-end="Arrow" draw:marker-end-width="0.3cm" draw:fill="solid" draw:textarea-vertical-align="middle"/>
    </style:style>
    <style:style style:name="gr32" style:family="graphic" style:parent-style-name="standard">
      <style:graphic-properties draw:textarea-horizontal-align="justify" draw:textarea-vertical-align="middle" draw:auto-grow-height="false" fo:min-height="2.29cm" fo:min-width="2.294cm"/>
    </style:style>
    <style:style style:name="gr33" style:family="graphic" style:parent-style-name="standard">
      <style:graphic-properties draw:stroke="none" draw:fill="solid" draw:fill-color="#000000" draw:textarea-horizontal-align="justify" draw:textarea-vertical-align="middle" draw:auto-grow-height="false" fo:min-height="2.29cm" fo:min-width="2.294cm" draw:shadow="hidden"/>
    </style:style>
    <style:style style:name="gr34" style:family="graphic" style:parent-style-name="standard">
      <style:graphic-properties draw:marker-end="Symmetric_20_Arrow" draw:textarea-horizontal-align="justify" draw:textarea-vertical-align="middle" draw:auto-grow-height="false" fo:min-height="4.449cm" fo:min-width="3.31cm"/>
    </style:style>
    <style:style style:name="gr35" style:family="graphic" style:parent-style-name="standard">
      <style:graphic-properties draw:stroke="none" draw:marker-end="Symmetric_20_Arrow" draw:fill="solid" draw:fill-color="#000000" draw:textarea-horizontal-align="justify" draw:textarea-vertical-align="middle" draw:auto-grow-height="false" fo:min-height="4.449cm" fo:min-width="3.31cm" draw:shadow="hidden"/>
    </style:style>
    <style:style style:name="gr36" style:family="graphic" style:parent-style-name="standard">
      <style:graphic-properties draw:textarea-horizontal-align="justify" draw:textarea-vertical-align="middle" draw:auto-grow-height="false" fo:min-height="1.656cm" fo:min-width="1.914cm" draw:shadow="hidden"/>
    </style:style>
    <style:style style:name="gr37" style:family="graphic" style:parent-style-name="standard">
      <style:graphic-properties draw:stroke="none" draw:fill="solid" draw:fill-color="#000000" draw:textarea-horizontal-align="justify" draw:textarea-vertical-align="middle" draw:auto-grow-height="false" fo:min-height="1.656cm" fo:min-width="1.914cm" draw:shadow="hidden"/>
    </style:style>
    <style:style style:name="gr38" style:family="graphic" style:parent-style-name="standard">
      <style:graphic-properties draw:textarea-horizontal-align="justify" draw:textarea-vertical-align="middle" draw:auto-grow-height="false" fo:min-height="1.783cm" fo:min-width="1.533cm" draw:shadow="hidden"/>
    </style:style>
    <style:style style:name="gr39" style:family="graphic" style:parent-style-name="standard">
      <style:graphic-properties draw:stroke="none" draw:fill="solid" draw:fill-color="#000000" draw:textarea-horizontal-align="justify" draw:textarea-vertical-align="middle" draw:auto-grow-height="false" fo:min-height="1.783cm" fo:min-width="1.533cm" draw:shadow="hidden"/>
    </style:style>
    <style:style style:name="gr40" style:family="graphic" style:parent-style-name="standard">
      <style:graphic-properties draw:marker-end="Arrow" draw:textarea-vertical-align="bottom"/>
      <style:paragraph-properties style:writing-mode="lr-tb"/>
    </style:style>
    <style:style style:name="gr41" style:family="graphic" style:parent-style-name="standard">
      <style:graphic-properties draw:stroke="none" svg:stroke-color="#000000" draw:fill="solid" draw:fill-color="#000000" draw:textarea-horizontal-align="center" draw:textarea-vertical-align="middle" fo:min-height="0.004cm" draw:shadow="hidden"/>
    </style:style>
    <style:style style:name="gr42" style:family="graphic" style:parent-style-name="standard">
      <style:graphic-properties draw:stroke="none" draw:fill="solid" draw:fill-color="#000000" draw:textarea-horizontal-align="center" draw:textarea-vertical-align="middle" fo:min-height="0cm" draw:shadow="hidden"/>
    </style:style>
    <style:style style:name="gr43" style:family="graphic" style:parent-style-name="standard">
      <style:graphic-properties draw:stroke="none" draw:fill="solid" draw:fill-color="#000000" draw:textarea-horizontal-align="center" draw:textarea-vertical-align="middle" fo:min-height="0.276cm" draw:shadow="hidden"/>
    </style:style>
    <style:style style:name="gr44" style:family="graphic" style:parent-style-name="standard">
      <style:graphic-properties draw:stroke="none" draw:fill="solid" draw:fill-color="#000000" draw:textarea-horizontal-align="center" draw:textarea-vertical-align="middle" fo:min-height="0.24cm" draw:shadow="hidden"/>
    </style:style>
    <style:style style:name="gr45" style:family="graphic" style:parent-style-name="standard">
      <style:graphic-properties draw:stroke="none" draw:fill="solid" draw:fill-color="#000000" draw:textarea-horizontal-align="center" draw:textarea-vertical-align="middle" fo:min-height="0.113cm" draw:shadow="hidden"/>
    </style:style>
    <style:style style:name="gr46" style:family="graphic" style:parent-style-name="standard">
      <style:graphic-properties draw:stroke="none" draw:fill="solid" draw:fill-color="#000000" draw:textarea-horizontal-align="center" draw:textarea-vertical-align="middle" fo:min-height="0.023cm" draw:shadow="hidden"/>
    </style:style>
    <style:style style:name="gr47" style:family="graphic" style:parent-style-name="standard">
      <style:graphic-properties draw:stroke="none" draw:fill="solid" draw:fill-color="#000000" draw:textarea-horizontal-align="center" draw:textarea-vertical-align="middle" fo:min-height="0.477cm" draw:shadow="hidden"/>
    </style:style>
    <style:style style:name="gr48" style:family="graphic" style:parent-style-name="standard">
      <style:graphic-properties draw:textarea-horizontal-align="justify" draw:textarea-vertical-align="middle" draw:auto-grow-height="false" fo:min-height="0.199cm" fo:min-width="0.669cm"/>
      <style:paragraph-properties style:writing-mode="lr-tb"/>
    </style:style>
    <style:style style:name="gr49" style:family="graphic" style:parent-style-name="standard">
      <style:graphic-properties draw:marker-end="Symmetric_20_Arrow" draw:textarea-vertical-align="middle"/>
    </style:style>
    <style:style style:name="gr50" style:family="graphic" style:parent-style-name="standard">
      <style:graphic-properties draw:stroke="none" draw:stroke-dash="Long_20_Dash" svg:stroke-color="#000000" draw:fill="solid" draw:fill-color="#000000" draw:textarea-horizontal-align="center" draw:textarea-vertical-align="middle" fo:min-height="0.477cm" draw:shadow="hidden"/>
    </style:style>
    <style:style style:name="gr51" style:family="graphic" style:parent-style-name="standard">
      <style:graphic-properties draw:textarea-horizontal-align="justify" draw:textarea-vertical-align="middle" draw:auto-grow-height="false" fo:min-height="0.306cm" fo:min-width="0.008cm" draw:shadow="hidden"/>
    </style:style>
    <style:style style:name="gr52" style:family="graphic" style:parent-style-name="standard">
      <style:graphic-properties draw:stroke="none" draw:fill="solid" draw:fill-color="#000000" draw:textarea-horizontal-align="justify" draw:textarea-vertical-align="middle" draw:auto-grow-height="false" fo:min-height="0.306cm" fo:min-width="0.008cm" draw:shadow="hidden"/>
    </style:style>
    <style:style style:name="gr53" style:family="graphic" style:parent-style-name="standard">
      <style:graphic-properties draw:textarea-horizontal-align="justify" draw:textarea-vertical-align="middle" draw:auto-grow-height="false" fo:min-height="1.291cm" fo:min-width="0.533cm" draw:shadow="hidden"/>
    </style:style>
    <style:style style:name="gr54" style:family="graphic" style:parent-style-name="standard">
      <style:graphic-properties draw:stroke="none" draw:fill="solid" draw:fill-color="#000000" draw:textarea-horizontal-align="justify" draw:textarea-vertical-align="middle" draw:auto-grow-height="false" fo:min-height="1.291cm" fo:min-width="0.533cm" draw:shadow="hidden"/>
    </style:style>
    <style:style style:name="gr55" style:family="graphic" style:parent-style-name="standard">
      <style:graphic-properties draw:stroke="none" svg:stroke-color="#000000" draw:fill="solid" draw:fill-color="#000000" draw:textarea-horizontal-align="center" draw:textarea-vertical-align="middle" fo:min-height="0.023cm" draw:shadow="hidden"/>
    </style:style>
    <style:style style:name="gr56" style:family="graphic" style:parent-style-name="standard">
      <style:graphic-properties draw:stroke="none" svg:stroke-color="#000000" draw:fill="solid" draw:fill-color="#000000" draw:textarea-horizontal-align="center" draw:textarea-vertical-align="middle" fo:min-height="0.239cm" draw:shadow="hidden"/>
    </style:style>
    <style:style style:name="gr57" style:family="graphic" style:parent-style-name="objectwithoutfill">
      <style:graphic-properties draw:marker-end="" draw:marker-end-width="0.3cm" draw:fill="solid" draw:textarea-vertical-align="botto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9" style:family="graphic" style:parent-style-name="standard">
      <style:graphic-properties draw:textarea-horizontal-align="justify" draw:textarea-vertical-align="middle" draw:auto-grow-height="false" fo:min-height="3.687cm" fo:min-width="0.643cm"/>
    </style:style>
    <style:style style:name="gr60" style:family="graphic" style:parent-style-name="standard">
      <style:graphic-properties draw:stroke="none" draw:fill="solid" draw:fill-color="#000000" draw:textarea-horizontal-align="justify" draw:textarea-vertical-align="middle" draw:auto-grow-height="false" fo:min-height="3.687cm" fo:min-width="0.643cm" draw:shadow="hidden"/>
    </style:style>
    <style:style style:name="gr61" style:family="graphic" style:parent-style-name="standard">
      <style:graphic-properties draw:textarea-horizontal-align="justify" draw:textarea-vertical-align="middle" draw:auto-grow-height="false" fo:min-height="0.29cm" fo:min-width="0.489cm" draw:shadow="hidden"/>
    </style:style>
    <style:style style:name="gr62" style:family="graphic" style:parent-style-name="standard">
      <style:graphic-properties draw:stroke="none" draw:fill="solid" draw:fill-color="#000000" draw:textarea-horizontal-align="justify" draw:textarea-vertical-align="middle" draw:auto-grow-height="false" fo:min-height="0.29cm" fo:min-width="0.489cm" draw:shadow="hidden"/>
    </style:style>
    <style:style style:name="gr63" style:family="graphic" style:parent-style-name="objectwithoutfill">
      <style:graphic-properties draw:marker-end="Arrow" draw:marker-end-width="0.3cm" draw:fill="solid" draw:textarea-vertical-align="middle"/>
      <style:paragraph-properties style:writing-mode="lr-tb"/>
    </style:style>
    <style:style style:name="gr64" style:family="graphic" style:parent-style-name="objectwithoutfill">
      <style:graphic-properties svg:stroke-color="#32cd32" draw:marker-end="Arrow" draw:marker-end-width="0.3cm" draw:fill="solid" draw:textarea-vertical-align="middle"/>
      <style:paragraph-properties style:writing-mode="lr-tb"/>
    </style:style>
    <style:style style:name="gr65" style:family="graphic" style:parent-style-name="objectwithoutfill">
      <style:graphic-properties svg:stroke-color="#ff0000" draw:marker-end="Arrow" draw:marker-end-width="0.3cm" draw:fill="solid" draw:textarea-vertical-align="middle"/>
      <style:paragraph-properties style:writing-mode="lr-tb"/>
    </style:style>
    <style:style style:name="gr66" style:family="graphic" style:parent-style-name="objectwithoutfill">
      <style:graphic-properties svg:stroke-color="#1e90ff" draw:marker-end="Arrow" draw:marker-end-width="0.3cm" draw:fill="solid" draw:textarea-vertical-align="bottom"/>
      <style:paragraph-properties style:writing-mode="lr-tb"/>
    </style:style>
    <style:style style:name="gr67" style:family="graphic" style:parent-style-name="objectwithoutfill">
      <style:graphic-properties svg:stroke-color="#dda0dd" draw:marker-end="Arrow" draw:marker-end-width="0.3cm" draw:fill="solid" draw:textarea-vertical-align="middle"/>
      <style:paragraph-properties style:writing-mode="lr-tb"/>
    </style:style>
    <style:style style:name="gr68" style:family="graphic" style:parent-style-name="objectwithoutfill">
      <style:graphic-properties draw:marker-start="Arrow" draw:marker-end="" draw:marker-end-width="0.3cm" draw:fill="solid" draw:textarea-vertical-align="middle"/>
    </style:style>
    <style:style style:name="gr69" style:family="graphic" style:parent-style-name="objectwithoutfill">
      <style:graphic-properties svg:stroke-color="#ff0000" draw:marker-end="Arrow" draw:marker-end-width="0.3cm" draw:fill="solid" draw:textarea-vertical-align="middle"/>
    </style:style>
    <style:style style:name="gr70" style:family="graphic" style:parent-style-name="objectwithoutfill">
      <style:graphic-properties svg:stroke-color="#808080" draw:marker-end="Arrow" draw:marker-end-width="0.3cm" draw:fill="solid" draw:textarea-vertical-align="middle"/>
      <style:paragraph-properties style:writing-mode="lr-tb"/>
    </style:style>
    <style:style style:name="P1" style:family="paragraph">
      <style:paragraph-properties fo:text-align="center" style:writing-mode="lr-tb"/>
      <style:text-properties fo:font-size="10pt" style:font-size-asian="10pt" style:font-size-complex="10pt"/>
    </style:style>
    <style:style style:name="P2" style:family="paragraph">
      <style:paragraph-properties fo:text-align="center" style:writing-mode="lr-tb"/>
      <style:text-properties fo:font-size="13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writing-mode="lr-tb"/>
      <style:text-properties fo:font-size="10pt" style:font-size-asian="10pt" style:font-size-complex="10pt"/>
    </style:style>
    <style:style style:name="P6" style:family="paragraph">
      <loext:graphic-properties draw:fill="none" draw:fill-color="#ffffff"/>
      <style:paragraph-properties style:writing-mode="lr-tb"/>
      <style:text-properties fo:font-size="6pt" style:font-size-asian="6pt" style:font-size-complex="6pt"/>
    </style:style>
    <style:style style:name="P7" style:family="paragraph">
      <loext:graphic-properties draw:fill="none"/>
      <style:paragraph-properties style:writing-mode="lr-tb"/>
      <style:text-properties fo:font-size="6pt" style:font-size-asian="6pt" style:font-size-complex="6pt"/>
    </style:style>
    <style:style style:name="P8" style:family="paragraph">
      <loext:graphic-properties draw:fill="none"/>
      <style:paragraph-properties style:writing-mode="lr-tb"/>
    </style:style>
    <style:style style:name="P9" style:family="paragraph">
      <loext:graphic-properties draw:fill="none"/>
      <style:paragraph-properties style:writing-mode="lr-tb"/>
      <style:text-properties fo:font-size="6pt"/>
    </style:style>
    <style:style style:name="P10" style:family="paragraph">
      <style:paragraph-properties fo:text-align="start" style:writing-mode="lr-tb"/>
    </style:style>
    <style:style style:name="P11" style:family="paragraph">
      <loext:graphic-properties draw:fill="solid"/>
      <style:paragraph-properties fo:text-align="start" style:writing-mode="lr-tb"/>
      <style:text-properties fo:font-size="10pt" style:font-size-asian="10pt" style:font-size-complex="10pt"/>
    </style:style>
    <style:style style:name="P12" style:family="paragraph">
      <loext:graphic-properties draw:fill="solid" draw:opacity="50%"/>
      <style:paragraph-properties fo:text-align="center"/>
      <style:text-properties fo:font-size="6pt"/>
    </style:style>
    <style:style style:name="P13" style:family="paragraph">
      <style:paragraph-properties fo:margin-left="0cm" fo:margin-right="0cm" fo:text-align="start" fo:text-indent="0cm"/>
    </style:style>
    <style:style style:name="P14" style:family="paragraph">
      <loext:graphic-properties draw:fill="solid" draw:opacity="50%"/>
      <style:paragraph-properties fo:margin-left="0cm" fo:margin-right="0cm" fo:text-align="start" fo:text-indent="0cm" style:writing-mode="lr-tb"/>
      <style:text-properties fo:font-size="6pt" style:font-size-asian="10pt" style:font-size-complex="10pt"/>
    </style:style>
    <style:style style:name="P15" style:family="paragraph">
      <loext:graphic-properties draw:fill="solid" draw:opacity="50%"/>
      <style:paragraph-properties fo:text-align="start" style:writing-mode="lr-tb"/>
      <style:text-properties fo:font-size="6pt" style:font-size-asian="10pt" style:font-size-complex="10pt"/>
    </style:style>
    <style:style style:name="P16" style:family="paragraph">
      <style:paragraph-properties fo:text-align="center" style:writing-mode="lr-tb"/>
      <style:text-properties fo:font-size="7pt" style:font-size-asian="7pt" style:font-size-complex="7pt"/>
    </style:style>
    <style:style style:name="P17" style:family="paragraph">
      <loext:graphic-properties draw:fill="solid"/>
      <style:paragraph-properties fo:text-align="center"/>
    </style:style>
    <style:style style:name="P18" style:family="paragraph">
      <style:paragraph-properties fo:text-align="center" style:writing-mode="lr-tb"/>
      <style:text-properties fo:font-size="6pt" style:font-size-asian="6pt" style:font-size-complex="6pt"/>
    </style:style>
    <style:style style:name="P19" style:family="paragraph">
      <style:paragraph-properties fo:text-align="center" style:writing-mode="lr-tb"/>
    </style:style>
    <style:style style:name="P20" style:family="paragraph">
      <loext:graphic-properties draw:fill="solid"/>
      <style:paragraph-properties fo:text-align="center" style:writing-mode="lr-tb"/>
      <style:text-properties fo:font-size="10pt" style:font-size-asian="10pt" style:font-size-complex="10pt"/>
    </style:style>
    <style:style style:name="P21" style:family="paragraph">
      <loext:graphic-properties draw:fill="none" draw:fill-color="#ffffff"/>
      <style:paragraph-properties style:writing-mode="lr-tb"/>
    </style:style>
    <style:style style:name="P22" style:family="paragraph">
      <style:paragraph-properties fo:text-align="center"/>
      <style:text-properties fo:font-size="10pt" style:font-size-asian="10pt" style:font-size-complex="10pt"/>
    </style:style>
    <style:style style:name="P23" style:family="paragraph">
      <loext:graphic-properties draw:fill="solid" draw:fill-color="#000000"/>
      <style:paragraph-properties fo:text-align="center" style:writing-mode="lr-tb"/>
      <style:text-properties fo:font-size="10pt" style:font-size-asian="10pt" style:font-size-complex="10pt"/>
    </style:style>
    <style:style style:name="P24" style:family="paragraph">
      <style:paragraph-properties fo:text-align="center"/>
      <style:text-properties fo:font-size="13pt"/>
    </style:style>
    <style:style style:name="P25" style:family="paragraph">
      <loext:graphic-properties draw:fill="solid" draw:fill-color="#000000"/>
      <style:paragraph-properties fo:text-align="center" style:writing-mode="lr-tb"/>
      <style:text-properties fo:font-size="13pt"/>
    </style:style>
    <style:style style:name="P26" style:family="paragraph">
      <loext:graphic-properties draw:fill="solid" draw:fill-color="#000000"/>
      <style:paragraph-properties fo:text-align="center" style:writing-mode="lr-tb"/>
      <style:text-properties fo:font-size="6pt" style:font-size-asian="6pt" style:font-size-complex="6pt"/>
    </style:style>
    <style:style style:name="P27" style:family="paragraph">
      <loext:graphic-properties draw:fill="solid" draw:fill-color="#000000"/>
      <style:paragraph-properties fo:text-align="center" style:writing-mode="lr-tb"/>
    </style:style>
    <style:style style:name="P28" style:family="paragraph">
      <style:paragraph-properties fo:margin-left="0cm" fo:margin-right="0cm" fo:margin-top="0cm" fo:margin-bottom="0cm" fo:text-align="center" fo:text-indent="0cm"/>
    </style:style>
    <style:style style:name="P29" style:family="paragraph">
      <loext:graphic-properties draw:fill="solid" draw:opacity="50%"/>
      <style:paragraph-properties fo:margin-left="0cm" fo:margin-right="0cm" fo:margin-top="0cm" fo:margin-bottom="0cm" fo:text-align="center" fo:text-indent="0cm" style:writing-mode="lr-tb"/>
      <style:text-properties fo:font-size="6pt" style:font-size-asian="10pt" style:font-size-complex="10pt"/>
    </style:style>
    <style:style style:name="P30" style:family="paragraph">
      <style:paragraph-properties fo:text-align="center"/>
      <style:text-properties fo:font-size="6pt" style:font-size-asian="6pt" style:font-size-complex="6pt"/>
    </style:style>
    <style:style style:name="P31" style:family="paragraph">
      <loext:graphic-properties draw:fill="solid"/>
      <style:paragraph-properties fo:text-align="center" style:writing-mode="lr-tb"/>
    </style:style>
    <style:style style:name="P32" style:family="paragraph">
      <loext:graphic-properties draw:fill="none" draw:fill-color="#ffffff"/>
    </style:style>
    <style:style style:name="P33" style:family="paragraph">
      <loext:graphic-properties draw:fill="solid" draw:fill-color="#000000"/>
      <style:paragraph-properties fo:text-align="center" style:writing-mode="lr-tb"/>
      <style:text-properties fo:font-size="7pt" style:font-size-asian="7pt" style:font-size-complex="7pt"/>
    </style:style>
    <style:style style:name="P34" style:family="paragraph">
      <style:paragraph-properties fo:text-align="start"/>
      <style:text-properties fo:font-size="10pt" style:font-size-asian="10pt" style:font-size-complex="10pt"/>
    </style:style>
    <style:style style:name="P35" style:family="paragraph">
      <loext:graphic-properties draw:fill="solid"/>
      <style:paragraph-properties fo:text-align="start"/>
      <style:text-properties fo:font-size="10pt" style:font-size-asian="10pt" style:font-size-complex="10pt"/>
    </style:style>
    <style:style style:name="P36" style:family="paragraph">
      <loext:graphic-properties draw:fill="solid"/>
      <style:paragraph-properties fo:text-align="center"/>
      <style:text-properties fo:font-size="6pt" fo:background-color="#729fcf" style:font-size-asian="6pt" style:font-size-complex="6pt"/>
    </style:style>
    <style:style style:name="P37" style:family="paragraph">
      <style:paragraph-properties fo:text-align="center"/>
      <style:text-properties fo:font-size="6pt" fo:background-color="#32cd32" style:font-size-asian="6pt" style:font-size-complex="6pt"/>
    </style:style>
    <style:style style:name="P38" style:family="paragraph">
      <loext:graphic-properties draw:fill="solid"/>
      <style:paragraph-properties fo:text-align="center"/>
      <style:text-properties fo:font-size="6pt" fo:background-color="#32cd32" style:font-size-asian="6pt" style:font-size-complex="6pt"/>
    </style:style>
    <style:style style:name="P39" style:family="paragraph">
      <loext:graphic-properties draw:fill="solid"/>
      <style:paragraph-properties fo:text-align="center"/>
      <style:text-properties fo:font-size="6pt" fo:background-color="#ff0000" style:font-size-asian="6pt" style:font-size-complex="6pt"/>
    </style:style>
    <style:style style:name="P40" style:family="paragraph">
      <loext:graphic-properties draw:fill="solid"/>
      <style:paragraph-properties fo:text-align="center"/>
      <style:text-properties fo:font-size="6pt" fo:background-color="#1e90ff" style:font-size-asian="6pt" style:font-size-complex="6pt"/>
    </style:style>
    <style:style style:name="P41" style:family="paragraph">
      <style:paragraph-properties fo:text-align="center"/>
      <style:text-properties fo:font-size="6pt" fo:background-color="#dda0dd" style:font-size-asian="6pt" style:font-size-complex="6pt"/>
    </style:style>
    <style:style style:name="P42" style:family="paragraph">
      <loext:graphic-properties draw:fill="solid"/>
      <style:paragraph-properties fo:text-align="center"/>
      <style:text-properties fo:font-size="6pt" fo:background-color="#dda0dd" style:font-size-asian="6pt" style:font-size-complex="6pt"/>
    </style:style>
    <style:style style:name="P43" style:family="paragraph">
      <loext:graphic-properties draw:fill="solid"/>
      <style:paragraph-properties fo:text-align="center"/>
      <style:text-properties fo:font-size="6pt" fo:background-color="#808080" style:font-size-asian="6pt" style:font-size-complex="6pt"/>
    </style:style>
    <style:style style:name="T1" style:family="text">
      <style:text-properties fo:font-size="10pt" style:font-size-asian="10pt" style:font-size-complex="10pt"/>
    </style:style>
    <style:style style:name="T2" style:family="text">
      <style:text-properties fo:font-size="13pt"/>
    </style:style>
    <style:style style:name="T3" style:family="text">
      <style:text-properties fo:font-size="6pt" style:font-size-asian="6pt" style:font-size-complex="6pt"/>
    </style:style>
    <style:style style:name="T4" style:family="text">
      <style:text-properties fo:font-size="6pt" style:font-size-asian="10pt" style:font-size-complex="10pt"/>
    </style:style>
    <style:style style:name="T5" style:family="text">
      <style:text-properties fo:font-size="7pt" style:font-size-asian="7pt" style:font-size-complex="7pt"/>
    </style:style>
    <style:style style:name="T6" style:family="text">
      <style:text-properties fo:font-size="6pt" fo:background-color="#729fcf" style:font-size-asian="6pt" style:font-size-complex="6pt"/>
    </style:style>
    <style:style style:name="T7" style:family="text">
      <style:text-properties fo:font-size="6pt" fo:background-color="#32cd32" style:font-size-asian="6pt" style:font-size-complex="6pt"/>
    </style:style>
    <style:style style:name="T8" style:family="text">
      <style:text-properties fo:font-size="6pt" fo:background-color="#ff0000" style:font-size-asian="6pt" style:font-size-complex="6pt"/>
    </style:style>
    <style:style style:name="T9" style:family="text">
      <style:text-properties fo:font-size="6pt" fo:background-color="#1e90ff" style:font-size-asian="6pt" style:font-size-complex="6pt"/>
    </style:style>
    <style:style style:name="T10" style:family="text">
      <style:text-properties fo:font-size="6pt" fo:background-color="#dda0dd" style:font-size-asian="6pt" style:font-size-complex="6pt"/>
    </style:style>
    <style:style style:name="T11" style:family="text">
      <style:text-properties fo:font-size="6pt" fo:background-color="#808080"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667cm" svg:height="2.667cm" svg:x="1.748cm" svg:y="10.222cm">
          <text:p text:style-name="P1"><text:span text:style-name="T1">pc</text:span></text:p>
          <draw:enhanced-geometry svg:viewBox="0 0 21600 21600" draw:type="rectangle" draw:enhanced-path="M 0 0 L 21600 0 21600 21600 0 21600 0 0 Z N"/>
        </draw:custom-shape>
        <draw:custom-shape draw:style-name="gr2" draw:text-style-name="P1" xml:id="id2" draw:id="id2" draw:layer="layout" svg:width="2.794cm" svg:height="2.54cm" svg:x="6.334cm" svg:y="10.271cm">
          <text:p text:style-name="P1"><text:span text:style-name="T1">Mem</text:span></text:p>
          <draw:enhanced-geometry svg:viewBox="0 0 21600 21600" draw:type="rectangle" draw:enhanced-path="M 0 0 L 21600 0 21600 21600 0 21600 0 0 Z N"/>
        </draw:custom-shape>
        <draw:custom-shape draw:style-name="gr3" draw:text-style-name="P1" draw:layer="layout" svg:width="3.81cm" svg:height="4.699cm" svg:x="16.124cm" svg:y="8.729cm">
          <text:p text:style-name="P1"><text:span text:style-name="T1">Regist</text:span><text:span text:style-name="T1">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7cm">
          <text:p text:style-name="P2"><text:span text:style-name="T2"><text:s text:c="5"/></text:span><text:span text:style-name="T2">AL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4" draw:id="id4" draw:layer="layout" svg:width="2.032cm" svg:height="2.032cm" svg:x="6.588cm" svg:y="5.191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3" draw:id="id3" draw:layer="layout" svg:x1="4.415cm" svg:y1="11.555cm" svg:x2="6.334cm" svg:y2="11.541cm" draw:start-shape="id1" draw:start-glue-point="1" draw:end-shape="id2" draw:end-glue-point="3" svg:d="M4415 11555h959v-14h960" svg:viewBox="0 0 1920 15">
          <text:p text:style-name="P3"><text:span text:style-name="T1">w</text:span><text:span text:style-name="T1">2</text:span></text:p>
        </draw:connector>
        <draw:connector draw:style-name="gr7" draw:text-style-name="P3" draw:layer="layout" svg:x1="5.374cm" svg:y1="11.548cm" svg:x2="6.842cm" svg:y2="5.572cm" draw:start-shape="id3" draw:start-glue-point="0" draw:end-shape="id4" draw:end-glue-point="4" svg:d="M5374 11548v-5976h1468" svg:viewBox="0 0 1469 5977">
          <text:p/>
        </draw:connector>
        <draw:connector draw:style-name="gr8" draw:text-style-name="P5" draw:layer="layout" draw:line-skew="0cm -4.191cm" svg:x1="8.62cm" svg:y1="6.207cm" svg:x2="1.748cm" svg:y2="11.555cm" draw:start-shape="id4" draw:start-glue-point="1" draw:end-shape="id1" draw:end-glue-point="3" svg:d="M8620 6207h502v-1675h-7876v7023h502" svg:viewBox="0 0 7877 7024">
          <text:p text:style-name="P4"><text:span text:style-name="T1">w</text:span><text:span text:style-name="T1">1</text:span></text:p>
        </draw:connector>
        <draw:frame draw:style-name="gr9" draw:text-style-name="P6" draw:layer="layout" svg:width="1.397cm" svg:height="0.489cm" svg:x="1.621cm" svg:y="11.365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draw:layer="layout" svg:width="0.874cm" svg:height="0.489cm" svg:x="2.652cm" svg:y="12.508cm">
          <draw:text-box>
            <text:p><text:span text:style-name="T3">c</text:span><text:span text:style-name="T3">l</text:span><text:span text:style-name="T3">k</text:span></text:p>
          </draw:text-box>
        </draw:frame>
        <draw:frame draw:style-name="gr11" draw:text-style-name="P7" draw:layer="layout" svg:width="1.412cm" svg:height="0.526cm" svg:x="3.384cm" svg:y="11.347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7cm">
          <draw:text-box>
            <text:p><text:span text:style-name="T3">a</text:span><text:span text:style-name="T3">d</text:span><text:span text:style-name="T3">r</text:span></text:p>
          </draw:text-box>
        </draw:frame>
        <draw:frame draw:style-name="gr10" draw:text-style-name="P7" draw:layer="layout" svg:width="1.573cm" svg:height="0.489cm" svg:x="6.196cm" svg:y="12.335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1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cm">
          <draw:text-box>
            <text:p><text:span text:style-name="T3">c</text:span><text:span text:style-name="T3">l</text:span><text:span text:style-name="T3">k</text:span></text:p>
          </draw:text-box>
        </draw:frame>
        <draw:frame draw:style-name="gr13" draw:text-style-name="P8" draw:layer="layout" svg:width="1.484cm" svg:height="0.727cm" svg:x="8.366cm" svg:y="11.16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18cm">
          <draw:text-box>
            <text:p><text:span text:style-name="T3">i</text:span><text:span text:style-name="T3">n</text:span><text:span text:style-name="T3">A</text:span></text:p>
          </draw:text-box>
        </draw:frame>
        <draw:frame draw:style-name="gr12" draw:text-style-name="P8" draw:layer="layout" svg:width="0.807cm" svg:height="0.49cm" svg:x="6.715cm" svg:y="6.588cm">
          <draw:text-box>
            <text:p><text:span text:style-name="T3">i</text:span><text:span text:style-name="T3">n</text:span><text:span text:style-name="T3">B</text:span></text:p>
          </draw:text-box>
        </draw:frame>
        <draw:frame draw:style-name="gr12" draw:text-style-name="P8" draw:layer="layout" svg:width="0.807cm" svg:height="0.49cm" svg:x="8.067cm" svg:y="5.953cm">
          <draw:text-box>
            <text:p><text:span text:style-name="T3">o</text:span><text:span text:style-name="T3">u</text:span><text:span text:style-name="T3">t</text:span></text:p>
          </draw:text-box>
        </draw:frame>
        <draw:line draw:style-name="gr14" draw:text-style-name="P11" draw:layer="layout" svg:x1="5.953cm" svg:y1="6.842cm" svg:x2="6.969cm" svg:y2="6.842cm">
          <text:p text:style-name="P10"><text:span text:style-name="T1">1</text:span></text:p>
        </draw:line>
        <draw:line draw:style-name="gr15" draw:text-style-name="P12" draw:layer="layout" svg:x1="12.43cm" svg:y1="13.192cm" svg:x2="12.43cm" svg:y2="9.763cm">
          <text:p/>
        </draw:line>
        <draw:line draw:style-name="gr16" draw:text-style-name="P14" draw:layer="layout" svg:x1="12.43cm" svg:y1="9.788cm" svg:x2="13.7cm" svg:y2="9.763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79cm" svg:x2="13.827cm" svg:y2="10.779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1cm" svg:x2="13.954cm" svg:y2="11.541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3cm" svg:x2="14.081cm" svg:y2="12.303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2cm" svg:x2="14.081cm" svg:y2="13.192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7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1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4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3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9.999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7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521cm" svg:y="13.047cm">
          <draw:text-box>
            <text:p><text:span text:style-name="T3">c</text:span><text:span text:style-name="T3">l</text:span><text:span text:style-name="T3">k</text:span></text:p>
          </draw:text-box>
        </draw:frame>
        <draw:custom-shape draw:style-name="gr17" draw:text-style-name="P16" xml:id="id5" draw:id="id5" draw:layer="layout" svg:width="1.143cm" svg:height="3.937cm" svg:x="10.144cm" svg:y="9.509cm">
          <text:p text:style-name="P16"><text:span text:style-name="T5">Instruct</text:span><text:span text:style-name="T5">ion </text:span></text:p>
          <text:p text:style-name="P16"><text:span text:style-name="T5">register</text:span></text:p>
          <draw:enhanced-geometry svg:viewBox="0 0 21600 21600" draw:type="rectangle" draw:enhanced-path="M 0 0 L 21600 0 21600 21600 0 21600 0 0 Z N"/>
        </draw:custom-shape>
        <draw:connector draw:style-name="gr7" draw:text-style-name="P3" draw:layer="layout" svg:x1="9.128cm" svg:y1="11.541cm" svg:x2="10.144cm" svg:y2="11.477cm" draw:start-shape="id2" draw:end-shape="id5" svg:d="M9128 11541h506v-64h510" svg:viewBox="0 0 1017 65">
          <text:p/>
        </draw:connector>
        <draw:line draw:style-name="gr18" draw:text-style-name="P17" draw:layer="layout" svg:x1="11.287cm" svg:y1="11.541cm" svg:x2="12.557cm" svg:y2="11.541cm">
          <text:p/>
        </draw:line>
        <draw:frame draw:style-name="gr12" draw:text-style-name="P8" draw:layer="layout" svg:width="0.76cm" svg:height="0.49cm" svg:x="10.273cm" svg:y="13.083cm">
          <draw:text-box>
            <text:p><text:span text:style-name="T3">c</text:span><text:span text:style-name="T3">l</text:span><text:span text:style-name="T3">k</text:span></text:p>
          </draw:text-box>
        </draw:frame>
        <draw:line draw:style-name="gr19" draw:text-style-name="P17" draw:layer="layout" svg:x1="13.954cm" svg:y1="11.541cm" svg:x2="16.113cm" svg:y2="9.255cm">
          <text:p/>
        </draw:line>
        <draw:line draw:style-name="gr19" draw:text-style-name="P17" draw:layer="layout" svg:x1="14.081cm" svg:y1="12.303cm" svg:x2="16.113cm" svg:y2="9.636cm">
          <text:p/>
        </draw:line>
        <draw:line draw:style-name="gr19" draw:text-style-name="P17" draw:layer="layout" svg:x1="13.827cm" svg:y1="10.779cm" svg:x2="16.24cm" svg:y2="10.271cm">
          <text:p/>
        </draw:line>
        <draw:frame draw:style-name="gr9" draw:text-style-name="P6" draw:layer="layout" svg:width="0.889cm" svg:height="0.489cm" svg:x="23.479cm" svg:y="9.89cm">
          <draw:text-box>
            <text:p><text:span text:style-name="T3">o</text:span><text:span text:style-name="T3">p</text:span></text:p>
          </draw:text-box>
        </draw:frame>
        <draw:frame draw:style-name="gr13" draw:text-style-name="P8" draw:layer="layout" svg:width="0.993cm" svg:height="0.727cm" svg:x="23.248cm" svg:y="10.271cm">
          <draw:text-box>
            <text:p><text:span text:style-name="T3">i</text:span><text:span text:style-name="T3">n</text:span><text:span text:style-name="T3">A</text:span></text:p>
          </draw:text-box>
        </draw:frame>
        <draw:frame draw:style-name="gr12" draw:text-style-name="P8" draw:layer="layout" svg:width="0.807cm" svg:height="0.49cm" svg:x="23.307cm" svg:y="11.178cm">
          <draw:text-box>
            <text:p><text:span text:style-name="T3">i</text:span><text:span text:style-name="T3">n</text:span><text:span text:style-name="T3">B</text:span></text:p>
          </draw:text-box>
        </draw:frame>
        <draw:frame draw:style-name="gr12" draw:text-style-name="P8" draw:layer="layout" svg:width="0.798cm" svg:height="0.49cm" svg:x="24.586cm" svg:y="10.779cm">
          <draw:text-box>
            <text:p><text:span text:style-name="T3">o</text:span><text:span text:style-name="T3">u</text:span><text:span text:style-name="T3">t</text:span></text:p>
          </draw:text-box>
        </draw:frame>
        <draw:custom-shape draw:style-name="gr20" draw:text-style-name="P1" draw:layer="layout" svg:width="1.397cm" svg:height="1.016cm" svg:x="13.573cm" svg:y="6.08cm">
          <text:p text:style-name="P1"><text:span text:style-name="T1">contr</text:span><text:span text:style-name="T1">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716cm" svg:y1="9.763cm" svg:x2="14.335cm" svg:y2="6.969cm">
          <text:p/>
        </draw:line>
        <draw:line draw:style-name="gr19" draw:text-style-name="P17" draw:layer="layout" svg:x1="14.97cm" svg:y1="6.588cm" svg:x2="23.86cm" svg:y2="10.017cm">
          <text:p/>
        </draw:line>
        <draw:line draw:style-name="gr21" draw:text-style-name="P17" draw:layer="layout" svg:x1="25.257cm" svg:y1="11.033cm" svg:x2="25.257cm" svg:y2="14.716cm">
          <text:p/>
        </draw:line>
        <draw:line draw:style-name="gr22" draw:text-style-name="P17" draw:layer="layout" svg:x1="25.257cm" svg:y1="14.716cm" svg:x2="6.715cm" svg:y2="14.716cm">
          <text:p/>
        </draw:line>
        <draw:line draw:style-name="gr21" draw:text-style-name="P17" draw:layer="layout" svg:x1="15.605cm" svg:y1="14.716cm" svg:x2="15.605cm" svg:y2="12.811cm">
          <text:p/>
        </draw:line>
        <draw:line draw:style-name="gr19" draw:text-style-name="P17" draw:layer="layout" svg:x1="6.715cm" svg:y1="14.716cm" svg:x2="6.715cm" svg:y2="12.811cm">
          <text:p/>
        </draw:line>
        <draw:line draw:style-name="gr19" draw:text-style-name="P17" draw:layer="layout" svg:x1="15.605cm" svg:y1="12.811cm" svg:x2="16.24cm" svg:y2="12.811cm">
          <text:p/>
        </draw:line>
        <draw:line draw:style-name="gr19" draw:text-style-name="P17" draw:layer="layout" svg:x1="19.923cm" svg:y1="9.636cm" svg:x2="23.479cm" svg:y2="10.525cm">
          <text:p/>
        </draw:line>
        <draw:line draw:style-name="gr19" draw:text-style-name="P17" draw:layer="layout" svg:x1="19.796cm" svg:y1="10.271cm" svg:x2="23.479cm" svg:y2="11.414cm">
          <text:p/>
        </draw:line>
        <draw:line draw:style-name="gr19" draw:text-style-name="P17" draw:layer="layout" svg:x1="14.716cm" svg:y1="6.969cm" svg:x2="18.018cm" svg:y2="8.747cm">
          <text:p/>
        </draw:line>
        <draw:line draw:style-name="gr21" draw:text-style-name="P17" draw:layer="layout" svg:x1="14.081cm" svg:y1="13.192cm" svg:x2="14.081cm" svg:y2="15.859cm">
          <text:p/>
        </draw:line>
        <draw:custom-shape draw:style-name="gr23" draw:text-style-name="P18" draw:layer="layout" svg:width="1.397cm" svg:height="0.762cm" svg:x="14.589cm" svg:y="15.478cm">
          <text:p text:style-name="P18"><text:span text:style-name="T3">exten</text:span><text:span text:style-name="T3">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081cm" svg:y1="15.859cm" svg:x2="14.589cm" svg:y2="15.859cm">
          <text:p/>
        </draw:line>
        <draw:line draw:style-name="gr21" draw:text-style-name="P17" draw:layer="layout" svg:x1="15.986cm" svg:y1="15.859cm" svg:x2="22.209cm" svg:y2="15.859cm">
          <text:p/>
        </draw:line>
        <draw:line draw:style-name="gr19" draw:text-style-name="P17" draw:layer="layout" svg:x1="22.209cm" svg:y1="15.859cm" svg:x2="22.209cm" svg:y2="11.414cm">
          <text:p/>
        </draw:line>
      </draw:page>
      <draw:page draw:name="page2" draw:style-name="dp1" draw:master-page-name="Default">
        <draw:custom-shape draw:style-name="gr1" draw:text-style-name="P1" xml:id="id6" draw:id="id6" draw:layer="layout" svg:width="2.667cm" svg:height="2.667cm" svg:x="1.748cm" svg:y="10.223cm">
          <text:p text:style-name="P1"><text:span text:style-name="T1">pc</text:span></text:p>
          <draw:enhanced-geometry svg:viewBox="0 0 21600 21600" draw:type="rectangle" draw:enhanced-path="M 0 0 L 21600 0 21600 21600 0 21600 0 0 Z N"/>
        </draw:custom-shape>
        <draw:custom-shape draw:style-name="gr2" draw:text-style-name="P1" xml:id="id7" draw:id="id7" draw:layer="layout" svg:width="2.794cm" svg:height="2.54cm" svg:x="6.334cm" svg:y="10.272cm">
          <text:p text:style-name="P1"><text:span text:style-name="T1">Mem</text:span></text:p>
          <draw:enhanced-geometry svg:viewBox="0 0 21600 21600" draw:type="rectangle" draw:enhanced-path="M 0 0 L 21600 0 21600 21600 0 21600 0 0 Z N"/>
        </draw:custom-shape>
        <draw:custom-shape draw:style-name="gr3" draw:text-style-name="P1" xml:id="id13" draw:id="id13" draw:layer="layout" svg:width="3.81cm" svg:height="4.699cm" svg:x="16.124cm" svg:y="8.73cm">
          <text:p text:style-name="P1"><text:span text:style-name="T1">Register</text:span></text:p>
          <text:p text:style-name="P1"><text:span text:style-name="T1">file</text:span></text:p>
          <draw:enhanced-geometry svg:viewBox="0 0 21600 21600" draw:type="rectangle" draw:enhanced-path="M 0 0 L 21600 0 21600 21600 0 21600 0 0 Z N"/>
        </draw:custom-shape>
        <draw:custom-shape draw:style-name="gr4" draw:text-style-name="P2" draw:layer="layout" svg:width="2.413cm" svg:height="1.905cm" svg:x="22.844cm" svg:y="10.018cm">
          <text:p text:style-name="P2"><text:span text:style-name="T2"><text:s text:c="5"/></text:span><text:span text:style-name="T2">AL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9" draw:id="id9" draw:layer="layout" svg:width="2.032cm" svg:height="2.032cm" svg:x="6.588cm" svg:y="5.192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8" draw:id="id8" draw:layer="layout" svg:x1="4.415cm" svg:y1="11.556cm" svg:x2="6.334cm" svg:y2="11.542cm" draw:start-shape="id6" draw:start-glue-point="1" draw:end-shape="id7" draw:end-glue-point="3" svg:d="M4415 11556h959v-14h960" svg:viewBox="0 0 1920 15">
          <text:p text:style-name="P3"><text:span text:style-name="T1">w</text:span><text:span text:style-name="T1">2</text:span></text:p>
        </draw:connector>
        <draw:connector draw:style-name="gr7" draw:text-style-name="P3" draw:layer="layout" svg:x1="5.374cm" svg:y1="11.549cm" svg:x2="6.842cm" svg:y2="5.573cm" draw:start-shape="id8" draw:start-glue-point="0" draw:end-shape="id9" draw:end-glue-point="4" svg:d="M5374 11549v-5976h1468" svg:viewBox="0 0 1469 5977">
          <text:p/>
        </draw:connector>
        <draw:connector draw:style-name="gr8" draw:text-style-name="P5" draw:layer="layout" draw:line-skew="0cm -4.191cm" svg:x1="8.62cm" svg:y1="6.208cm" svg:x2="1.748cm" svg:y2="11.556cm" draw:start-shape="id9" draw:start-glue-point="1" draw:end-shape="id6" draw:end-glue-point="3" svg:d="M8620 6208h502v-1675h-7876v7023h502" svg:viewBox="0 0 7877 7024">
          <text:p text:style-name="P4"><text:span text:style-name="T1">w</text:span><text:span text:style-name="T1">1</text:span></text:p>
        </draw:connector>
        <draw:frame draw:style-name="gr9" draw:text-style-name="P6" draw:layer="layout" svg:width="1.397cm" svg:height="0.489cm" svg:x="1.621cm" svg:y="11.366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xml:id="id11" draw:id="id11" draw:layer="layout" svg:width="0.874cm" svg:height="0.489cm" svg:x="2.652cm" svg:y="12.509cm">
          <draw:text-box>
            <text:p><text:span text:style-name="T3">c</text:span><text:span text:style-name="T3">l</text:span><text:span text:style-name="T3">k</text:span></text:p>
          </draw:text-box>
        </draw:frame>
        <draw:frame draw:style-name="gr11" draw:text-style-name="P7" draw:layer="layout" svg:width="1.412cm" svg:height="0.526cm" svg:x="3.384cm" svg:y="11.348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8cm">
          <draw:text-box>
            <text:p><text:span text:style-name="T3">a</text:span><text:span text:style-name="T3">d</text:span><text:span text:style-name="T3">r</text:span></text:p>
          </draw:text-box>
        </draw:frame>
        <draw:frame draw:style-name="gr10" draw:text-style-name="P7" draw:layer="layout" svg:width="1.573cm" svg:height="0.489cm" svg:x="6.196cm" svg:y="12.336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1cm">
          <draw:text-box>
            <text:p><text:span text:style-name="T3">c</text:span><text:span text:style-name="T3">l</text:span><text:span text:style-name="T3">k</text:span></text:p>
          </draw:text-box>
        </draw:frame>
        <draw:frame draw:style-name="gr13" draw:text-style-name="P8" draw:layer="layout" svg:width="1.484cm" svg:height="0.727cm" svg:x="8.366cm" svg:y="11.161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19cm">
          <draw:text-box>
            <text:p><text:span text:style-name="T3">i</text:span><text:span text:style-name="T3">n</text:span><text:span text:style-name="T3">A</text:span></text:p>
          </draw:text-box>
        </draw:frame>
        <draw:frame draw:style-name="gr12" draw:text-style-name="P8" draw:layer="layout" svg:width="0.807cm" svg:height="0.49cm" svg:x="6.715cm" svg:y="6.589cm">
          <draw:text-box>
            <text:p><text:span text:style-name="T3">i</text:span><text:span text:style-name="T3">n</text:span><text:span text:style-name="T3">B</text:span></text:p>
          </draw:text-box>
        </draw:frame>
        <draw:frame draw:style-name="gr12" draw:text-style-name="P8" draw:layer="layout" svg:width="0.807cm" svg:height="0.49cm" svg:x="8.067cm" svg:y="5.954cm">
          <draw:text-box>
            <text:p><text:span text:style-name="T3">o</text:span><text:span text:style-name="T3">u</text:span><text:span text:style-name="T3">t</text:span></text:p>
          </draw:text-box>
        </draw:frame>
        <draw:line draw:style-name="gr14" draw:text-style-name="P11" draw:layer="layout" svg:x1="5.953cm" svg:y1="6.843cm" svg:x2="6.969cm" svg:y2="6.843cm">
          <text:p text:style-name="P10"><text:span text:style-name="T1">1</text:span></text:p>
        </draw:line>
        <draw:line draw:style-name="gr15" draw:text-style-name="P12" draw:layer="layout" svg:x1="12.43cm" svg:y1="13.193cm" svg:x2="12.43cm" svg:y2="9.764cm">
          <text:p/>
        </draw:line>
        <draw:line draw:style-name="gr16" draw:text-style-name="P14" draw:layer="layout" svg:x1="12.43cm" svg:y1="9.789cm" svg:x2="13.7cm" svg:y2="9.764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8cm" svg:x2="13.827cm" svg:y2="10.78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2cm" svg:x2="13.954cm" svg:y2="11.542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4cm" svg:x2="14.081cm" svg:y2="12.304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3cm" svg:x2="14.081cm" svg:y2="13.193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8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2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5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4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10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8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1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637cm" svg:y="13.065cm">
          <draw:text-box>
            <text:p><text:span text:style-name="T3">c</text:span><text:span text:style-name="T3">l</text:span><text:span text:style-name="T3">k</text:span></text:p>
          </draw:text-box>
        </draw:frame>
        <draw:custom-shape draw:style-name="gr17" draw:text-style-name="P16" xml:id="id10" draw:id="id10" draw:layer="layout" svg:width="1.143cm" svg:height="3.937cm" svg:x="10.144cm" svg:y="9.51cm">
          <text:p text:style-name="P16"><text:span text:style-name="T5">Instruction </text:span></text:p>
          <text:p text:style-name="P16"><text:span text:style-name="T5">register</text:span></text:p>
          <draw:enhanced-geometry svg:viewBox="0 0 21600 21600" draw:type="rectangle" draw:enhanced-path="M 0 0 L 21600 0 21600 21600 0 21600 0 0 Z N"/>
        </draw:custom-shape>
        <draw:connector draw:style-name="gr7" draw:text-style-name="P3" draw:layer="layout" svg:x1="9.128cm" svg:y1="11.542cm" svg:x2="10.144cm" svg:y2="11.478cm" draw:start-shape="id7" draw:end-shape="id10" svg:d="M9128 11542h506v-64h510" svg:viewBox="0 0 1017 65">
          <text:p/>
        </draw:connector>
        <draw:line draw:style-name="gr18" draw:text-style-name="P17" draw:layer="layout" svg:x1="11.287cm" svg:y1="11.542cm" svg:x2="12.557cm" svg:y2="11.542cm">
          <text:p/>
        </draw:line>
        <draw:frame draw:style-name="gr12" draw:text-style-name="P8" draw:layer="layout" svg:width="0.76cm" svg:height="0.49cm" svg:x="10.4cm" svg:y="13.083cm">
          <draw:text-box>
            <text:p><text:span text:style-name="T3">c</text:span><text:span text:style-name="T3">l</text:span><text:span text:style-name="T3">k</text:span></text:p>
          </draw:text-box>
        </draw:frame>
        <draw:line draw:style-name="gr19" draw:text-style-name="P17" draw:layer="layout" svg:x1="13.954cm" svg:y1="11.542cm" svg:x2="16.113cm" svg:y2="9.256cm">
          <text:p/>
        </draw:line>
        <draw:line draw:style-name="gr19" draw:text-style-name="P17" draw:layer="layout" svg:x1="13.827cm" svg:y1="10.78cm" svg:x2="16.24cm" svg:y2="10.272cm">
          <text:p/>
        </draw:line>
        <draw:frame draw:style-name="gr9" draw:text-style-name="P6" draw:layer="layout" svg:width="0.889cm" svg:height="0.489cm" svg:x="23.479cm" svg:y="9.891cm">
          <draw:text-box>
            <text:p><text:span text:style-name="T3">o</text:span><text:span text:style-name="T3">p</text:span></text:p>
          </draw:text-box>
        </draw:frame>
        <draw:frame draw:style-name="gr13" draw:text-style-name="P8" draw:layer="layout" svg:width="0.993cm" svg:height="0.727cm" svg:x="23.248cm" svg:y="10.272cm">
          <draw:text-box>
            <text:p><text:span text:style-name="T3">i</text:span><text:span text:style-name="T3">n</text:span><text:span text:style-name="T3">A</text:span></text:p>
          </draw:text-box>
        </draw:frame>
        <draw:frame draw:style-name="gr12" draw:text-style-name="P8" draw:layer="layout" svg:width="0.807cm" svg:height="0.49cm" svg:x="23.307cm" svg:y="11.179cm">
          <draw:text-box>
            <text:p><text:span text:style-name="T3">i</text:span><text:span text:style-name="T3">n</text:span><text:span text:style-name="T3">B</text:span></text:p>
          </draw:text-box>
        </draw:frame>
        <draw:frame draw:style-name="gr12" draw:text-style-name="P8" draw:layer="layout" svg:width="0.798cm" svg:height="0.49cm" svg:x="24.586cm" svg:y="10.78cm">
          <draw:text-box>
            <text:p><text:span text:style-name="T3">o</text:span><text:span text:style-name="T3">u</text:span><text:span text:style-name="T3">t</text:span></text:p>
          </draw:text-box>
        </draw:frame>
        <draw:line draw:style-name="gr19" draw:text-style-name="P17" draw:layer="layout" svg:x1="23.86cm" svg:y1="7.35cm" svg:x2="23.86cm" svg:y2="10.018cm">
          <text:p/>
        </draw:line>
        <draw:line draw:style-name="gr21" draw:text-style-name="P17" draw:layer="layout" svg:x1="25.257cm" svg:y1="11.034cm" svg:x2="25.257cm" svg:y2="14.717cm">
          <text:p/>
        </draw:line>
        <draw:line draw:style-name="gr22" draw:text-style-name="P17" draw:layer="layout" svg:x1="25.257cm" svg:y1="14.717cm" svg:x2="15.605cm" svg:y2="14.716cm">
          <text:p/>
        </draw:line>
        <draw:line draw:style-name="gr21" draw:text-style-name="P17" draw:layer="layout" svg:x1="15.605cm" svg:y1="14.717cm" svg:x2="15.605cm" svg:y2="12.812cm">
          <text:p/>
        </draw:line>
        <draw:line draw:style-name="gr19" draw:text-style-name="P17" draw:layer="layout" svg:x1="15.605cm" svg:y1="12.812cm" svg:x2="16.24cm" svg:y2="12.812cm">
          <text:p/>
        </draw:line>
        <draw:line draw:style-name="gr19" draw:text-style-name="P17" draw:layer="layout" svg:x1="19.923cm" svg:y1="9.637cm" svg:x2="23.479cm" svg:y2="10.526cm">
          <text:p/>
        </draw:line>
        <draw:line draw:style-name="gr21" draw:text-style-name="P17" draw:layer="layout" svg:x1="21.32cm" svg:y1="16.24cm" svg:x2="21.32cm" svg:y2="11.414cm">
          <text:p/>
        </draw:line>
        <draw:line draw:style-name="gr24" draw:text-style-name="P20" draw:layer="layout" svg:x1="18.018cm" svg:y1="8.111cm" svg:x2="18.018cm" svg:y2="8.747cm">
          <text:p text:style-name="P19"><text:span text:style-name="T1">1</text:span></text:p>
        </draw:line>
        <draw:frame draw:style-name="gr25" draw:text-style-name="P21" draw:layer="layout" svg:width="1.778cm" svg:height="0.962cm" svg:x="14.335cm" svg:y="1.127cm">
          <draw:text-box>
            <text:p>Addi</text:p>
          </draw:text-box>
        </draw:frame>
        <draw:line draw:style-name="gr18" draw:text-style-name="P17" draw:layer="layout" svg:x1="13.7cm" svg:y1="9.763cm" svg:x2="13.7cm" svg:y2="7.35cm">
          <text:p/>
        </draw:line>
        <draw:line draw:style-name="gr18" draw:text-style-name="P17" draw:layer="layout" svg:x1="13.7cm" svg:y1="7.35cm" svg:x2="23.86cm" svg:y2="7.35cm">
          <text:p/>
        </draw:line>
        <draw:custom-shape draw:style-name="gr26" draw:text-style-name="P19" xml:id="id12" draw:id="id12" draw:layer="layout" svg:width="1.27cm" svg:height="1.397cm" svg:x="10.017cm" svg:y="15.097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3.089cm" svg:y1="12.998cm" svg:x2="10.017cm" svg:y2="15.795cm" draw:start-shape="id11" draw:start-glue-point="2" draw:end-shape="id12" draw:end-glue-point="3" svg:d="M3089 12998v2797h6928" svg:viewBox="0 0 6929 2798">
          <text:p/>
        </draw:connector>
        <draw:connector draw:style-name="gr27" draw:text-style-name="P3" draw:layer="layout" svg:x1="18.029cm" svg:y1="13.429cm" svg:x2="11.287cm" svg:y2="15.795cm" draw:start-shape="id13" draw:start-glue-point="2" draw:end-shape="id12" draw:end-glue-point="1" svg:d="M18029 13429v2366h-6742" svg:viewBox="0 0 6743 2367">
          <text:p/>
        </draw:connector>
        <draw:connector draw:style-name="gr28" draw:text-style-name="P3" draw:layer="layout" svg:x1="10.715cm" svg:y1="13.447cm" svg:x2="10.652cm" svg:y2="15.097cm" draw:start-shape="id10" draw:start-glue-point="2" draw:end-shape="id12" draw:end-glue-point="0" svg:d="M10715 13447v824h-63v826" svg:viewBox="0 0 64 1651">
          <text:p/>
        </draw:connector>
        <draw:line draw:style-name="gr21" draw:text-style-name="P17" draw:layer="layout" svg:x1="14.081cm" svg:y1="13.192cm" svg:x2="14.081cm" svg:y2="16.24cm">
          <text:p/>
        </draw:line>
        <draw:custom-shape draw:style-name="gr23" draw:text-style-name="P18" draw:layer="layout" svg:width="1.397cm" svg:height="0.762cm" svg:x="14.589cm" svg:y="15.859cm">
          <text:p text:style-name="P18"><text:span text:style-name="T3">exten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7" draw:layer="layout" svg:x1="14.081cm" svg:y1="16.24cm" svg:x2="14.589cm" svg:y2="16.24cm">
          <text:p/>
        </draw:line>
        <draw:line draw:style-name="gr21" draw:text-style-name="P17" draw:layer="layout" svg:x1="15.986cm" svg:y1="16.24cm" svg:x2="21.32cm" svg:y2="16.24cm">
          <text:p/>
        </draw:line>
        <draw:line draw:style-name="gr19" draw:text-style-name="P17" draw:layer="layout" svg:x1="21.32cm" svg:y1="11.414cm" svg:x2="23.479cm" svg:y2="11.414cm">
          <text:p/>
        </draw:line>
        <draw:connector draw:style-name="gr28" draw:text-style-name="P3" draw:layer="layout" draw:line-skew="1.648cm" svg:x1="7.858cm" svg:y1="12.811cm" svg:x2="10.271cm" svg:y2="15.352cm" draw:end-shape="id12" draw:end-glue-point="4" svg:d="M7858 12811v2540h2413v1" svg:viewBox="0 0 2414 2542">
          <text:p/>
        </draw:connector>
      </draw:page>
      <draw:page draw:name="page3" draw:style-name="dp1" draw:master-page-name="Default">
        <draw:custom-shape draw:style-name="gr1" draw:text-style-name="P1" xml:id="id14" draw:id="id14" draw:layer="layout" svg:width="2.667cm" svg:height="2.667cm" svg:x="1.748cm" svg:y="10.224cm">
          <text:p text:style-name="P1"><text:span text:style-name="T1">pc</text:span></text:p>
          <draw:enhanced-geometry svg:viewBox="0 0 21600 21600" draw:type="rectangle" draw:enhanced-path="M 0 0 L 21600 0 21600 21600 0 21600 0 0 Z N"/>
        </draw:custom-shape>
        <draw:custom-shape draw:style-name="gr2" draw:text-style-name="P1" xml:id="id15" draw:id="id15" draw:layer="layout" svg:width="2.794cm" svg:height="2.54cm" svg:x="6.334cm" svg:y="10.273cm">
          <text:p text:style-name="P1"><text:span text:style-name="T1">Me</text:span><text:span text:style-name="T1">m</text:span></text:p>
          <draw:enhanced-geometry svg:viewBox="0 0 21600 21600" draw:type="rectangle" draw:enhanced-path="M 0 0 L 21600 0 21600 21600 0 21600 0 0 Z N"/>
        </draw:custom-shape>
        <draw:custom-shape draw:style-name="gr3" draw:text-style-name="P1" xml:id="id21" draw:id="id21" draw:layer="layout" svg:width="3.81cm" svg:height="4.699cm" svg:x="16.124cm" svg:y="8.731cm">
          <text:p text:style-name="P1"><text:span text:style-name="T1">R</text:span><text:span text:style-name="T1">e</text:span><text:span text:style-name="T1">g</text:span><text:span text:style-name="T1">i</text:span><text:span text:style-name="T1">s</text:span><text:span text:style-name="T1">t</text:span><text:span text:style-name="T1">e</text:span><text:span text:style-name="T1">r</text:span></text:p>
          <text:p text:style-name="P1"><text:span text:style-name="T1">f</text:span><text:span text:style-name="T1">i</text:span><text:span text:style-name="T1">l</text:span><text:span text:style-name="T1">e</text:span></text:p>
          <draw:enhanced-geometry svg:viewBox="0 0 21600 21600" draw:type="rectangle" draw:enhanced-path="M 0 0 L 21600 0 21600 21600 0 21600 0 0 Z N"/>
        </draw:custom-shape>
        <draw:custom-shape draw:style-name="gr4" draw:text-style-name="P2" draw:layer="layout" svg:width="2.413cm" svg:height="1.905cm" svg:x="22.844cm" svg:y="10.019cm">
          <text:p text:style-name="P2"><text:span text:style-name="T2"><text:s/></text:span><text:span text:style-name="T2"><text:s/></text:span><text:span text:style-name="T2"><text:s/></text:span><text:span text:style-name="T2"><text:s/></text:span><text:span text:style-name="T2"><text:s/></text:span><text:span text:style-name="T2">A</text:span><text:span text:style-name="T2">L</text:span><text:span text:style-name="T2">U</text:span></text:p>
          <draw:enhanced-geometry svg:viewBox="0 0 21600 21600" draw:text-areas="0 0 21600 21600" draw:type="chevron" draw:modifiers="10862.634631317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2" xml:id="id17" draw:id="id17" draw:layer="layout" svg:width="2.032cm" svg:height="2.032cm" svg:x="6.588cm" svg:y="5.193cm">
          <draw:glue-point draw:id="4" svg:x="-3.75cm" svg:y="-3.125cm"/>
          <draw:glue-point draw:id="5" svg:x="-3.75cm" svg:y="3.125cm"/>
          <text:p text:style-name="P2"><text:span text:style-name="T2"><text:s text:c="3"/></text:span><text:span text:style-name="T1">adder</text:span></text:p>
          <draw:enhanced-geometry svg:viewBox="0 0 21600 21600" draw:text-areas="0 0 21600 21600" draw:type="chevron" draw:modifiers="14608.952287260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6" draw:text-style-name="P1" xml:id="id16" draw:id="id16" draw:layer="layout" svg:x1="4.415cm" svg:y1="11.557cm" svg:x2="6.334cm" svg:y2="11.543cm" draw:start-shape="id14" draw:start-glue-point="1" draw:end-shape="id15" draw:end-glue-point="3" svg:d="M4415 11557h959v-14h960" svg:viewBox="0 0 1920 15">
          <text:p text:style-name="P3"><text:span text:style-name="T1">w</text:span><text:span text:style-name="T1">2</text:span></text:p>
        </draw:connector>
        <draw:connector draw:style-name="gr7" draw:text-style-name="P3" draw:layer="layout" svg:x1="5.374cm" svg:y1="11.55cm" svg:x2="6.842cm" svg:y2="5.574cm" draw:start-shape="id16" draw:start-glue-point="0" draw:end-shape="id17" draw:end-glue-point="4" svg:d="M5374 11550v-5976h1468" svg:viewBox="0 0 1469 5977">
          <text:p/>
        </draw:connector>
        <draw:connector draw:style-name="gr8" draw:text-style-name="P5" draw:layer="layout" draw:line-skew="0cm -4.191cm" svg:x1="8.62cm" svg:y1="6.209cm" svg:x2="1.748cm" svg:y2="11.557cm" draw:start-shape="id17" draw:start-glue-point="1" draw:end-shape="id14" draw:end-glue-point="3" svg:d="M8620 6209h502v-1675h-7876v7023h502" svg:viewBox="0 0 7877 7024">
          <text:p text:style-name="P4"><text:span text:style-name="T1">w</text:span><text:span text:style-name="T1">1</text:span></text:p>
        </draw:connector>
        <draw:frame draw:style-name="gr9" draw:text-style-name="P6" draw:layer="layout" svg:width="1.397cm" svg:height="0.489cm" svg:x="1.621cm" svg:y="11.367cm">
          <draw:text-box>
            <text:p><text:span text:style-name="T3">a</text:span><text:span text:style-name="T3">d</text:span><text:span text:style-name="T3">r</text:span><text:span text:style-name="T3">_</text:span><text:span text:style-name="T3">i</text:span><text:span text:style-name="T3">n</text:span></text:p>
          </draw:text-box>
        </draw:frame>
        <draw:frame draw:style-name="gr10" draw:text-style-name="P7" xml:id="id19" draw:id="id19" draw:layer="layout" svg:width="0.874cm" svg:height="0.489cm" svg:x="2.652cm" svg:y="12.51cm">
          <draw:text-box>
            <text:p><text:span text:style-name="T3">c</text:span><text:span text:style-name="T3">l</text:span><text:span text:style-name="T3">k</text:span></text:p>
          </draw:text-box>
        </draw:frame>
        <draw:frame draw:style-name="gr11" draw:text-style-name="P7" draw:layer="layout" svg:width="1.412cm" svg:height="0.526cm" svg:x="3.384cm" svg:y="11.349cm">
          <draw:text-box>
            <text:p><text:span text:style-name="T3">a</text:span><text:span text:style-name="T3">d</text:span><text:span text:style-name="T3">r</text:span><text:span text:style-name="T3">_</text:span><text:span text:style-name="T3">o</text:span><text:span text:style-name="T3">u</text:span><text:span text:style-name="T3">t</text:span></text:p>
          </draw:text-box>
        </draw:frame>
        <draw:frame draw:style-name="gr12" draw:text-style-name="P8" draw:layer="layout" svg:width="1.095cm" svg:height="0.49cm" svg:x="6.128cm" svg:y="11.289cm">
          <draw:text-box>
            <text:p><text:span text:style-name="T3">a</text:span><text:span text:style-name="T3">d</text:span><text:span text:style-name="T3">r</text:span></text:p>
          </draw:text-box>
        </draw:frame>
        <draw:frame draw:style-name="gr10" draw:text-style-name="P7" draw:layer="layout" svg:width="1.573cm" svg:height="0.489cm" svg:x="6.196cm" svg:y="12.337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9" draw:layer="layout" svg:width="1.484cm" svg:height="0.49cm" svg:x="8.112cm" svg:y="12.323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98cm" svg:height="0.49cm" svg:x="7.477cm" svg:y="12.432cm">
          <draw:text-box>
            <text:p><text:span text:style-name="T3">c</text:span><text:span text:style-name="T3">l</text:span><text:span text:style-name="T3">k</text:span></text:p>
          </draw:text-box>
        </draw:frame>
        <draw:frame draw:style-name="gr13" draw:text-style-name="P8" draw:layer="layout" svg:width="1.484cm" svg:height="0.727cm" svg:x="8.366cm" svg:y="11.162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frame draw:style-name="gr12" draw:text-style-name="P8" draw:layer="layout" svg:width="0.811cm" svg:height="0.49cm" svg:x="6.715cm" svg:y="5.32cm">
          <draw:text-box>
            <text:p><text:span text:style-name="T3">i</text:span><text:span text:style-name="T3">n</text:span><text:span text:style-name="T3">A</text:span></text:p>
          </draw:text-box>
        </draw:frame>
        <draw:frame draw:style-name="gr12" draw:text-style-name="P8" draw:layer="layout" svg:width="0.807cm" svg:height="0.49cm" svg:x="6.715cm" svg:y="6.59cm">
          <draw:text-box>
            <text:p><text:span text:style-name="T3">i</text:span><text:span text:style-name="T3">n</text:span><text:span text:style-name="T3">B</text:span></text:p>
          </draw:text-box>
        </draw:frame>
        <draw:frame draw:style-name="gr12" draw:text-style-name="P8" draw:layer="layout" svg:width="0.807cm" svg:height="0.49cm" svg:x="8.067cm" svg:y="5.955cm">
          <draw:text-box>
            <text:p><text:span text:style-name="T3">o</text:span><text:span text:style-name="T3">u</text:span><text:span text:style-name="T3">t</text:span></text:p>
          </draw:text-box>
        </draw:frame>
        <draw:line draw:style-name="gr14" draw:text-style-name="P11" draw:layer="layout" svg:x1="5.953cm" svg:y1="6.844cm" svg:x2="6.969cm" svg:y2="6.844cm">
          <text:p text:style-name="P10"><text:span text:style-name="T1">1</text:span></text:p>
        </draw:line>
        <draw:line draw:style-name="gr15" draw:text-style-name="P12" draw:layer="layout" svg:x1="12.43cm" svg:y1="13.194cm" svg:x2="12.43cm" svg:y2="9.765cm">
          <text:p/>
        </draw:line>
        <draw:line draw:style-name="gr16" draw:text-style-name="P14" draw:layer="layout" svg:x1="12.43cm" svg:y1="9.79cm" svg:x2="13.7cm" svg:y2="9.765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15" draw:layer="layout" svg:x1="12.43cm" svg:y1="10.781cm" svg:x2="13.827cm" svg:y2="10.781cm">
          <text:p text:style-name="P4"><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15" draw:layer="layout" svg:x1="12.43cm" svg:y1="11.543cm" svg:x2="13.954cm" svg:y2="11.543cm">
          <text:p text:style-name="P4"><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15" draw:layer="layout" svg:x1="12.43cm" svg:y1="12.305cm" svg:x2="14.081cm" svg:y2="12.305cm">
          <text:p text:style-name="P4"><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15" draw:layer="layout" svg:x1="12.43cm" svg:y1="13.194cm" svg:x2="14.081cm" svg:y2="13.194cm">
          <text:p text:style-name="P4"><text:span text:style-name="T4">W</text:span><text:span text:style-name="T4">3</text:span><text:span text:style-name="T4">[</text:span><text:span text:style-name="T4">6</text:span><text:span text:style-name="T4">3</text:span><text:span text:style-name="T4">:</text:span><text:span text:style-name="T4">1</text:span><text:span text:style-name="T4">8</text:span><text:span text:style-name="T4">]</text:span></text:p>
        </draw:line>
        <draw:frame draw:style-name="gr12" draw:text-style-name="P8" draw:layer="layout" svg:width="1.281cm" svg:height="0.49cm" svg:x="15.997cm" svg:y="10.019cm">
          <draw:text-box>
            <text:p><text:span text:style-name="T3">w</text:span><text:span text:style-name="T3">r</text:span><text:span text:style-name="T3">i</text:span><text:span text:style-name="T3">t</text:span><text:span text:style-name="T3">e</text:span><text:span text:style-name="T3">A</text:span><text:span text:style-name="T3">d</text:span><text:span text:style-name="T3">r</text:span></text:p>
          </draw:text-box>
        </draw:frame>
        <draw:frame draw:style-name="gr10" draw:text-style-name="P8" draw:layer="layout" svg:width="1.386cm" svg:height="0.489cm" svg:x="15.997cm" svg:y="9.493cm">
          <draw:text-box>
            <text:p><text:span text:style-name="T3">r</text:span><text:span text:style-name="T3">e</text:span><text:span text:style-name="T3">a</text:span><text:span text:style-name="T3">d</text:span><text:span text:style-name="T3">A</text:span><text:span text:style-name="T3">d</text:span><text:span text:style-name="T3">r</text:span><text:span text:style-name="T3">2</text:span></text:p>
          </draw:text-box>
        </draw:frame>
        <draw:frame draw:style-name="gr10" draw:text-style-name="P8" draw:layer="layout" svg:width="1.513cm" svg:height="0.489cm" svg:x="18.664cm" svg:y="9.366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1</text:span></text:p>
          </draw:text-box>
        </draw:frame>
        <draw:frame draw:style-name="gr10" draw:text-style-name="P8" draw:layer="layout" svg:width="1.386cm" svg:height="0.489cm" svg:x="16.008cm" svg:y="8.985cm">
          <draw:text-box>
            <text:p><text:span text:style-name="T3">r</text:span><text:span text:style-name="T3">e</text:span><text:span text:style-name="T3">a</text:span><text:span text:style-name="T3">d</text:span><text:span text:style-name="T3">A</text:span><text:span text:style-name="T3">d</text:span><text:span text:style-name="T3">r</text:span><text:span text:style-name="T3">1</text:span></text:p>
          </draw:text-box>
        </draw:frame>
        <draw:frame draw:style-name="gr12" draw:text-style-name="P8" draw:layer="layout" svg:width="1.497cm" svg:height="0.49cm" svg:x="18.664cm" svg:y="10.001cm">
          <draw:text-box>
            <text:p><text:span text:style-name="T3">r</text:span><text:span text:style-name="T3">e</text:span><text:span text:style-name="T3">a</text:span><text:span text:style-name="T3">d</text:span><text:span text:style-name="T3">D</text:span><text:span text:style-name="T3">a</text:span><text:span text:style-name="T3">t</text:span><text:span text:style-name="T3">a</text:span><text:span text:style-name="T3">2</text:span></text:p>
          </draw:text-box>
        </draw:frame>
        <draw:frame draw:style-name="gr12" draw:text-style-name="P8" draw:layer="layout" svg:width="1.497cm" svg:height="0.49cm" svg:x="15.997cm" svg:y="12.559cm">
          <draw:text-box>
            <text:p><text:span text:style-name="T3">w</text:span><text:span text:style-name="T3">r</text:span><text:span text:style-name="T3">i</text:span><text:span text:style-name="T3">t</text:span><text:span text:style-name="T3">e</text:span><text:span text:style-name="T3">D</text:span><text:span text:style-name="T3">a</text:span><text:span text:style-name="T3">t</text:span><text:span text:style-name="T3">a</text:span></text:p>
          </draw:text-box>
        </draw:frame>
        <draw:frame draw:style-name="gr12" draw:text-style-name="P8" draw:layer="layout" svg:width="1.233cm" svg:height="0.49cm" svg:x="17.394cm" svg:y="8.622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frame draw:style-name="gr12" draw:text-style-name="P8" draw:layer="layout" svg:width="0.762cm" svg:height="0.49cm" svg:x="17.637cm" svg:y="13.066cm">
          <draw:text-box>
            <text:p><text:span text:style-name="T3">c</text:span><text:span text:style-name="T3">l</text:span><text:span text:style-name="T3">k</text:span></text:p>
          </draw:text-box>
        </draw:frame>
        <draw:custom-shape draw:style-name="gr17" draw:text-style-name="P16" xml:id="id18" draw:id="id18" draw:layer="layout" svg:width="1.143cm" svg:height="3.937cm" svg:x="10.144cm" svg:y="9.511cm">
          <text:p text:style-name="P16"><text:span text:style-name="T5">I</text:span><text:span text:style-name="T5">n</text:span><text:span text:style-name="T5">s</text:span><text:span text:style-name="T5">t</text:span><text:span text:style-name="T5">r</text:span><text:span text:style-name="T5">u</text:span><text:span text:style-name="T5">c</text:span><text:span text:style-name="T5">t</text:span><text:span text:style-name="T5">i</text:span><text:span text:style-name="T5">o</text:span><text:span text:style-name="T5">n</text:span><text:span text:style-name="T5"> </text:span></text:p>
          <text:p text:style-name="P16"><text:span text:style-name="T5">r</text:span><text:span text:style-name="T5">e</text:span><text:span text:style-name="T5">g</text:span><text:span text:style-name="T5">i</text:span><text:span text:style-name="T5">s</text:span><text:span text:style-name="T5">t</text:span><text:span text:style-name="T5">e</text:span><text:span text:style-name="T5">r</text:span></text:p>
          <draw:enhanced-geometry svg:viewBox="0 0 21600 21600" draw:type="rectangle" draw:enhanced-path="M 0 0 L 21600 0 21600 21600 0 21600 0 0 Z N"/>
        </draw:custom-shape>
        <draw:connector draw:style-name="gr7" draw:text-style-name="P3" draw:layer="layout" svg:x1="9.128cm" svg:y1="11.543cm" svg:x2="10.144cm" svg:y2="11.479cm" draw:start-shape="id15" draw:end-shape="id18" svg:d="M9128 11543h506v-64h510" svg:viewBox="0 0 1017 65">
          <text:p/>
        </draw:connector>
        <draw:line draw:style-name="gr18" draw:text-style-name="P17" draw:layer="layout" svg:x1="11.287cm" svg:y1="11.543cm" svg:x2="12.557cm" svg:y2="11.543cm">
          <text:p/>
        </draw:line>
        <draw:frame draw:style-name="gr12" draw:text-style-name="P8" draw:layer="layout" svg:width="0.76cm" svg:height="0.49cm" svg:x="10.4cm" svg:y="13.084cm">
          <draw:text-box>
            <text:p><text:span text:style-name="T3">c</text:span><text:span text:style-name="T3">l</text:span><text:span text:style-name="T3">k</text:span></text:p>
          </draw:text-box>
        </draw:frame>
        <draw:line draw:style-name="gr19" draw:text-style-name="P17" draw:layer="layout" svg:x1="13.954cm" svg:y1="11.543cm" svg:x2="16.113cm" svg:y2="9.257cm">
          <text:p/>
        </draw:line>
        <draw:line draw:style-name="gr19" draw:text-style-name="P17" draw:layer="layout" svg:x1="13.827cm" svg:y1="10.781cm" svg:x2="16.24cm" svg:y2="10.273cm">
          <text:p/>
        </draw:line>
        <draw:frame draw:style-name="gr9" draw:text-style-name="P6" draw:layer="layout" svg:width="0.889cm" svg:height="0.489cm" svg:x="23.479cm" svg:y="9.892cm">
          <draw:text-box>
            <text:p><text:span text:style-name="T3">o</text:span><text:span text:style-name="T3">p</text:span></text:p>
          </draw:text-box>
        </draw:frame>
        <draw:frame draw:style-name="gr13" draw:text-style-name="P8" draw:layer="layout" svg:width="0.993cm" svg:height="0.727cm" svg:x="23.248cm" svg:y="10.273cm">
          <draw:text-box>
            <text:p><text:span text:style-name="T3">i</text:span><text:span text:style-name="T3">n</text:span><text:span text:style-name="T3">A</text:span></text:p>
          </draw:text-box>
        </draw:frame>
        <draw:frame draw:style-name="gr12" draw:text-style-name="P8" draw:layer="layout" svg:width="0.807cm" svg:height="0.49cm" svg:x="23.307cm" svg:y="11.18cm">
          <draw:text-box>
            <text:p><text:span text:style-name="T3">i</text:span><text:span text:style-name="T3">n</text:span><text:span text:style-name="T3">B</text:span></text:p>
          </draw:text-box>
        </draw:frame>
        <draw:frame draw:style-name="gr12" draw:text-style-name="P8" draw:layer="layout" svg:width="0.798cm" svg:height="0.49cm" svg:x="24.586cm" svg:y="10.781cm">
          <draw:text-box>
            <text:p><text:span text:style-name="T3">o</text:span><text:span text:style-name="T3">u</text:span><text:span text:style-name="T3">t</text:span></text:p>
          </draw:text-box>
        </draw:frame>
        <draw:line draw:style-name="gr19" draw:text-style-name="P17" draw:layer="layout" svg:x1="23.86cm" svg:y1="7.351cm" svg:x2="23.86cm" svg:y2="10.019cm">
          <text:p/>
        </draw:line>
        <draw:line draw:style-name="gr21" draw:text-style-name="P17" draw:layer="layout" svg:x1="25.257cm" svg:y1="11.035cm" svg:x2="25.257cm" svg:y2="14.718cm">
          <text:p/>
        </draw:line>
        <draw:line draw:style-name="gr22" draw:text-style-name="P17" draw:layer="layout" svg:x1="25.257cm" svg:y1="14.718cm" svg:x2="15.605cm" svg:y2="14.717cm">
          <text:p/>
        </draw:line>
        <draw:line draw:style-name="gr21" draw:text-style-name="P17" draw:layer="layout" svg:x1="15.605cm" svg:y1="14.718cm" svg:x2="15.605cm" svg:y2="12.813cm">
          <text:p/>
        </draw:line>
        <draw:line draw:style-name="gr19" draw:text-style-name="P17" draw:layer="layout" svg:x1="15.605cm" svg:y1="12.813cm" svg:x2="16.24cm" svg:y2="12.813cm">
          <text:p/>
        </draw:line>
        <draw:line draw:style-name="gr19" draw:text-style-name="P17" draw:layer="layout" svg:x1="19.923cm" svg:y1="9.638cm" svg:x2="23.479cm" svg:y2="10.527cm">
          <text:p/>
        </draw:line>
        <draw:line draw:style-name="gr24" draw:text-style-name="P20" draw:layer="layout" svg:x1="18.018cm" svg:y1="8.112cm" svg:x2="18.018cm" svg:y2="8.748cm">
          <text:p text:style-name="P19"><text:span text:style-name="T1">1</text:span></text:p>
        </draw:line>
        <draw:frame draw:style-name="gr25" draw:text-style-name="P21" draw:layer="layout" svg:width="1.778cm" svg:height="0.962cm" svg:x="14.335cm" svg:y="1.128cm">
          <draw:text-box>
            <text:p>Add</text:p>
          </draw:text-box>
          <draw:glue-point draw:id="4" svg:x="1.428cm" svg:y="-1.049cm"/>
        </draw:frame>
        <draw:line draw:style-name="gr18" draw:text-style-name="P17" draw:layer="layout" svg:x1="13.7cm" svg:y1="9.764cm" svg:x2="13.7cm" svg:y2="7.351cm">
          <text:p/>
        </draw:line>
        <draw:line draw:style-name="gr18" draw:text-style-name="P17" draw:layer="layout" svg:x1="13.7cm" svg:y1="7.351cm" svg:x2="23.86cm" svg:y2="7.351cm">
          <text:p/>
        </draw:line>
        <draw:custom-shape draw:style-name="gr26" draw:text-style-name="P19" xml:id="id20" draw:id="id20" draw:layer="layout" svg:width="1.27cm" svg:height="1.397cm" svg:x="10.017cm" svg:y="15.098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3.089cm" svg:y1="12.999cm" svg:x2="10.017cm" svg:y2="15.796cm" draw:start-shape="id19" draw:start-glue-point="2" draw:end-shape="id20" draw:end-glue-point="3" svg:d="M3089 12999v2797h6928" svg:viewBox="0 0 6929 2798">
          <text:p/>
        </draw:connector>
        <draw:connector draw:style-name="gr27" draw:text-style-name="P3" draw:layer="layout" svg:x1="18.029cm" svg:y1="13.43cm" svg:x2="11.287cm" svg:y2="15.796cm" draw:start-shape="id21" draw:start-glue-point="2" draw:end-shape="id20" draw:end-glue-point="1" svg:d="M18029 13430v2366h-6742" svg:viewBox="0 0 6743 2367">
          <text:p/>
        </draw:connector>
        <draw:connector draw:style-name="gr28" draw:text-style-name="P3" draw:layer="layout" svg:x1="10.715cm" svg:y1="13.448cm" svg:x2="10.652cm" svg:y2="15.098cm" draw:start-shape="id18" draw:start-glue-point="2" draw:end-shape="id20" draw:end-glue-point="0" svg:d="M10715 13448v824h-63v826" svg:viewBox="0 0 64 1651">
          <text:p/>
        </draw:connector>
        <draw:connector draw:style-name="gr28" draw:text-style-name="P3" draw:layer="layout" draw:line-skew="1.648cm" svg:x1="7.858cm" svg:y1="12.812cm" svg:x2="10.271cm" svg:y2="15.353cm" draw:end-shape="id20" draw:end-glue-point="4" svg:d="M7858 12812v2540h2413v1" svg:viewBox="0 0 2414 2542">
          <text:p/>
        </draw:connector>
        <draw:line draw:style-name="gr19" draw:text-style-name="P17" draw:layer="layout" svg:x1="14.081cm" svg:y1="12.303cm" svg:x2="16.113cm" svg:y2="9.763cm">
          <text:p/>
        </draw:line>
        <draw:line draw:style-name="gr19" draw:text-style-name="P17" draw:layer="layout" svg:x1="19.923cm" svg:y1="10.271cm" svg:x2="23.606cm" svg:y2="11.287cm">
          <text:p/>
        </draw:line>
      </draw:page>
      <draw:page draw:name="page4" draw:style-name="dp1" draw:master-page-name="Default">
        <draw:g xml:id="id22" draw:id="id22">
          <draw:polygon draw:style-name="gr29" draw:text-style-name="P22" draw:layer="layout" svg:width="1.657cm" svg:height="2.666cm" svg:x="1.635cm" svg:y="10.271cm" svg:viewBox="0 0 1658 2667" draw:points="0,2667 0,0 1658,0 1658,2667">
            <text:p/>
          </draw:polygon>
          <draw:path draw:style-name="gr30" draw:text-style-name="P23" draw:layer="layout" svg:width="0.098cm" svg:height="0.262cm" svg:x="2.362cm" svg:y="11.536cm" svg:viewBox="0 0 99 263" svg:d="M99 96l-1 22-1 11-1 9-2 9-1 8-2 7-3 7-3 5-3 5-4 4-3 4-5 3-4 1-5 2h-5-3l-3-1h-3l-3-1-3-1-2-2-3-1-2-2-2-2-3-3-2-2-2-3-1-3-2-4-1-3-1-4h-1 1v2 6 21 73h-19v-222-24l-1-8v-6h19v1 1 3 13l1 12 2-4 1-4 1-3 2-4 2-3 2-2 2-3 2-2 2-2 3-1 2-2 3-1 3-1h3l3-1h3 5l5 1 2 1 3 1 2 1 2 2 1 1 2 2 2 2 2 2 2 2 1 3 1 2 2 3 2 3 1 3v4l2 3 1 8 2 9 1 9 1 10v12zM78 96v-9-9-8l-1-7-1-7-1-6-1-2-1-3v-2l-1-2-1-2-1-2-1-2-1-2-1-1-1-2-1-1-2-1-1-1-1-1h-2l-1-1h-2l-1-1h-4-3-3l-1 1-3 1-2 1-2 1-2 2-1 1-1 1-1 2-2 2-1 3-2 3-1 3-1 3-1 4-1 4-1 4v5l-1 5v5 5l-1 6v13 9l1 8v7l1 7 1 7 1 6 1 2v3l1 2 1 3 1 2 1 2 1 2 2 1 1 2 1 1 1 2 2 1 2 1 1 1h2l2 1h1l2 1h4 3l2-1h2l1-1h1l2-1 1-1 2-1 1-2 1-1 1-1 1-2 1-2 1-2 1-2 1-2v-2l1-3 1-3 1-6 1-7 1-7v-8-9z">
            <text:p/>
          </draw:path>
          <draw:polygon draw:style-name="gr30" draw:text-style-name="P23" draw:layer="layout" svg:width="0.093cm" svg:height="0.192cm" svg:x="2.479cm" svg:y="11.535cm" svg:viewBox="0 0 94 193" draw:points="20,96 21,105 21,113 21,121 22,128 23,135 24,141 25,146 27,149 27,151 29,153 29,155 30,157 32,159 33,160 34,162 35,163 37,164 38,165 39,166 41,167 42,168 44,168 46,169 48,169 49,169 52,169 54,168 57,168 59,167 61,165 63,164 65,162 67,160 67,159 68,157 69,156 70,155 70,153 71,152 72,148 73,145 74,141 75,137 75,132 94,134 94,141 93,147 91,153 90,159 88,164 86,169 83,173 80,177 77,181 74,184 70,187 67,189 63,191 58,192 55,193 50,193 44,193 39,192 36,191 34,190 31,189 29,187 26,185 24,184 22,182 20,179 18,177 16,174 14,172 13,169 11,165 10,162 9,159 7,155 6,151 5,147 3,138 2,129 1,119 0,108 0,96 0,85 1,74 2,64 3,55 5,46 6,42 7,38 9,35 10,31 11,28 13,25 14,22 16,19 18,16 20,14 22,12 24,10 26,8 29,6 31,5 34,3 36,2 39,2 44,0 50,0 54,0 58,1 62,2 66,4 70,6 73,8 76,11 79,15 82,19 85,23 87,27 89,32 91,38 92,43 93,49 94,56 74,58 74,54 73,51 72,47 71,44 70,41 69,38 68,36 67,33 66,32 65,31 64,30 63,29 62,29 62,28 59,27 57,26 55,25 52,24 49,24 45,25 44,25 42,25 40,26 39,27 37,27 36,28 35,29 34,31 32,32 31,34 30,35 29,37 28,39 27,41 26,43 25,45 25,48 24,50 23,56 22,63 21,70 21,78 21,86">
            <text:p/>
          </draw:polygon>
          <draw:line draw:style-name="gr21" draw:text-style-name="P17" draw:layer="layout" svg:x1="12.183cm" svg:y1="13.192cm" svg:x2="12.183cm" svg:y2="13.954cm">
            <text:p/>
          </draw:line>
          <draw:line draw:style-name="gr31" draw:text-style-name="P17" draw:layer="layout" svg:x1="12.183cm" svg:y1="13.954cm" svg:x2="20.692cm" svg:y2="13.954cm">
            <text:p/>
          </draw:line>
        </draw:g>
        <draw:g xml:id="id29" draw:id="id29">
          <draw:polygon draw:style-name="gr32" draw:text-style-name="P22" draw:layer="layout" svg:width="2.031cm" svg:height="2.539cm" svg:x="6.588cm" svg:y="10.271cm" svg:viewBox="0 0 2032 2540" draw:points="0,2540 0,0 2032,0 2032,2540">
            <text:p/>
          </draw:polygon>
          <draw:polygon draw:style-name="gr33" draw:text-style-name="P23" draw:layer="layout" svg:width="0.171cm" svg:height="0.242cm" svg:x="7.342cm" svg:y="11.419cm" svg:viewBox="0 0 172 243" draw:points="150,243 150,81 151,29 145,57 143,68 140,77 95,243 78,243 32,77 25,48 20,29 21,48 21,81 21,243 0,243 0,0 31,0 78,168 83,190 85,200 86,204 86,207 87,203 88,198 91,186 93,175 94,171 95,168 141,0 172,0 172,243">
            <text:p/>
          </draw:polygon>
          <draw:path draw:style-name="gr33" draw:text-style-name="P23" draw:layer="layout" svg:width="0.119cm" svg:height="0.192cm" svg:x="7.544cm" svg:y="11.472cm" svg:viewBox="0 0 120 193" svg:d="M24 103v8 7l1 7 1 6 1 6 2 6 1 2 1 3 1 2 1 2 2 2 1 2 1 2 2 2 1 1 2 2 1 1 2 1 2 1 2 1 2 1 2 1h2 2l5 1h3l4-1h3l3-1 3-1 2-2 3-1 2-2 2-2 2-3 2-2 1-3 2-2 1-3 1-3 1-3 20 8-2 5-2 5-2 5-2 4-3 4-3 4-3 3-3 3-4 3-3 2-5 2-4 1-4 1-5 1-5 1h-5-8l-7-2-6-1-3-2-3-1-3-2-2-2-3-2-3-2-2-2-2-3-2-3-2-3-2-3-2-3-2-4-1-3-2-4-1-4-2-9-2-10-1-10-1-11v-12-11l1-10 1-10 2-9 2-9 1-4 2-4 1-3 2-4 2-3 2-3 2-3 2-3 2-3 2-2 3-2 2-2 3-2 3-2 3-1 3-2 6-1 7-2h7 7l7 2 6 1 6 3 5 4 5 4 5 5 4 6 3 6 3 8 3 8 2 9 1 9 2 11v11 12 4zM97 79v-7l-1-7-1-6-2-5-1-5-2-5-1-2-1-2-1-2-1-2-1-1-1-2-1-1-2-2-1-1-2-1-1-1-2-1-1-1h-2l-4-1-4-1h-4-4l-3 1h-2l-2 1-2 1-1 1-2 1-2 1-1 1-1 1-2 2-1 1-1 2-2 2-1 2-1 2-1 2-1 2-2 5-1 5-1 5-1 6-1 6v6z">
            <text:p/>
          </draw:path>
          <draw:polygon draw:style-name="gr33" draw:text-style-name="P23" draw:layer="layout" svg:width="0.179cm" svg:height="0.189cm" svg:x="7.692cm" svg:y="11.472cm" svg:viewBox="0 0 180 190" draw:points="79,190 79,72 79,65 79,59 78,54 78,49 77,44 76,41 76,39 75,37 74,36 74,34 73,33 72,32 72,31 71,30 70,29 69,28 67,27 66,27 65,26 64,25 61,25 58,24 54,24 53,24 51,24 49,24 48,25 46,25 44,26 43,27 41,28 40,29 39,30 37,31 36,32 35,34 34,36 33,37 32,39 31,41 30,43 29,45 28,47 26,52 25,57 24,63 24,69 23,75 23,82 23,190 1,190 1,43 1,17 0,9 0,6 0,3 21,3 21,4 21,4 21,5 22,8 22,17 22,35 23,35 25,31 26,26 28,22 30,19 33,15 35,12 37,10 39,8 42,6 44,4 47,3 50,2 53,1 56,0 59,0 62,0 66,0 70,1 73,1 76,2 79,3 82,5 84,6 87,8 88,10 89,11 90,12 91,13 93,16 94,19 96,23 97,27 98,31 99,35 100,35 101,31 103,27 105,23 107,19 109,16 112,13 114,11 117,8 119,6 122,5 125,3 128,2 131,1 134,1 137,0 141,0 146,0 150,1 154,2 156,3 158,4 160,5 162,6 164,7 165,9 167,10 168,12 169,13 171,15 172,17 173,19 174,22 175,24 175,27 176,30 178,36 179,42 179,49 180,57 180,66 180,190 158,190 158,72 157,65 157,59 157,54 156,49 155,44 155,41 154,39 153,37 153,36 152,34 151,33 151,32 150,31 149,30 148,29 147,28 146,27 145,27 143,26 142,25 139,25 136,24 133,24 129,24 127,24 126,25 124,25 123,26 121,27 120,28 118,29 117,30 116,31 114,32 113,34 112,36 111,37 110,39 109,41 108,43 106,47 105,52 104,57 103,63 102,69 102,75 102,82 102,190">
            <text:p/>
          </draw:polygon>
        </draw:g>
        <draw:g xml:id="id25" draw:id="id25">
          <draw:glue-point draw:id="4" svg:x="-5.002cm" svg:y="3.685cm"/>
          <draw:polygon draw:style-name="gr34" draw:text-style-name="P22" draw:layer="layout" svg:width="3.809cm" svg:height="4.698cm" svg:x="15.878cm" svg:y="8.73cm" svg:viewBox="0 0 3810 4699" draw:points="0,4699 0,0 3810,0 3810,4699">
            <text:p/>
          </draw:polygon>
          <draw:path draw:style-name="gr35" draw:text-style-name="P23" draw:layer="layout" svg:width="0.209cm" svg:height="0.242cm" svg:x="17.157cm" svg:y="10.761cm" svg:viewBox="0 0 210 243" svg:d="M172 243l-63-101h-76v101h-33v-243h114 10l10 1 8 2 9 2 7 2 7 3 4 2 3 2 3 2 3 2 2 3 3 2 2 3 2 2 2 3 2 3 2 3 1 3 2 4 1 3 1 3 1 4 1 7v8 7l-1 6-1 7-2 5-2 6-3 5-3 5-4 5-4 4-4 4-5 4-6 3-5 3-6 2-7 2-6 1 69 105zM167 70v-5l-1-5-1-2v-3l-1-2-1-2-1-2-1-2-1-2-1-1-2-2-1-2-2-1-2-1-1-2-2-1-2-1-3-1-4-2-5-2-5-1-6-1h-6l-7-1h-78v90h79 7l6-1 5-1 5-1 5-2 3-1 2-1 2-1 2-1 2-2 2-1 1-2 2-1 1-2 2-2 1-2 1-2 1-2 1-2 1-2 1-2v-2l1-3 1-5z">
            <text:p/>
          </draw:path>
          <draw:path draw:style-name="gr35" draw:text-style-name="P23" draw:layer="layout" svg:width="0.165cm" svg:height="0.192cm" svg:x="17.398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ath draw:style-name="gr35" draw:text-style-name="P23" draw:layer="layout" svg:width="0.158cm" svg:height="0.262cm" svg:x="17.592cm" svg:y="10.814cm" svg:viewBox="0 0 159 263" svg:d="M80 263h-8l-7-1-7-1-6-1-6-2-5-2-5-2-5-3-4-3-4-4-4-3-3-5-3-4-2-5-2-5-1-5 31-5 1 4 1 3 1 2 2 3 2 2 2 2 2 3 3 1 2 2 3 1 4 2 3 1h3l4 1h4 4 6 5l5-2 5-1 4-2 4-2 3-3 3-3 3-4 2-4 2-4 2-5 1-6 1-5 1-6v-7-30l-3 4-2 4-3 4-3 4-3 3-3 3-4 3-4 2-4 2-4 2-4 1-4 2-5 1h-5l-4 1h-5-9l-7-1-4-1-4-1-3-1-3-2-3-1-3-2-3-2-3-2-2-2-3-2-2-3-2-3-2-3-2-3-1-3-2-4-3-8-2-8-2-9-1-11-1-11v-11-12l1-12 1-10 2-9 3-9 3-8 1-4 2-3 2-3 2-3 3-3 2-3 2-2 3-3 3-2 3-2 3-2 3-1 4-1 3-2 4-1 3-1 8-1h9 5l5 1h4l4 1 5 2 4 1 4 2 3 2 4 2 3 3 3 3 3 3 3 3 2 4 3 4 2 4 1-18v-6l1-4v-2-1h30l-1 6v8 24 143l-1 9-1 9-1 8-2 8-3 7-3 6-4 6-5 5-5 5-6 4-6 3-7 3-8 2-8 2-9 1zM127 96v-5l-1-6v-5l-1-5-1-5-1-4-1-5-1-4-2-4-2-4-2-3-2-4-2-3-3-2-2-3-3-2-3-2-3-2-3-2-3-1-3-1h-3l-4-1h-3-6l-3 1h-3l-2 1-2 1h-3l-2 1-2 2-2 1-2 1-2 2-2 1-1 2-2 2-1 2-1 3-2 2-2 5-2 6-1 7-1 7-1 8-1 9v9 10l1 8v8l2 7 1 7 2 6 2 5 1 2 1 2 2 2 1 2 2 2 1 2 2 1 2 2 2 1 2 1 2 1 3 1h2l3 1h2l3 1h6 4 3l4-1 3-1 3-1 3-2 3-2 3-2 3-2 2-2 3-3 2-3 2-3 2-4 2-3 2-4 1-4 1-5 1-4 1-5 1-5v-5l1-5z">
            <text:p/>
          </draw:path>
          <draw:path draw:style-name="gr35" draw:text-style-name="P23" draw:layer="layout" svg:width="0.03cm" svg:height="0.255cm" svg:x="17.795cm" svg:y="10.748cm" svg:viewBox="0 0 31 256" svg:d="M0 30v-30h31v30zM0 256v-187h31v187z">
            <text:p/>
          </draw:path>
          <draw:polygon draw:style-name="gr35" draw:text-style-name="P23" draw:layer="layout" svg:width="0.153cm" svg:height="0.192cm" svg:x="17.858cm" svg:y="10.814cm" svg:viewBox="0 0 154 193" draw:points="154,138 154,144 153,147 153,150 152,153 151,156 150,159 149,161 148,164 146,166 145,169 143,171 141,173 139,175 136,177 134,179 131,180 129,182 123,185 117,187 110,189 103,191 95,192 87,193 78,193 70,193 62,192 54,191 47,190 41,189 35,187 30,184 25,182 22,180 20,178 18,177 16,175 14,173 12,171 11,169 9,167 8,165 6,162 4,157 2,152 0,146 27,140 29,144 30,147 32,151 32,152 33,153 35,155 36,156 37,157 38,158 39,159 41,161 44,162 47,164 51,165 54,167 59,168 63,168 68,169 73,169 78,169 84,169 89,169 94,168 99,168 103,167 107,165 108,165 110,164 111,163 113,162 114,161 115,160 117,159 118,158 119,157 119,156 120,154 121,153 122,152 122,150 123,149 123,147 123,146 124,144 124,140 124,138 123,135 123,134 123,133 122,132 122,130 121,129 121,128 120,127 119,126 119,125 118,124 117,123 116,122 114,121 112,119 109,118 106,116 103,115 100,113 96,112 92,111 69,105 57,102 47,98 42,97 38,95 35,93 31,92 29,90 26,88 24,86 21,84 19,82 17,80 15,78 14,76 12,73 11,71 10,68 9,65 8,62 8,59 8,56 7,52 8,46 8,43 9,40 9,37 10,35 11,32 12,30 13,27 15,25 16,23 18,21 19,19 21,17 23,15 26,13 28,12 30,10 33,9 36,8 42,5 48,3 55,2 62,1 70,0 79,0 86,0 93,1 100,2 106,3 112,4 118,6 123,8 128,11 130,12 132,14 134,15 136,17 138,19 139,21 141,23 142,25 144,27 145,30 146,32 147,35 149,40 151,46 123,49 122,46 121,45 121,43 120,42 120,41 119,39 118,38 117,37 116,36 115,35 114,34 113,33 112,32 109,30 106,29 103,27 99,26 96,25 92,24 88,24 83,24 79,23 74,24 69,24 64,24 60,25 57,26 53,27 50,28 49,29 48,30 46,31 45,32 44,32 43,33 42,34 41,36 41,37 40,38 39,39 39,40 39,42 38,43 38,45 38,46 38,48 38,49 38,51 38,53 38,55 39,56 39,58 40,59 41,61 42,62 43,64 44,65 45,66 47,67 48,68 50,69 52,70 54,71 56,72 59,73 67,75 76,78 88,81 100,84 109,87 117,90 121,91 124,93 126,94 129,95 131,97 133,98 135,100 137,101 139,103 141,104 142,106 144,107 145,109 146,111 147,113 149,115 150,117 150,119 151,121 152,123 153,126 153,128 153,130 154,133 154,135">
            <text:p/>
          </draw:polygon>
          <draw:polygon draw:style-name="gr35" draw:text-style-name="P23" draw:layer="layout" svg:width="0.089cm" svg:height="0.23cm" svg:x="18.031cm" svg:y="10.776cm" svg:viewBox="0 0 90 231" draw:points="90,227 86,228 82,229 79,229 75,230 71,230 67,231 63,231 59,231 54,231 50,230 46,230 42,228 39,227 36,225 33,223 31,220 29,218 27,214 25,211 24,207 23,203 22,199 22,194 22,189 22,64 0,64 0,41 23,41 32,0 53,0 53,41 87,41 87,64 53,64 53,182 53,185 53,188 53,191 54,193 54,196 55,197 55,198 55,199 56,199 56,200 57,201 58,202 58,202 59,203 60,203 60,204 61,204 62,205 63,205 64,205 65,206 67,206 70,206 72,206 74,206 76,206 80,206 85,205 90,204">
            <text:p/>
          </draw:polygon>
          <draw:path draw:style-name="gr35" draw:text-style-name="P23" draw:layer="layout" svg:width="0.165cm" svg:height="0.192cm" svg:x="18.139cm" svg:y="10.81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5" draw:text-style-name="P23" draw:layer="layout" svg:width="0.087cm" svg:height="0.189cm" svg:x="18.342cm" svg:y="10.81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polygon draw:style-name="gr35" draw:text-style-name="P23" draw:layer="layout" svg:width="0.093cm" svg:height="0.254cm" svg:x="17.566cm" svg:y="11.142cm" svg:viewBox="0 0 94 255" draw:points="57,92 57,255 26,255 26,92 0,92 0,69 26,69 26,48 26,42 27,36 28,31 29,26 30,24 31,22 31,20 33,18 34,16 35,14 36,13 37,11 39,10 40,9 42,7 44,6 46,5 47,4 49,4 52,3 56,2 61,1 66,0 72,0 78,0 84,1 89,1 91,2 94,2 94,26 90,25 86,25 83,24 80,24 77,24 74,25 72,25 71,25 70,26 68,26 67,27 67,27 66,28 65,28 64,29 63,30 63,30 62,31 61,32 61,33 60,34 60,35 59,36 59,39 58,42 58,45 57,48 57,52 57,69 94,69 94,92">
            <text:p/>
          </draw:polygon>
          <draw:path draw:style-name="gr35" draw:text-style-name="P23" draw:layer="layout" svg:width="0.03cm" svg:height="0.255cm" svg:x="17.681cm" svg:y="11.142cm" svg:viewBox="0 0 31 256" svg:d="M0 30v-30h31v30zM0 256v-187h31v187z">
            <text:p/>
          </draw:path>
          <draw:polygon draw:style-name="gr35" draw:text-style-name="P23" draw:layer="layout" svg:width="0.03cm" svg:height="0.255cm" svg:x="17.758cm" svg:y="11.142cm" svg:viewBox="0 0 31 256" draw:points="0,256 0,0 31,0 31,256">
            <text:p/>
          </draw:polygon>
          <draw:path draw:style-name="gr35" draw:text-style-name="P23" draw:layer="layout" svg:width="0.165cm" svg:height="0.192cm" svg:x="17.826cm" svg:y="11.208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g>
        <draw:g xml:id="id50" draw:id="id50">
          <draw:glue-point draw:id="4" svg:x="-2.365cm" svg:y="2.334cm"/>
          <draw:path draw:style-name="gr36" draw:text-style-name="P24" draw:layer="layout" svg:width="2.413cm" svg:height="1.905cm" svg:x="21.319cm" svg:y="10.016cm" svg:viewBox="0 0 2414 1906" svg:d="M0 0c405 0 809 0 1214 0 400 318 800 635 1200 953-400 318-800 635-1200 953-405 0-809 0-1214 0 400-318 799-635 1199-953-400-318-799-635-1199-953z">
            <text:p/>
          </draw:path>
          <draw:path draw:style-name="gr37" draw:text-style-name="P25" draw:layer="layout" svg:width="0.303cm" svg:height="0.315cm" svg:x="22.399cm" svg:y="10.813cm" svg:viewBox="0 0 304 316" svg:d="M261 316c-12-31-24-61-36-92-48 0-96 0-144 0-12 31-25 61-37 92-15 0-29 0-44 0 43-105 86-211 129-316 16 0 33 0 49 0 42 105 84 211 126 316-14 0-29 0-43 0zM153 32c-1 2-1 5-2 7-1 3-3 7-4 10-1 4-2 7-3 11-3 9-7 17-10 26-13 35-27 69-40 104 39 0 79 0 118 0-14-35-27-69-41-104-1-3-2-5-3-8s-2-6-3-9c-2-6-4-12-6-18s-4-13-6-19z">
            <text:p/>
          </draw:path>
          <draw:path draw:style-name="gr37" draw:text-style-name="P25" draw:layer="layout" svg:width="0.201cm" svg:height="0.315cm" svg:x="22.741cm" svg:y="10.812cm" svg:viewBox="0 0 202 316" svg:d="M0 316c0-105 0-211 0-316 14 0 29 0 43 0 0 94 0 187 0 281 53 0 106 0 159 0 0 12 0 23 0 35-67 0-135 0-202 0z">
            <text:p/>
          </draw:path>
          <draw:path draw:style-name="gr37" draw:text-style-name="P25" draw:layer="layout" svg:width="0.26cm" svg:height="0.32cm" svg:x="22.993cm" svg:y="10.812cm" svg:viewBox="0 0 261 321" svg:d="M128 321c-3 0-6-1-9-1s-6 0-9 0-6-1-9-1c-3-1-6-1-9-2s-5-1-8-2-5-1-8-2-5-2-8-3c-2-1-5-3-7-4s-5-2-7-3-5-3-7-4c-2-2-4-3-6-5s-4-3-6-5-3-3-5-5-3-4-5-6-3-4-5-6c-1-2-3-5-4-7s-3-5-4-7-2-5-3-7-2-5-3-7c-1-3-1-5-2-8s-1-5-2-8c0-3-1-6-1-9s-1-6-1-9 0-6 0-9c0-67 0-134 0-201 14 0 29 0 43 0 0 66 0 132 0 198 0 3 0 7 0 10s1 7 1 10c1 3 1 6 2 9s1 6 2 9c1 1 1 3 2 4 0 1 1 3 1 4 1 1 1 2 2 3s1 3 2 4 1 2 2 3 2 2 3 3 1 2 2 3 2 2 3 3 2 2 3 3 2 2 3 3 2 1 3 2 2 1 3 2 2 1 3 2 3 1 4 2 3 1 4 2c1 0 3 1 4 1 3 1 5 2 8 3 3 0 6 1 9 1s6 1 9 1 7 1 10 1c4 0 7-1 11-1 3 0 6-1 9-1 3-1 6-1 9-2s6-1 9-2c1-1 3-1 4-2 1 0 3-1 4-1 1-1 3-1 4-2s2-1 3-2 3-2 4-3 2-1 3-2 2-2 3-3 2-1 3-2 2-2 3-3 2-3 3-4 1-2 2-3 2-2 3-3 1-3 2-4 1-3 2-4 1-3 2-4c0-1 1-3 1-4 1-3 2-6 3-9s1-6 2-9c0-3 1-7 1-10 0-4 0-7 0-11 0-65 0-130 0-195 14 0 29 0 43 0 0 66 0 131 0 197 0 3-1 7-1 10s0 6 0 9c-1 3-1 5-2 8 0 3-1 6-1 9-1 3-2 5-3 8s-1 5-2 8c-1 2-3 5-4 7s-3 5-4 7-3 5-4 7c-2 2-3 4-5 6s-3 4-5 6-3 4-5 6-4 3-6 5-5 3-7 5c-2 1-4 3-6 4-3 1-5 3-8 4-2 1-5 2-7 3-3 1-5 2-8 3s-5 2-8 3-6 1-9 2c-3 0-6 1-9 1-3 1-6 1-9 2-3 0-7 0-10 0s-7 1-10 1z">
            <text:p/>
          </draw:path>
        </draw:g>
        <draw:g>
          <draw:polygon draw:style-name="gr38" draw:text-style-name="P24" draw:layer="layout" svg:width="2.032cm" svg:height="2.032cm" svg:x="6.342cm" svg:y="5.193cm" svg:viewBox="0 0 2033 2033" draw:points="0,0 1375,0 2033,1016 1375,2033 0,2033 658,1016">
            <text:p/>
          </draw:polygon>
          <draw:path draw:style-name="gr39" draw:text-style-name="P25" draw:layer="layout" svg:width="0.18cm" svg:height="0.193cm" svg:x="7.116cm" svg:y="6.178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39" draw:text-style-name="P25" draw:layer="layout" svg:width="0.158cm" svg:height="0.258cm" svg:x="7.31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9" draw:text-style-name="P25" draw:layer="layout" svg:width="0.158cm" svg:height="0.258cm" svg:x="7.504cm" svg:y="6.113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9" draw:text-style-name="P25" draw:layer="layout" svg:width="0.165cm" svg:height="0.192cm" svg:x="7.7cm" svg:y="6.179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9" draw:text-style-name="P25" draw:layer="layout" svg:width="0.087cm" svg:height="0.189cm" svg:x="7.903cm" svg:y="6.179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connector draw:style-name="gr40" draw:text-style-name="P1" draw:layer="layout" svg:x1="20.692cm" svg:y1="12.112cm" svg:x2="4.857cm" svg:y2="11.604cm" draw:start-shape="id22" draw:start-glue-point="1" svg:d="M20692 12112h500v-508h-16335" svg:viewBox="0 0 16336 509">
          <text:p text:style-name="P3"><text:span text:style-name="T1">w</text:span><text:span text:style-name="T1">2</text:span></text:p>
        </draw:connector>
        <draw:connector draw:style-name="gr7" draw:text-style-name="P3" xml:id="id38" draw:id="id38" draw:layer="layout" svg:x1="5.291cm" svg:y1="5.556cm" svg:x2="6.733cm" svg:y2="5.56cm" draw:end-shape="id23" draw:end-glue-point="3" svg:d="M5291 5556h471v4h971" svg:viewBox="0 0 1443 5">
          <text:p/>
        </draw:connector>
        <draw:connector draw:style-name="gr8" draw:text-style-name="P1" xml:id="id40" draw:id="id40" draw:layer="layout" svg:x1="11.821cm" svg:y1="3.676cm" svg:x2="1.635cm" svg:y2="12.112cm" draw:end-shape="id22" draw:end-glue-point="3" svg:d="M11821 3676h-10687v8436h501" svg:viewBox="0 0 10688 8437">
          <text:p text:style-name="P3"><text:span text:style-name="T1">w</text:span><text:span text:style-name="T1">1</text:span></text:p>
        </draw:connector>
        <draw:g>
          <draw:path draw:style-name="gr41" draw:text-style-name="P26" draw:layer="layout" svg:width="0.108cm" svg:height="0.115cm" svg:x="1.634cm" svg:y="11.569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1" draw:text-style-name="P26" draw:layer="layout" svg:width="0.094cm" svg:height="0.154cm" svg:x="1.753cm" svg:y="11.53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1" draw:text-style-name="P26" draw:layer="layout" svg:width="0.052cm" svg:height="0.113cm" svg:x="1.876cm" svg:y="11.56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1" draw:text-style-name="P26" draw:layer="layout" svg:width="0.122cm" svg:height="0.012cm" svg:x="1.931cm" svg:y="11.712cm" svg:viewBox="0 0 123 13" draw:points="0,13 0,0 123,0 123,13">
            <text:p/>
          </draw:polygon>
          <draw:path draw:style-name="gr41" draw:text-style-name="P26" draw:layer="layout" svg:width="0.018cm" svg:height="0.153cm" svg:x="2.067cm" svg:y="11.53cm" svg:viewBox="0 0 19 154" svg:d="M0 18v-18h19v18zM0 154v-112h19v112z">
            <text:p/>
          </draw:path>
          <draw:polygon draw:style-name="gr41" draw:text-style-name="P26" draw:layer="layout" svg:width="0.089cm" svg:height="0.113cm" svg:x="2.113cm" svg:y="11.569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2" draw:text-style-name="P26" draw:layer="layout" svg:width="0.09cm" svg:height="0.115cm" svg:x="2.665cm" svg:y="12.712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2" draw:text-style-name="P26" draw:layer="layout" svg:width="0.018cm" svg:height="0.153cm" svg:x="2.776cm" svg:y="12.673cm" svg:viewBox="0 0 19 154" draw:points="0,154 0,0 19,0 19,154">
            <text:p/>
          </draw:polygon>
          <draw:polygon draw:style-name="gr42" draw:text-style-name="P26" draw:layer="layout" svg:width="0.091cm" svg:height="0.153cm" svg:x="2.822cm" svg:y="12.673cm" svg:viewBox="0 0 92 154" draw:points="70,154 32,103 19,114 19,154 0,154 0,0 19,0 19,96 68,42 90,42 44,90 92,154">
            <text:p/>
          </draw:polygon>
        </draw:g>
        <draw:g>
          <draw:path draw:style-name="gr43" draw:text-style-name="P26" draw:layer="layout" svg:width="0.108cm" svg:height="0.115cm" svg:x="2.446cm" svg:y="11.512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3" draw:text-style-name="P26" draw:layer="layout" svg:width="0.094cm" svg:height="0.154cm" svg:x="2.565cm" svg:y="11.473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3" draw:text-style-name="P26" draw:layer="layout" svg:width="0.052cm" svg:height="0.113cm" svg:x="2.688cm" svg:y="11.512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3" draw:text-style-name="P26" draw:layer="layout" svg:width="0.122cm" svg:height="0.012cm" svg:x="2.743cm" svg:y="11.655cm" svg:viewBox="0 0 123 13" draw:points="0,13 0,0 123,0 123,13">
            <text:p/>
          </draw:polygon>
          <draw:path draw:style-name="gr43" draw:text-style-name="P26" draw:layer="layout" svg:width="0.099cm" svg:height="0.115cm" svg:x="2.874cm" svg:y="11.51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3" draw:text-style-name="P26" draw:layer="layout" svg:width="0.089cm" svg:height="0.113cm" svg:x="2.997cm" svg:y="11.51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3" draw:text-style-name="P26" draw:layer="layout" svg:width="0.053cm" svg:height="0.138cm" svg:x="3.105cm" svg:y="11.4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31" draw:id="id31">
          <draw:path draw:style-name="gr44" draw:text-style-name="P27" draw:layer="layout" svg:width="0.078cm" svg:height="0.115cm" svg:x="6.632cm" svg:y="11.489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ath draw:style-name="gr44" draw:text-style-name="P27" draw:layer="layout" svg:width="0.068cm" svg:height="0.154cm" svg:x="6.718cm" svg:y="11.45cm" svg:viewBox="0 0 69 155" svg:d="M55 135l-1 3-1 2-1 3-1 2-1 1-2 2-1 1-2 2-1 1-2 1-2 1h-2l-2 1h-2-2-2-4-2l-1-1h-2l-2-1h-1l-1-1-2-1-1-1-1-1-2-2-1-1-1-2-1-1-1-2-1-2v-2l-1-2-1-2-1-5-1-5-1-5-1-7v-6-7-14l1-6 1-6 1-5 1-5 2-4 1-4 2-4 3-3 2-2 3-2 3-2 3-1 3-1h4 2l2 1h2 2l2 1 2 1 2 1 1 1 2 1 1 2 2 1 1 2 1 2 1 2 1 2 1 3v-13-46h14v130 15 5 3h-13v-1-1-5zM14 97v6 5l1 5v4l1 4 1 4 1 3v2l1 1v1l1 1 1 1v1l1 1 1 1 1 1h1l1 1 1 1h1 1l1 1h1 2 3 1l2-1h1l1-1h1l1-1h1l1-1 1-1 1-1 1-1 1-1v-2l1-1 1-1v-2l1-3 1-4 1-4v-4l1-5v-5-6-5-5l-1-5v-4l-1-4-1-4v-1l-1-2v-1l-1-2-1-1v-1l-1-1-1-1-1-1-1-1-1-1h-1l-1-1-1-1h-1-1l-1-1h-2-3-2-1l-1 1h-1-1l-1 1-1 1h-1l-1 1-1 1-1 1v1l-1 1-1 1v1l-1 2v1l-1 3-1 4-1 4v4l-1 5v6z">
            <text:p/>
          </draw:path>
          <draw:polygon draw:style-name="gr44" draw:text-style-name="P27" draw:layer="layout" svg:width="0.037cm" svg:height="0.113cm" svg:x="6.808cm" svg:y="11.489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g>
        <draw:g>
          <draw:polygon draw:style-name="gr45" draw:text-style-name="P26" draw:layer="layout" svg:width="0.111cm" svg:height="0.111cm" svg:x="6.675cm" svg:y="12.539cm" svg:viewBox="0 0 112 112" draw:points="88,112 73,112 58,33 56,15 54,29 38,112 23,112 0,0 13,0 27,76 28,78 28,82 30,97 32,89 49,0 63,0 77,77 81,97 83,82 98,0 112,0">
            <text:p/>
          </draw:polygon>
          <draw:polygon draw:style-name="gr45" draw:text-style-name="P26" draw:layer="layout" svg:width="0.037cm" svg:height="0.113cm" svg:x="6.795cm" svg:y="12.537cm" svg:viewBox="0 0 38 114" draw:points="0,114 0,28 0,2 13,2 13,25 14,25 14,21 15,18 16,15 17,13 18,11 19,8 20,7 21,6 21,5 22,5 22,4 23,3 23,3 24,2 25,2 26,1 28,1 29,0 31,0 33,0 34,0 34,0 35,0 36,0 36,0 37,1 38,1 38,1 38,18 38,18 37,18 36,17 35,17 33,17 31,17 30,17 29,17 28,17 27,18 26,18 25,18 25,19 24,20 23,20 22,21 22,22 21,23 20,24 20,25 19,26 18,27 17,30 16,33 16,36 15,39 15,43 14,47 14,51 14,56 14,114">
            <text:p/>
          </draw:polygon>
          <draw:path draw:style-name="gr45" draw:text-style-name="P26" draw:layer="layout" svg:width="0.013cm" svg:height="0.153cm" svg:x="6.848cm" svg:y="12.498cm" svg:viewBox="0 0 14 154" svg:d="M0 18v-18h14v18zM0 154v-112h14v112z">
            <text:p/>
          </draw:path>
          <draw:polygon draw:style-name="gr45" draw:text-style-name="P26" draw:layer="layout" svg:width="0.038cm" svg:height="0.138cm" svg:x="6.874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5" draw:text-style-name="P26" draw:layer="layout" svg:width="0.071cm" svg:height="0.115cm" svg:x="6.921cm" svg:y="12.537cm" svg:viewBox="0 0 72 116" svg:d="M14 62v5l1 4v4l1 4v4l1 3 1 1 1 2v1l1 2 1 1 1 1v1l1 1 1 1 1 1 1 1h1l1 1 1 1h1 2l1 1h1 3 2 2l2-1h2l1-1 2-1 2-1 1-1 1-1 1-1 1-2 1-1 1-2 1-2 1-1v-2l12 5-1 3-1 3-1 3-2 2-1 3-2 2-2 2-2 1-2 2-2 1-3 1-2 1-3 1-3 1h-3-3-5l-4-1-3-1-2-1-2-1-2-1-1-1-2-1-1-1-2-2-1-1-1-2-2-2-1-2-1-2-1-2-1-2-1-2v-3l-2-5-1-6v-6l-1-7v-7-6l1-7v-6l1-5 2-5v-3l1-2 1-2 1-2 1-2 1-2 2-2 1-2 1-1 2-2 1-1 2-1 1-1 2-1 2-1 1-1 4-1 4-1h4 5l4 1 4 1 3 2 3 2 3 2 3 3 2 4 2 4 2 4 2 5 1 5 1 6 1 7v6 8 2zM58 48v-5l-1-4v-3l-1-4-1-3-1-2v-2l-1-1-1-1v-1l-1-1-1-1-1-1v-1h-1l-1-1-1-1h-1l-1-1h-1l-2-1h-2-3-2-3l-1 1h-1-1l-1 1-1 1h-1v1l-1 1-1 1-1 1-1 1v1l-1 1-1 1-1 3-1 3-1 3-1 3v3 4l-1 4z">
            <text:p/>
          </draw:path>
          <draw:path draw:style-name="gr45" draw:text-style-name="P26" draw:layer="layout" svg:width="0.09cm" svg:height="0.145cm" svg:x="7.013cm" svg:y="12.505cm" svg:viewBox="0 0 91 146" svg:d="M91 71v6 5l-1 6-1 5v4l-2 5-1 5-1 4-2 4-2 4-2 3-2 4-2 3-3 3-3 2-2 3-3 2-3 2-4 1-3 2-3 1h-4l-4 1h-3-40v-146h35 7l6 1 5 2 6 2 5 2 2 2 2 1 3 2 2 2 2 2 1 3 2 2 2 2 1 3 2 3 1 3 1 3 1 3 1 3 1 3 1 4 1 7 1 8zM77 71l-1-6v-6l-1-6-1-5-1-3-1-2v-3l-1-2-1-2-2-2-1-2-1-2-2-2-1-1-2-2-1-1-2-1-2-2-1-1-2-1-4-1-5-1-4-1h-5-21v114h24 3 3l2-1 3-1 2-1 3-1 2-1 2-2 3-2 2-2 1-2 2-3 2-2 1-3 2-3 1-3 1-4 1-3 1-4v-4l1-4v-4l1-4z">
            <text:p/>
          </draw:path>
          <draw:path draw:style-name="gr45" draw:text-style-name="P26" draw:layer="layout" svg:width="0.078cm" svg:height="0.115cm" svg:x="7.117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polygon draw:style-name="gr45" draw:text-style-name="P26" draw:layer="layout" svg:width="0.038cm" svg:height="0.138cm" svg:x="7.199cm" svg:y="12.515cm" svg:viewBox="0 0 39 139" draw:points="39,136 38,137 36,137 34,138 33,138 31,138 29,138 27,138 26,139 24,138 22,138 20,138 19,137 17,136 16,135 15,134 13,132 12,130 12,129 11,127 10,124 10,122 10,119 9,116 9,113 9,39 0,39 0,25 10,25 14,0 23,0 23,25 38,25 38,39 23,39 23,109 23,111 23,113 23,114 23,116 24,117 24,118 24,119 24,119 24,120 25,120 25,120 25,121 25,121 26,122 26,122 26,122 27,122 27,123 27,123 28,123 28,123 29,124 30,124 31,124 32,124 33,124 35,123 37,123 39,122">
            <text:p/>
          </draw:polygon>
          <draw:path draw:style-name="gr45" draw:text-style-name="P26" draw:layer="layout" svg:width="0.078cm" svg:height="0.115cm" svg:x="7.246cm" svg:y="12.537cm" svg:viewBox="0 0 79 116" svg:d="M25 116h-3l-3-1h-3l-2-1-1-1-1-1h-1l-1-1-1-1-1-1-1-1-1-1-1-1v-1l-1-2-1-1v-1l-1-2v-1-2l-1-3-1-3v-4-4-4l1-4v-2-2l1-1v-2l1-2v-1l1-2 1-1v-2l1-1 1-1 1-1 1-2 2-1 1-1 1-1h1l2-1 3-1 4-2h3l5-1h4 18v-6-3-3-3l-1-3v-1-1l-1-1v-1-1l-1-1v-1l-1-1v-1h-1l-1-1-1-1h-1v-1h-1l-2-1h-2l-2-1h-2-2-2l-2 1h-2l-2 1-1 1h-1l-1 1-1 1v1h-1v1l-1 1v1l-1 1v2l-1 2v2 2l-14-2v-3l1-4 1-3 1-3 1-3 2-2 2-2 1-2 3-2 2-2 2-1 3-1 3-1 3-1h4 3 4l3 1h4l3 1 2 2 2 1h1l1 1 1 1 1 1 1 2 1 1 1 1 1 2 1 1v2l1 1 1 2v2 1l1 2v4l1 4v5 48 2 2 1 2l1 2v1 1l1 1v1 1h1v1h1v1h1 1 2 1 1 1 1v11l-3 1-2 1h-3-2-2-2l-2-1h-1l-1-1-1-1-1-1-1-1-1-1v-1l-1-1v-1l-1-1v-2-3l-1-2v-3-2h-1l-1 3-1 2-2 3-1 2-2 3-1 2-2 1-2 2-2 1-1 1-2 1-2 1h-2l-3 1h-2zM28 102h1 2l2-1h2l1-1 2-1h1l2-2 1-1 2-1 1-2 1-1 1-2 1-1 1-2 1-2 1-2v-2l1-2v-2l1-3v-2-2-2-9h-14-5-2l-2 1h-2-1l-2 1-1 1h-1l-1 1-1 1-1 1-1 1-1 1-1 1v1l-1 2-1 1v2 1l-1 2v2 2 2 2 2 2l1 2v1 1l1 1v1l1 1v1l1 1 1 1 1 1h1l1 1h1l2 1h1z">
            <text:p/>
          </draw:path>
        </draw:g>
        <draw:frame draw:style-name="gr12" draw:text-style-name="P9" draw:layer="layout" svg:width="1.484cm" svg:height="0.49cm" svg:x="7.612cm" svg:y="12.323cm">
          <draw:text-box>
            <text:p><text:span text:style-name="T3">w</text:span><text:span text:style-name="T3">r</text:span><text:span text:style-name="T3">i</text:span><text:span text:style-name="T3">t</text:span><text:span text:style-name="T3">e</text:span><text:span text:style-name="T3">E</text:span><text:span text:style-name="T3">n</text:span></text:p>
          </draw:text-box>
        </draw:frame>
        <draw:g>
          <draw:polygon draw:style-name="gr44" draw:text-style-name="P27" draw:layer="layout" svg:width="0.065cm" svg:height="0.115cm" svg:x="7.611cm" svg:y="12.632cm" svg:viewBox="0 0 66 116" draw:points="14,57 14,63 14,68 15,73 15,77 16,81 17,84 18,88 19,89 19,91 20,92 21,93 21,94 22,95 23,96 24,97 25,98 26,99 27,99 28,100 29,100 30,101 31,101 32,101 33,101 35,101 36,101 38,101 40,101 41,100 43,99 44,98 45,97 47,96 47,95 48,95 48,94 49,93 49,92 50,91 50,90 51,89 51,87 52,85 52,82 53,79 66,81 66,85 65,88 64,92 63,95 62,98 60,101 58,104 56,106 54,109 52,111 49,112 47,114 44,115 41,115 38,116 35,116 31,116 27,115 25,115 23,114 22,113 20,112 18,111 17,110 15,109 14,108 13,106 11,105 10,103 9,101 8,99 7,97 6,95 5,93 4,91 4,88 2,83 1,77 1,71 0,65 0,58 0,51 1,45 1,39 2,33 4,28 4,25 5,23 6,21 7,19 8,17 9,15 10,13 11,11 13,10 14,8 15,7 17,6 18,5 20,4 22,3 23,2 25,1 27,1 31,0 35,0 38,0 41,1 44,1 46,2 49,3 51,5 53,7 56,9 57,11 59,14 61,17 62,19 63,23 64,26 65,30 66,33 52,35 52,33 51,30 51,28 50,27 49,25 49,23 48,22 47,20 46,19 45,19 45,18 44,18 44,17 43,17 41,16 40,15 38,15 36,15 34,15 32,15 31,15 29,15 28,16 27,16 26,16 25,17 24,18 23,18 23,19 22,20 21,21 20,22 20,23 19,24 18,26 18,27 17,29 17,30 16,34 15,38 15,42 14,47 14,52">
            <text:p/>
          </draw:polygon>
          <draw:polygon draw:style-name="gr44" draw:text-style-name="P27" draw:layer="layout" svg:width="0.013cm" svg:height="0.153cm" svg:x="7.691cm" svg:y="12.593cm" svg:viewBox="0 0 14 154" draw:points="0,154 0,0 14,0 14,154">
            <text:p/>
          </draw:polygon>
          <draw:polygon draw:style-name="gr44" draw:text-style-name="P27" draw:layer="layout" svg:width="0.066cm" svg:height="0.153cm" svg:x="7.725cm" svg:y="12.593cm" svg:viewBox="0 0 67 154" draw:points="51,154 23,103 14,114 14,154 0,154 0,0 14,0 14,96 49,42 65,42 32,90 67,154">
            <text:p/>
          </draw:polygon>
        </draw:g>
        <draw:frame draw:style-name="gr13" draw:text-style-name="P8" draw:layer="layout" svg:width="1.484cm" svg:height="0.727cm" svg:x="7.866cm" svg:y="11.162cm">
          <draw:text-box>
            <text:p><text:span text:style-name="T3">R</text:span><text:span text:style-name="T3">e</text:span><text:span text:style-name="T3">a</text:span><text:span text:style-name="T3">d</text:span></text:p>
            <text:p><text:span text:style-name="T3">D</text:span><text:span text:style-name="T3">a</text:span><text:span text:style-name="T3">t</text:span><text:span text:style-name="T3">a</text:span></text:p>
          </draw:text-box>
        </draw:frame>
        <draw:g xml:id="id23" draw:id="id23">
          <draw:path draw:style-name="gr44" draw:text-style-name="P27" draw:layer="layout" svg:width="0.018cm" svg:height="0.153cm" svg:x="6.733cm" svg:y="5.483cm" svg:viewBox="0 0 19 154" svg:d="M0 18v-18h19v18zM0 154v-112h19v112z">
            <text:p/>
          </draw:path>
          <draw:polygon draw:style-name="gr44" draw:text-style-name="P27" draw:layer="layout" svg:width="0.089cm" svg:height="0.113cm" svg:x="6.78cm" svg:y="5.52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4" draw:text-style-name="P27" draw:layer="layout" svg:width="0.14cm" svg:height="0.145cm" svg:x="6.884cm" svg:y="5.49cm" svg:viewBox="0 0 141 146" svg:d="M120 146l-16-43h-67l-17 43h-20l60-146h22l59 146zM70 15v3l-2 4-2 5-4 13-19 48h55l-19-49-6-16z">
            <text:p/>
          </draw:path>
        </draw:g>
        <draw:g>
          <draw:path draw:style-name="gr44" draw:text-style-name="P27" draw:layer="layout" svg:width="0.018cm" svg:height="0.153cm" svg:x="6.733cm" svg:y="6.753cm" svg:viewBox="0 0 19 154" svg:d="M0 18v-18h19v18zM0 154v-112h19v112z">
            <text:p/>
          </draw:path>
          <draw:polygon draw:style-name="gr44" draw:text-style-name="P27" draw:layer="layout" svg:width="0.089cm" svg:height="0.113cm" svg:x="6.78cm" svg:y="6.792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4" draw:text-style-name="P27" draw:layer="layout" svg:width="0.112cm" svg:height="0.145cm" svg:x="6.901cm" svg:y="6.76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39" draw:id="id39">
          <draw:path draw:style-name="gr44" draw:text-style-name="P27" draw:layer="layout" svg:width="0.099cm" svg:height="0.115cm" svg:x="8.08cm" svg:y="6.157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4" draw:text-style-name="P27" draw:layer="layout" svg:width="0.089cm" svg:height="0.113cm" svg:x="8.204cm" svg:y="6.159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4" draw:text-style-name="P27" draw:layer="layout" svg:width="0.053cm" svg:height="0.138cm" svg:x="8.311cm" svg:y="6.135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14" draw:text-style-name="P11" draw:layer="layout" svg:x1="5.707cm" svg:y1="6.844cm" svg:x2="6.723cm" svg:y2="6.844cm">
          <text:p text:style-name="P10"><text:span text:style-name="T1">1</text:span></text:p>
        </draw:line>
        <draw:line draw:style-name="gr15" draw:text-style-name="P12" draw:layer="layout" svg:x1="12.184cm" svg:y1="13.194cm" svg:x2="12.184cm" svg:y2="9.765cm">
          <text:p/>
        </draw:line>
        <draw:line draw:style-name="gr16" draw:text-style-name="P14" xml:id="id45" draw:id="id45" draw:layer="layout" svg:x1="12.184cm" svg:y1="9.79cm" svg:x2="12.049cm" svg:y2="8.493cm">
          <text:p text:style-name="P13"><text:span text:style-name="T4">W</text:span><text:span text:style-name="T4">3</text:span><text:span text:style-name="T4">[</text:span><text:span text:style-name="T4">5</text:span><text:span text:style-name="T4">:</text:span><text:span text:style-name="T4">0</text:span><text:span text:style-name="T4">]</text:span></text:p>
        </draw:line>
        <draw:line draw:style-name="gr16" draw:text-style-name="P29" xml:id="id46" draw:id="id46" draw:layer="layout" svg:x1="12.184cm" svg:y1="10.781cm" svg:x2="13.581cm" svg:y2="10.781cm">
          <text:p text:style-name="P28"><text:span text:style-name="T4">W</text:span><text:span text:style-name="T4">3</text:span><text:span text:style-name="T4">[</text:span><text:span text:style-name="T4">1</text:span><text:span text:style-name="T4">1</text:span><text:span text:style-name="T4">:</text:span><text:span text:style-name="T4">6</text:span><text:span text:style-name="T4">]</text:span></text:p>
        </draw:line>
        <draw:line draw:style-name="gr16" draw:text-style-name="P29" xml:id="id43" draw:id="id43" draw:layer="layout" svg:x1="12.184cm" svg:y1="11.543cm" svg:x2="13.708cm" svg:y2="11.543cm">
          <text:p text:style-name="P28"><text:span text:style-name="T4">W</text:span><text:span text:style-name="T4">3</text:span><text:span text:style-name="T4">[</text:span><text:span text:style-name="T4">1</text:span><text:span text:style-name="T4">7</text:span><text:span text:style-name="T4">:</text:span><text:span text:style-name="T4">1</text:span><text:span text:style-name="T4">2</text:span><text:span text:style-name="T4">]</text:span></text:p>
        </draw:line>
        <draw:line draw:style-name="gr16" draw:text-style-name="P29" xml:id="id41" draw:id="id41" draw:layer="layout" svg:x1="12.184cm" svg:y1="12.305cm" svg:x2="13.835cm" svg:y2="12.305cm">
          <text:p text:style-name="P28"><text:span text:style-name="T4">W</text:span><text:span text:style-name="T4">3</text:span><text:span text:style-name="T4">[</text:span><text:span text:style-name="T4">2</text:span><text:span text:style-name="T4">3</text:span><text:span text:style-name="T4">:</text:span><text:span text:style-name="T4">1</text:span><text:span text:style-name="T4">8</text:span><text:span text:style-name="T4">]</text:span></text:p>
        </draw:line>
        <draw:line draw:style-name="gr16" draw:text-style-name="P29" xml:id="id32" draw:id="id32" draw:layer="layout" svg:x1="12.184cm" svg:y1="13.194cm" svg:x2="13.835cm" svg:y2="13.194cm">
          <text:p text:style-name="P28"><text:span text:style-name="T4">W</text:span><text:span text:style-name="T4">3</text:span><text:span text:style-name="T4">[</text:span><text:span text:style-name="T4">3</text:span><text:span text:style-name="T4">3</text:span><text:span text:style-name="T4">:</text:span><text:span text:style-name="T4">1</text:span><text:span text:style-name="T4">8</text:span><text:span text:style-name="T4">]</text:span></text:p>
        </draw:line>
        <draw:g xml:id="id47" draw:id="id47">
          <draw:polygon draw:style-name="gr44" draw:text-style-name="P27" draw:layer="layout" svg:width="0.153cm" svg:height="0.111cm" svg:x="16.001cm" svg:y="10.223cm" svg:viewBox="0 0 154 112" draw:points="122,112 100,112 81,33 77,15 74,29 53,112 31,112 0,0 18,0 37,76 38,78 39,82 42,97 44,89 67,0 87,0 107,77 111,97 114,82 136,0 154,0">
            <text:p/>
          </draw:polygon>
          <draw:polygon draw:style-name="gr44" draw:text-style-name="P27" draw:layer="layout" svg:width="0.052cm" svg:height="0.113cm" svg:x="16.167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18cm" svg:height="0.153cm" svg:x="16.239cm" svg:y="10.182cm" svg:viewBox="0 0 19 154" svg:d="M0 18v-18h19v18zM0 154v-112h19v112z">
            <text:p/>
          </draw:path>
          <draw:polygon draw:style-name="gr44" draw:text-style-name="P27" draw:layer="layout" svg:width="0.053cm" svg:height="0.138cm" svg:x="16.275cm" svg:y="10.19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098cm" svg:height="0.115cm" svg:x="16.34cm" svg:y="10.22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4" draw:text-style-name="P27" draw:layer="layout" svg:width="0.14cm" svg:height="0.145cm" svg:x="16.45cm" svg:y="10.189cm" svg:viewBox="0 0 141 146" svg:d="M120 146l-16-43h-67l-17 43h-20l60-146h22l59 146zM70 15v3l-2 4-2 5-4 13-19 48h55l-19-49-6-16z">
            <text:p/>
          </draw:path>
          <draw:path draw:style-name="gr44" draw:text-style-name="P27" draw:layer="layout" svg:width="0.094cm" svg:height="0.154cm" svg:x="16.598cm" svg:y="10.182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4" draw:text-style-name="P27" draw:layer="layout" svg:width="0.052cm" svg:height="0.113cm" svg:x="16.722cm" svg:y="10.22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g>
        <draw:g xml:id="id52" draw:id="id52">
          <draw:polygon draw:style-name="gr46" draw:text-style-name="P27" draw:layer="layout" svg:width="0.052cm" svg:height="0.113cm" svg:x="16.015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98cm" svg:height="0.115cm" svg:x="16.082cm" svg:y="9.695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6" draw:text-style-name="P27" draw:layer="layout" svg:width="0.108cm" svg:height="0.115cm" svg:x="16.201cm" svg:y="9.695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6" draw:text-style-name="P27" draw:layer="layout" svg:width="0.094cm" svg:height="0.154cm" svg:x="16.319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6" draw:text-style-name="P27" draw:layer="layout" svg:width="0.14cm" svg:height="0.145cm" svg:x="16.429cm" svg:y="9.663cm" svg:viewBox="0 0 141 146" svg:d="M120 146l-16-43h-67l-17 43h-20l60-146h22l59 146zM70 15v3l-2 4-2 5-4 13-19 48h55l-19-49-6-16z">
            <text:p/>
          </draw:path>
          <draw:path draw:style-name="gr46" draw:text-style-name="P27" draw:layer="layout" svg:width="0.094cm" svg:height="0.154cm" svg:x="16.577cm" svg:y="9.656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6" draw:text-style-name="P27" draw:layer="layout" svg:width="0.052cm" svg:height="0.113cm" svg:x="16.701cm" svg:y="9.695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6" draw:text-style-name="P27" draw:layer="layout" svg:width="0.096cm" svg:height="0.147cm" svg:x="16.77cm" svg:y="9.661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2" draw:text-style-name="P27" draw:layer="layout" svg:width="0.052cm" svg:height="0.113cm" svg:x="18.682cm" svg:y="9.568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2" draw:text-style-name="P27" draw:layer="layout" svg:width="0.098cm" svg:height="0.115cm" svg:x="18.749cm" svg:y="9.568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2" draw:text-style-name="P27" draw:layer="layout" svg:width="0.108cm" svg:height="0.115cm" svg:x="18.868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2" draw:text-style-name="P27" draw:layer="layout" svg:width="0.094cm" svg:height="0.154cm" svg:x="18.986cm" svg:y="9.529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2" draw:text-style-name="P27" draw:layer="layout" svg:width="0.125cm" svg:height="0.145cm" svg:x="19.113cm" svg:y="9.536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2" draw:text-style-name="P27" draw:layer="layout" svg:width="0.108cm" svg:height="0.115cm" svg:x="19.257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2" draw:text-style-name="P27" draw:layer="layout" svg:width="0.053cm" svg:height="0.138cm" svg:x="19.37cm" svg:y="9.54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2" draw:text-style-name="P27" draw:layer="layout" svg:width="0.108cm" svg:height="0.115cm" svg:x="19.435cm" svg:y="9.568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2" draw:text-style-name="P27" draw:layer="layout" svg:width="0.09cm" svg:height="0.145cm" svg:x="19.56cm" svg:y="9.536cm" svg:viewBox="0 0 91 146" draw:points="0,146 0,130 37,130 37,18 4,41 4,24 39,0 56,0 56,130 91,130 91,146">
            <text:p/>
          </draw:polygon>
        </draw:g>
        <draw:g xml:id="id44" draw:id="id44">
          <draw:polygon draw:style-name="gr46" draw:text-style-name="P27" draw:layer="layout" svg:width="0.052cm" svg:height="0.113cm" svg:x="16.026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6" draw:text-style-name="P27" draw:layer="layout" svg:width="0.098cm" svg:height="0.115cm" svg:x="16.093cm" svg:y="9.187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6" draw:text-style-name="P27" draw:layer="layout" svg:width="0.108cm" svg:height="0.115cm" svg:x="16.212cm" svg:y="9.18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6" draw:text-style-name="P27" draw:layer="layout" svg:width="0.094cm" svg:height="0.154cm" svg:x="16.33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6" draw:text-style-name="P27" draw:layer="layout" svg:width="0.14cm" svg:height="0.145cm" svg:x="16.44cm" svg:y="9.155cm" svg:viewBox="0 0 141 146" svg:d="M120 146l-16-43h-67l-17 43h-20l60-146h22l59 146zM70 15v3l-2 4-2 5-4 13-19 48h55l-19-49-6-16z">
            <text:p/>
          </draw:path>
          <draw:path draw:style-name="gr46" draw:text-style-name="P27" draw:layer="layout" svg:width="0.094cm" svg:height="0.154cm" svg:x="16.588cm" svg:y="9.14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olygon draw:style-name="gr46" draw:text-style-name="P27" draw:layer="layout" svg:width="0.052cm" svg:height="0.113cm" svg:x="16.712cm" svg:y="9.187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olygon draw:style-name="gr46" draw:text-style-name="P27" draw:layer="layout" svg:width="0.09cm" svg:height="0.145cm" svg:x="16.786cm" svg:y="9.155cm" svg:viewBox="0 0 91 146" draw:points="0,146 0,130 37,130 37,18 4,41 4,24 39,0 56,0 56,130 91,130 91,146">
            <text:p/>
          </draw:polygon>
        </draw:g>
        <draw:g xml:id="id49" draw:id="id49">
          <draw:polygon draw:style-name="gr44" draw:text-style-name="P27" draw:layer="layout" svg:width="0.052cm" svg:height="0.113cm" svg:x="18.682cm" svg:y="10.203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98cm" svg:height="0.115cm" svg:x="18.749cm" svg:y="10.203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4" draw:text-style-name="P27" draw:layer="layout" svg:width="0.108cm" svg:height="0.115cm" svg:x="18.868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ath draw:style-name="gr44" draw:text-style-name="P27" draw:layer="layout" svg:width="0.094cm" svg:height="0.154cm" svg:x="18.986cm" svg:y="10.164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path draw:style-name="gr44" draw:text-style-name="P27" draw:layer="layout" svg:width="0.125cm" svg:height="0.145cm" svg:x="19.113cm" svg:y="10.171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4" draw:text-style-name="P27" draw:layer="layout" svg:width="0.108cm" svg:height="0.115cm" svg:x="19.257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4" draw:text-style-name="P27" draw:layer="layout" svg:width="0.053cm" svg:height="0.138cm" svg:x="19.37cm" svg:y="10.181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108cm" svg:height="0.115cm" svg:x="19.435cm" svg:y="10.20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4" draw:text-style-name="P27" draw:layer="layout" svg:width="0.096cm" svg:height="0.147cm" svg:x="19.555cm" svg:y="10.169cm" svg:viewBox="0 0 97 148" draw:points="0,148 0,135 1,132 3,129 4,126 6,123 8,121 9,118 11,116 13,114 17,109 21,105 25,101 29,97 46,83 50,80 53,76 57,73 60,70 64,67 65,65 66,63 68,62 69,60 70,58 71,57 72,55 73,53 74,51 74,49 75,47 75,45 75,43 75,41 75,38 75,35 74,32 74,31 73,30 73,29 72,28 72,27 71,26 71,25 70,24 69,23 68,22 67,21 66,20 65,20 64,19 63,18 62,18 61,17 60,17 57,16 54,16 52,15 49,15 46,15 43,16 40,16 38,17 35,18 33,19 31,20 29,22 28,23 27,23 26,24 25,25 25,26 24,27 23,28 23,30 22,32 21,34 20,37 20,40 1,38 2,34 3,30 4,26 6,22 7,21 8,19 9,18 10,16 13,13 16,10 19,8 23,6 26,4 30,3 35,1 39,1 44,0 49,0 54,0 59,1 64,1 68,3 72,4 74,5 76,6 78,7 79,8 81,9 82,10 84,12 85,13 86,15 88,16 89,18 90,19 91,21 91,23 92,25 93,27 94,31 94,35 94,40 94,42 94,44 94,46 93,48 93,51 92,53 91,55 90,57 89,59 88,61 87,63 86,65 84,67 82,69 81,71 79,74 77,76 74,78 68,84 60,91 50,100 44,104 39,109 34,113 31,117 29,119 27,121 26,123 25,125 23,127 22,129 21,130 21,132 97,132 97,148">
            <text:p/>
          </draw:polygon>
        </draw:g>
        <draw:g>
          <draw:polygon draw:style-name="gr44" draw:text-style-name="P27" draw:layer="layout" svg:width="0.153cm" svg:height="0.111cm" svg:x="16.001cm" svg:y="12.763cm" svg:viewBox="0 0 154 112" draw:points="122,112 100,112 81,33 77,15 74,29 53,112 31,112 0,0 18,0 37,76 38,78 39,82 42,97 44,89 67,0 87,0 107,77 111,97 114,82 136,0 154,0">
            <text:p/>
          </draw:polygon>
          <draw:polygon draw:style-name="gr44" draw:text-style-name="P27" draw:layer="layout" svg:width="0.052cm" svg:height="0.113cm" svg:x="16.167cm" svg:y="12.761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18cm" svg:height="0.153cm" svg:x="16.239cm" svg:y="12.722cm" svg:viewBox="0 0 19 154" svg:d="M0 18v-18h19v18zM0 154v-112h19v112z">
            <text:p/>
          </draw:path>
          <draw:polygon draw:style-name="gr44" draw:text-style-name="P27" draw:layer="layout" svg:width="0.053cm" svg:height="0.138cm" svg:x="16.275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098cm" svg:height="0.115cm" svg:x="16.34cm" svg:y="12.761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ath draw:style-name="gr44" draw:text-style-name="P27" draw:layer="layout" svg:width="0.125cm" svg:height="0.145cm" svg:x="16.467cm" svg:y="12.729cm" svg:viewBox="0 0 126 146" svg:d="M126 71l-1 6v5l-1 6-1 5-1 4-1 5-2 5-2 4-3 4-2 4-3 3-3 4-3 3-4 3-3 2-4 3-4 2-5 2-4 1-5 2-4 1h-5l-5 1h-5-55v-146h48 9l9 1 8 2 7 2 7 2 3 2 3 1 3 2 3 2 3 2 2 3 3 2 2 2 2 3 2 3 2 3 2 3 1 3 2 3 1 3 1 4 1 7 1 8zM106 71l-1-6v-6l-1-6-2-5-1-3-1-2-1-3-2-2-1-2-2-2-1-2-2-2-2-2-2-1-2-2-2-1-3-1-2-2-3-1-2-1-6-1-6-1-6-1h-7-28v114h32 4 4l4-1 3-1 4-1 3-1 3-1 3-2 3-2 3-2 3-2 2-3 2-2 3-3 1-3 2-3 2-4 1-3 1-4 1-4 1-4v-4l1-4z">
            <text:p/>
          </draw:path>
          <draw:path draw:style-name="gr44" draw:text-style-name="P27" draw:layer="layout" svg:width="0.108cm" svg:height="0.115cm" svg:x="16.611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44" draw:text-style-name="P27" draw:layer="layout" svg:width="0.053cm" svg:height="0.138cm" svg:x="16.724cm" svg:y="12.739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108cm" svg:height="0.115cm" svg:x="16.789cm" svg:y="12.761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g>
        <draw:g xml:id="id48" draw:id="id48">
          <draw:polygon draw:style-name="gr44" draw:text-style-name="P27" draw:layer="layout" svg:width="0.153cm" svg:height="0.111cm" svg:x="17.398cm" svg:y="8.826cm" svg:viewBox="0 0 154 112" draw:points="122,112 100,112 81,33 77,15 74,29 53,112 31,112 0,0 18,0 37,76 38,78 39,82 42,97 44,89 67,0 87,0 107,77 111,97 114,82 136,0 154,0">
            <text:p/>
          </draw:polygon>
          <draw:polygon draw:style-name="gr44" draw:text-style-name="P27" draw:layer="layout" svg:width="0.052cm" svg:height="0.113cm" svg:x="17.564cm" svg:y="8.824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18cm" svg:height="0.153cm" svg:x="17.636cm" svg:y="8.785cm" svg:viewBox="0 0 19 154" svg:d="M0 18v-18h19v18zM0 154v-112h19v112z">
            <text:p/>
          </draw:path>
          <draw:polygon draw:style-name="gr44" draw:text-style-name="P27" draw:layer="layout" svg:width="0.053cm" svg:height="0.138cm" svg:x="17.672cm" svg:y="8.802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path draw:style-name="gr44" draw:text-style-name="P27" draw:layer="layout" svg:width="0.098cm" svg:height="0.115cm" svg:x="17.737cm" svg:y="8.824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44" draw:text-style-name="P27" draw:layer="layout" svg:width="0.114cm" svg:height="0.145cm" svg:x="17.864cm" svg:y="8.792cm" svg:viewBox="0 0 115 146" draw:points="0,146 0,0 111,0 111,16 20,16 20,63 104,63 104,79 20,79 20,130 115,130 115,146">
            <text:p/>
          </draw:polygon>
          <draw:polygon draw:style-name="gr44" draw:text-style-name="P27" draw:layer="layout" svg:width="0.089cm" svg:height="0.113cm" svg:x="18cm" svg:y="8.824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g>
        <draw:g>
          <draw:polygon draw:style-name="gr44" draw:text-style-name="P27" draw:layer="layout" svg:width="0.09cm" svg:height="0.115cm" svg:x="17.65cm" svg:y="13.268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4" draw:text-style-name="P27" draw:layer="layout" svg:width="0.018cm" svg:height="0.153cm" svg:x="17.761cm" svg:y="13.229cm" svg:viewBox="0 0 19 154" draw:points="0,154 0,0 19,0 19,154">
            <text:p/>
          </draw:polygon>
          <draw:polygon draw:style-name="gr44" draw:text-style-name="P27" draw:layer="layout" svg:width="0.091cm" svg:height="0.153cm" svg:x="17.807cm" svg:y="13.229cm" svg:viewBox="0 0 92 154" draw:points="70,154 32,103 19,114 19,154 0,154 0,0 19,0 19,96 68,42 90,42 44,90 92,154">
            <text:p/>
          </draw:polygon>
        </draw:g>
        <draw:custom-shape draw:style-name="gr17" draw:text-style-name="P16" xml:id="id26" draw:id="id26" draw:layer="layout" svg:width="1.143cm" svg:height="3.937cm" svg:x="9.898cm" svg:y="9.511cm">
          <text:p text:style-name="P16"><text:span text:style-name="T5">I</text:span><text:span text:style-name="T5">n</text:span><text:span text:style-name="T5">s</text:span><text:span text:style-name="T5">t</text:span><text:span text:style-name="T5">r</text:span><text:span text:style-name="T5">u</text:span><text:span text:style-name="T5">c</text:span><text:span text:style-name="T5">t</text:span><text:span text:style-name="T5">i</text:span><text:span text:style-name="T5">o</text:span><text:span text:style-name="T5">n</text:span><text:span text:style-name="T5"> </text:span></text:p>
          <text:p text:style-name="P16"><text:span text:style-name="T5">r</text:span><text:span text:style-name="T5">e</text:span><text:span text:style-name="T5">g</text:span><text:span text:style-name="T5">i</text:span><text:span text:style-name="T5">s</text:span><text:span text:style-name="T5">t</text:span><text:span text:style-name="T5">e</text:span><text:span text:style-name="T5">r</text:span></text:p>
          <draw:enhanced-geometry svg:viewBox="0 0 21600 21600" draw:type="rectangle" draw:enhanced-path="M 0 0 L 21600 0 21600 21600 0 21600 0 0 Z N"/>
        </draw:custom-shape>
        <draw:line draw:style-name="gr18" draw:text-style-name="P17" draw:layer="layout" svg:x1="11.041cm" svg:y1="11.543cm" svg:x2="12.311cm" svg:y2="11.543cm">
          <text:p/>
        </draw:line>
        <draw:frame draw:style-name="gr12" draw:text-style-name="P8" draw:layer="layout" svg:width="0.76cm" svg:height="0.49cm" svg:x="10.154cm" svg:y="13.084cm">
          <draw:text-box>
            <text:p><text:span text:style-name="T3">c</text:span><text:span text:style-name="T3">l</text:span><text:span text:style-name="T3">k</text:span></text:p>
          </draw:text-box>
        </draw:frame>
        <draw:g>
          <draw:path draw:style-name="gr47" draw:text-style-name="P27" draw:layer="layout" svg:width="0.018cm" svg:height="0.153cm" svg:x="21.988cm" svg:y="10.434cm" svg:viewBox="0 0 19 154" svg:d="M0 18c0-6 0-12 0-18 6 0 13 0 19 0 0 6 0 12 0 18-6 0-13 0-19 0zM0 154c0-37 0-75 0-112 6 0 13 0 19 0 0 37 0 75 0 112-6 0-13 0-19 0z">
            <text:p/>
          </draw:path>
          <draw:path draw:style-name="gr47" draw:text-style-name="P27" draw:layer="layout" svg:width="0.089cm" svg:height="0.113cm" svg:x="22.035cm" svg:y="10.473cm" svg:viewBox="0 0 90 114" svg:d="M71 114c0-24 0-47 0-71 0-2 0-3 0-5 0-1 0-2 0-3s0-1 0-2-1-1-1-2 0-1 0-2 0-1 0-2l-1-1c0-1 0-1 0-2l-1-1-1-1-1-1-1-1-1-1-1-1-1-1-1-1h-1c-1 0-1-1-2-1s-1 0-2 0h-1c-1 0-1 0-2 0s-2-1-3-1-1 0-2 0-2 1-3 1-2 0-3 0-1 0-2 0l-1 1h-1c-1 0-1 1-2 1h-1l-1 1c-1 0-1 1-2 1l-1 1h-1l-1 1-1 1c0 1-1 1-1 2l-1 1-1 1-1 1c0 1 0 1 0 2-1 1-1 2-2 3 0 1-1 2-1 3s-1 2-1 3 0 2 0 3-1 3-1 4 0 3 0 4c0 22 0 43 0 65-6 0-12 0-18 0 0-29 0-59 0-88 0-5-1-11-1-16 0-2 0-3 0-5 0-1 0-1 0-2v-1c6 0 12 0 18 0v1c0 1 0 1 0 2 0 2 0 3 0 5 0 4 0 7 0 11h1c0-1 1-2 1-3 1-1 1-1 2-2s1-2 2-3 1-1 2-2 1-1 2-2c1 0 1-1 2-1 1-1 1-1 2-2 1 0 1-1 2-1s1-1 2-1 1-1 2-1 1-1 2-1 2-1 3-1 2 0 3 0 2-1 3-1 1 0 2 0 3 0 4 0 3 0 4 0 3 1 4 1 3 0 4 0 3 1 4 1l1 1c1 0 1 1 2 1h1c1 0 1 1 2 1l1 1 1 1 1 1c1 0 1 1 2 1l1 1c0 1 1 1 1 2v1l1 1c0 1 1 1 1 2s1 1 1 2 1 2 1 3 1 3 1 4c0 2 1 3 1 5 0 1 0 3 0 4 0 2 0 3 0 5 0 25 0 50 0 75-6 0-13 0-19 0z">
            <text:p/>
          </draw:path>
          <draw:path draw:style-name="gr47" draw:text-style-name="P27" draw:layer="layout" svg:width="0.14cm" svg:height="0.145cm" svg:x="22.139cm" svg:y="10.441cm" svg:viewBox="0 0 141 146" svg:d="M120 146c-5-14-11-29-16-43-22 0-45 0-67 0-6 14-11 29-17 43-7 0-13 0-20 0 20-49 40-97 60-146 7 0 15 0 22 0 20 49 39 97 59 146-7 0-14 0-21 0zM70 15c0 1 0 2 0 3-1 1-1 3-2 4-1 2-1 3-2 5-1 4-3 9-4 13-6 16-13 32-19 48 18 0 37 0 55 0-6-16-13-33-19-49-2-5-4-11-6-16-1-3-2-5-3-8z">
            <text:p/>
          </draw:path>
        </draw:g>
        <draw:g>
          <draw:path draw:style-name="gr44" draw:text-style-name="P27" draw:layer="layout" svg:width="0.018cm" svg:height="0.153cm" svg:x="22.047cm" svg:y="11.341cm" svg:viewBox="0 0 19 154" svg:d="M0 18c0-6 0-12 0-18 6 0 13 0 19 0 0 6 0 12 0 18-6 0-13 0-19 0zM0 154c0-37 0-75 0-112 6 0 13 0 19 0 0 37 0 75 0 112-6 0-13 0-19 0z">
            <text:p/>
          </draw:path>
          <draw:path draw:style-name="gr44" draw:text-style-name="P27" draw:layer="layout" svg:width="0.089cm" svg:height="0.113cm" svg:x="22.094cm" svg:y="11.38cm" svg:viewBox="0 0 90 114" svg:d="M71 114c0-24 0-47 0-71 0-2 0-3 0-5 0-1 0-2 0-3s0-1 0-2-1-1-1-2 0-1 0-2 0-1 0-2l-1-1c0-1 0-1 0-2l-1-1-1-1-1-1-1-1-1-1-1-1-1-1-1-1h-1c-1 0-1-1-2-1s-1 0-2 0h-1c-1 0-1 0-2 0s-2-1-3-1-1 0-2 0-2 1-3 1-2 0-3 0-1 0-2 0l-1 1h-1c-1 0-1 1-2 1h-1l-1 1c-1 0-1 1-2 1l-1 1h-1l-1 1-1 1c0 1-1 1-1 2l-1 1-1 1-1 1c0 1 0 1 0 2-1 1-1 2-2 3 0 1-1 2-1 3s-1 2-1 3 0 2 0 3-1 3-1 4 0 3 0 4c0 22 0 43 0 65-6 0-12 0-18 0 0-29 0-59 0-88 0-5-1-11-1-16 0-2 0-3 0-5 0-1 0-1 0-2v-1c6 0 12 0 18 0v1c0 1 0 1 0 2 0 2 0 3 0 5 0 4 0 7 0 11h1c0-1 1-2 1-3 1-1 1-1 2-2s1-2 2-3 1-1 2-2 1-1 2-2c1 0 1-1 2-1 1-1 1-1 2-2 1 0 1-1 2-1s1-1 2-1 1-1 2-1 1-1 2-1 2-1 3-1 2 0 3 0 2-1 3-1 1 0 2 0 3 0 4 0 3 0 4 0 3 1 4 1 3 0 4 0 3 1 4 1l1 1c1 0 1 1 2 1h1c1 0 1 1 2 1l1 1 1 1 1 1c1 0 1 1 2 1l1 1c0 1 1 1 1 2v1l1 1c0 1 1 1 1 2s1 1 1 2 1 2 1 3 1 3 1 4c0 2 1 3 1 5 0 1 0 3 0 4 0 2 0 3 0 5 0 25 0 50 0 75-6 0-13 0-19 0z">
            <text:p/>
          </draw:path>
          <draw:path draw:style-name="gr44" draw:text-style-name="P27" draw:layer="layout" svg:width="0.112cm" svg:height="0.145cm" svg:x="22.215cm" svg:y="11.348cm" svg:viewBox="0 0 113 146" svg:d="M113 105c0 1 0 3 0 4s-1 2-1 3 0 1 0 2-1 1-1 2 0 1 0 2-1 1-1 2-1 1-1 2-1 1-1 2-1 1-1 2l-1 1c0 1-1 1-1 2-1 1-1 1-2 2l-1 1c-1 1-1 1-2 2l-1 1c-1 0-1 1-2 1-1 1-1 1-2 2s-3 1-4 2c-2 1-3 1-5 2-1 0-3 1-4 1-2 0-3 1-5 1s-4 1-6 1-4 1-6 1-4 0-6 0c-20 0-39 0-59 0 0-49 0-97 0-146 18 0 35 0 53 0 4 0 8 1 12 1 2 0 3 0 5 0s3 1 5 1 3 1 5 1c1 1 3 1 4 2s3 1 4 2 3 1 4 2 2 1 3 2 1 2 2 3 1 2 2 3 1 2 2 3 1 2 2 3c0 1 1 3 1 4s0 3 0 4 0 3 0 4 0 2 0 3 0 3 0 4-1 1-1 2 0 2 0 3-1 2-1 3c-1 1-1 1-2 2 0 1-1 2-1 3-1 1-1 1-2 2s-1 1-2 2-1 1-2 2-1 1-2 2c-1 0-2 1-3 1-1 1-1 1-2 2-1 0-2 1-3 1s-2 1-3 1-2 1-3 1c1 0 3 0 4 0s3 1 4 1 3 1 4 1c1 1 2 1 3 2 1 0 2 1 3 1 1 1 2 1 3 2s2 1 3 2l1 1 1 1c1 1 2 2 3 3l1 1c0 1 1 1 1 2v1l1 1c0 1 1 1 1 2v1c1 1 1 2 2 3 0 1 0 3 0 4s1 2 1 3 0 3 0 4zM84 38c0-1 0-2 0-3v-1c0-1 0-1 0-2v-1l-1-1v-1l-1-1v-1l-1-1v-1l-1-1-1-1-1-1h-1l-1-1-1-1h-1c-1 0-1-1-2-1s-2-1-3-1-1-1-2-1-3 0-4 0-2-1-3-1-2 0-3 0-3 0-4 0c-11 0-22 0-33 0 0 15 0 31 0 46 11 0 22 0 33 0 1 0 3 0 4 0s2-1 3-1 3 0 4 0 2-1 3-1 2 0 3 0c1-1 1-1 2-2h1c1 0 1-1 2-1h1l1-1 1-1v-1l1-1h1l1-1v-1c0-1 1-1 1-2l1-1v-1-1l1-1c0-1 0-1 0-2s0-1 0-2 0-2 0-3zM93 103c0-1 0-2 0-3s-1-2-1-3 0-2 0-3-1-1-1-2c-1-1-1-2-2-3 0-1-1-1-1-2-1-1-1-1-2-2-1 0-1-1-2-1-1-1-2-1-3-2-1 0-1-1-2-1s-2-1-3-1-3-1-4-1-2-1-3-1-3 0-4 0-3-1-4-1-3 0-4 0c-12 0-25 0-37 0 0 18 0 35 0 53 13 0 25 0 38 0 2 0 3 0 5 0 1 0 3 0 4 0s2-1 3-1 3-1 4-1 2-1 3-1h1c1 0 1-1 2-1h1l1-1c1 0 1-1 2-1l1-1 1-1 1-1v-1l1-1 1-1 1-1v-1l1-1v-1c0-1 1-1 1-2v-1c0-1 0-1 0-2s1-2 1-3 0-2 0-3z">
            <text:p/>
          </draw:path>
        </draw:g>
        <draw:g>
          <draw:path draw:style-name="gr44" draw:text-style-name="P27" draw:layer="layout" svg:width="0.099cm" svg:height="0.115cm" svg:x="23.321cm" svg:y="10.981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path draw:style-name="gr44" draw:text-style-name="P27" draw:layer="layout" svg:width="0.089cm" svg:height="0.113cm" svg:x="23.445cm" svg:y="10.983cm" svg:viewBox="0 0 90 114" svg:d="M19 0c0 24 0 47 0 71 0 2 0 3 0 5 0 1 0 2 0 3s0 1 0 2 1 1 1 2 0 1 0 2 0 1 0 2l1 1c0 1 0 1 0 2l1 1 1 1 1 1 1 1 1 1 1 1 1 1 1 1c1 0 1 0 2 0l1 1c1 0 1 0 2 0s1 0 2 0h1c1 0 2 1 3 1s1 0 2 0 2-1 3-1 2 0 3 0 1 0 2 0l1-1c1 0 1 0 2 0l1-1h1l1-1c1 0 1-1 2-1l1-1h1l1-1 1-1c0-1 1-1 1-2l1-1 1-1 1-1c0-1 0-1 0-2 1-1 1-1 2-2 0-1 1-3 1-4s1-2 1-3 0-2 0-3 1-3 1-4 0-3 0-4c0-22 0-43 0-65 6 0 12 0 18 0 0 29 0 59 0 88 0 5 1 11 1 16 0 2 0 3 0 5 0 1 0 1 0 2v1c-6 0-12 0-18 0v-1c0-1 0-1 0-2 0-2 0-3 0-5 0-4 0-7 0-11h-1c0 1-1 2-1 3-1 1-1 1-2 2s-1 2-2 3-1 1-2 2c0 1-1 1-1 2-1 0-1 1-2 1-1 1-1 1-2 2-1 0-2 1-3 1s-1 1-2 1-1 1-2 1-1 1-2 1-2 1-3 1-2 0-3 0-1 1-2 1-2 0-3 0-2 0-3 0c-2 0-3 0-5 0-1 0-3-1-4-1s-3 0-4 0-2-1-3-1-1-1-2-1-1-1-2-1h-1c-1 0-1-1-2-1l-1-1-1-1-1-1-1-1c-1 0-1-1-2-1 0-1 0-1 0-2l-1-1-1-1c0-1-1-1-1-2s-1-1-1-2-1-2-1-3-1-3-1-4c0-2 0-3 0-5 0-1-1-3-1-4 0-2 0-3 0-5 0-25 0-50 0-75 6 0 13 0 19 0z">
            <text:p/>
          </draw:path>
          <draw:path draw:style-name="gr44" draw:text-style-name="P27" draw:layer="layout" svg:width="0.053cm" svg:height="0.138cm" svg:x="23.552cm" svg:y="10.959cm" svg:viewBox="0 0 54 139" svg:d="M54 136c-1 0-1 1-2 1s-1 0-2 0-2 1-3 1-1 0-2 0-2 0-3 0-1 0-2 0-1 0-2 0-2 1-3 1-1-1-2-1-2 0-3 0-1 0-2 0-1-1-2-1-1-1-2-1-1-1-2-1-1-1-2-1c0-1-1-1-1-2-1-1-1-1-2-2l-1-1c0-1-1-1-1-2s-1-2-1-3 0-1 0-2-1-2-1-3 0-2 0-3 0-2 0-3c0-25 0-49 0-74-4 0-9 0-13 0 0-5 0-9 0-14 5 0 9 0 14 0 2-8 3-17 5-25 4 0 9 0 13 0 0 8 0 17 0 25 7 0 13 0 20 0 0 5 0 9 0 14-7 0-13 0-20 0 0 23 0 47 0 70 0 1 0 1 0 2s0 1 0 2v1c0 1 0 1 0 2l1 1v1 1l1 1 1 1v1h1 1v1h1 1l1 1c1 0 1 0 2 0h1 1 1c1 0 2-1 3-1s2 0 3 0 2-1 3-1c0 5 0 9 0 14z">
            <text:p/>
          </draw:path>
        </draw:g>
        <draw:line draw:style-name="gr19" draw:text-style-name="P17" draw:layer="layout" svg:x1="19.677cm" svg:y1="9.638cm" svg:x2="21.955cm" svg:y2="10.525cm">
          <text:p/>
        </draw:line>
        <draw:frame draw:style-name="gr25" draw:text-style-name="P21" draw:layer="layout" svg:width="1.778cm" svg:height="0.962cm" svg:x="14.089cm" svg:y="1.128cm">
          <draw:text-box>
            <text:p>beq</text:p>
          </draw:text-box>
        </draw:frame>
        <draw:line draw:style-name="gr18" draw:text-style-name="P17" draw:layer="layout" svg:x1="13.454cm" svg:y1="7.351cm" svg:x2="13.454cm" svg:y2="7.35cm">
          <text:p/>
        </draw:line>
        <draw:custom-shape draw:style-name="gr26" draw:text-style-name="P19" xml:id="id24" draw:id="id24" draw:layer="layout" svg:width="1.27cm" svg:height="1.397cm" svg:x="9.771cm" svg:y="15.098cm">
          <draw:glue-point draw:id="4" svg:x="-3cm" svg:y="-3.178cm"/>
          <text:p text:style-name="P19">clk</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7" draw:text-style-name="P3" draw:layer="layout" svg:x1="11.163cm" svg:y1="13.954cm" svg:x2="9.771cm" svg:y2="15.796cm" draw:start-shape="id22" draw:start-glue-point="2" draw:end-shape="id24" draw:end-glue-point="3" svg:d="M11163 13954v3042h-10029v-1200h8637" svg:viewBox="0 0 10030 3043">
          <text:p/>
        </draw:connector>
        <draw:connector draw:style-name="gr27" draw:text-style-name="P3" draw:layer="layout" svg:x1="17.783cm" svg:y1="13.429cm" svg:x2="11.041cm" svg:y2="15.796cm" draw:start-shape="id25" draw:start-glue-point="2" draw:end-shape="id24" draw:end-glue-point="1" svg:d="M17783 13429v2367h-6742" svg:viewBox="0 0 6743 2368">
          <text:p/>
        </draw:connector>
        <draw:connector draw:style-name="gr28" draw:text-style-name="P3" draw:layer="layout" svg:x1="10.469cm" svg:y1="13.448cm" svg:x2="10.406cm" svg:y2="15.098cm" draw:start-shape="id26" draw:start-glue-point="2" draw:end-shape="id24" draw:end-glue-point="0" svg:d="M10469 13448v824h-63v826" svg:viewBox="0 0 64 1651">
          <text:p/>
        </draw:connector>
        <draw:connector draw:style-name="gr28" draw:text-style-name="P3" draw:layer="layout" draw:line-skew="1.648cm" svg:x1="7.612cm" svg:y1="12.812cm" svg:x2="10.025cm" svg:y2="15.353cm" draw:end-shape="id24" draw:end-glue-point="4" svg:d="M7612 12812v2540h2413v1" svg:viewBox="0 0 2414 2542">
          <text:p/>
        </draw:connector>
        <draw:g xml:id="id36" draw:id="id36">
          <draw:path draw:style-name="gr44" draw:text-style-name="P27" draw:layer="layout" svg:width="0.086cm" svg:height="0.111cm" svg:x="22.595cm" svg:y="10.364cm" svg:viewBox="0 0 87 112" svg:d="M0 112c0-5 0-9 0-14 21-28 42-56 63-84-20 0-39 0-59 0 0-5 0-9 0-14 27 0 54 0 81 0 0 5 0 9 0 14-21 28-42 56-63 84 22 0 43 0 65 0 0 5 0 9 0 14-29 0-58 0-87 0z">
            <text:p/>
          </draw:path>
          <draw:path draw:style-name="gr44" draw:text-style-name="P27" draw:layer="layout" svg:width="0.098cm" svg:height="0.115cm" svg:x="22.701cm" svg:y="10.362cm" svg:viewBox="0 0 99 116" svg:d="M20 62c0 2 0 3 0 5 0 1 0 3 0 4s1 3 1 4 1 3 1 4 1 3 1 4 1 2 1 3l1 1c0 1 1 1 1 2l1 1c0 1 1 1 1 2l1 1 1 1 1 1 1 1 1 1c1 0 1 1 2 1l1 1h1c1 0 1 1 2 1l1 1c1 0 1 0 2 0s1 0 2 0l1 1c1 0 1 0 2 0s3 0 4 0 2 0 3 0 2 0 3 0 1-1 2-1 2 0 3 0 1-1 2-1 1-1 2-1 1-1 2-1 1-1 2-1 1-1 2-1 1-1 2-1c0-1 1-1 1-2l1-1c1-1 1-1 2-2 0-1 1-1 1-2v-1c0-1 1-1 1-2 5 2 11 3 16 5 0 1-1 2-1 3s-1 2-1 3c-1 1-1 2-2 3s-1 1-2 2-1 2-2 3-2 1-3 2-1 1-2 2c-1 0-2 1-3 1-1 1-2 1-3 2-1 0-2 1-3 1s-2 1-3 1-3 1-4 1-3 1-4 1-3 1-4 1-3 0-4 0-3 0-4 0c-2 0-4 0-6 0s-4-1-6-1-3-1-5-1c-1 0-2-1-3-1s-1-1-2-1-1-1-2-1-2-1-3-1-1-1-2-1-1-1-2-1c-1-1-1-1-2-2-1 0-1-1-2-1 0-1-1-1-1-2-1-1-1-1-2-2s-1-1-2-2c0-1-1-1-1-2s-1-1-1-2c-1-1-1-1-2-2 0-1-1-1-1-2s-1-2-1-3c-1-2-1-3-2-5 0-2-1-4-1-6s-1-4-1-6-1-5-1-7 0-5 0-7 0-4 0-6 1-5 1-7 1-4 1-6 1-3 1-5c1-2 1-3 2-5 0-1 1-2 1-3s1-1 1-2c1-1 1-1 2-2 0-1 1-1 1-2s1-1 1-2c1-1 1-1 2-2s1-1 2-2c0-1 1-1 1-2 1 0 1-1 2-1 1-1 1-1 2-2 1 0 1-1 2-1s1-1 2-1 1-1 2-1 2-1 3-1 1-1 2-1 2-1 3-1c2 0 3-1 5-1s3-1 5-1 4 0 6 0 4 0 6 0 4 1 6 1 3 1 5 1c2 1 3 1 5 2 1 1 3 1 4 2s3 1 4 2 3 2 4 3 2 3 3 4 2 3 3 4 2 3 3 4c1 2 1 3 2 5 0 2 1 3 1 5 1 2 1 4 2 6 0 2 1 5 1 7s0 4 0 6c0 3 0 5 0 8 0 1 0 1 0 2-26 0-53 0-79 0zM80 48c0-2 0-3 0-5 0-1-1-3-1-4s-1-2-1-3-1-3-1-4-1-2-1-3-1-1-1-2-1-1-1-2l-1-1-1-1-1-1-1-1-1-1-1-1-1-1h-1l-1-1c-1 0-1-1-2-1h-1l-1-1c-1 0-1 0-2 0s-2-1-3-1-2 0-3 0-2 0-3 0-3 0-4 0-2 0-3 0l-1 1c-1 0-1 0-2 0h-1l-1 1c-1 0-1 1-2 1h-1l-1 1-1 1c-1 0-1 1-2 1l-1 1-1 1-1 1-1 1-1 1c0 1-1 2-1 3-1 1-1 2-2 3 0 1-1 2-1 3s-1 2-1 3 0 2 0 3-1 3-1 4 0 3 0 4c20 0 40 0 60 0z">
            <text:p/>
          </draw:path>
          <draw:path draw:style-name="gr44" draw:text-style-name="P27" draw:layer="layout" svg:width="0.052cm" svg:height="0.113cm" svg:x="22.824cm" svg:y="10.362cm" svg:viewBox="0 0 53 114" svg:d="M1 114c0-29 0-57 0-86 0-9-1-17-1-26 6 0 12 0 18 0 0 8 0 15 0 23h1c0-1 1-3 1-4s1-2 1-3 1-2 1-3c1-1 1-1 2-2 0-1 1-1 1-2s1-2 1-3c1 0 1-1 2-1v-1l1-1h1l1-1v-1h1l1-1h1c1 0 1-1 2-1s1 0 2 0 1-1 2-1 2 0 3 0 1 0 2 0h1 1 1 1 1l1 1h1 1c0 6 0 11 0 17h-1-1l-1-1h-1c-1 0-2 0-3 0s-2 0-3 0h-1c-1 0-1 0-2 0h-1l-1 1c-1 0-1 0-2 0h-1l-1 1-1 1h-1l-1 1-1 1-1 1-1 1-1 1-1 1-1 1c0 1-1 2-1 3s-1 2-1 3-1 2-1 3-1 2-1 3-1 3-1 4 0 3 0 4-1 3-1 4c0 2 0 3 0 5 0 19 0 39 0 58-6 0-12 0-18 0z">
            <text:p/>
          </draw:path>
          <draw:path draw:style-name="gr44" draw:text-style-name="P27" draw:layer="layout" svg:width="0.099cm" svg:height="0.115cm" svg:x="22.891cm" svg:y="10.362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g>
        <draw:custom-shape draw:style-name="gr48" draw:text-style-name="P1" xml:id="id27" draw:id="id27" draw:layer="layout" svg:width="1.651cm" svg:height="0.635cm" svg:x="11.541cm" svg:y="6.715cm">
          <text:p text:style-name="P1"><text:span text:style-name="T1">contr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3" draw:layer="layout" svg:x1="13.192cm" svg:y1="7.033cm" svg:x2="21.993cm" svg:y2="10.092cm" draw:start-shape="id27" draw:start-glue-point="10" draw:end-shape="id28" draw:end-glue-point="0" svg:d="M13192 7033h8801v3059" svg:viewBox="0 0 8802 3060">
          <text:p/>
        </draw:connector>
        <draw:g xml:id="id28" draw:id="id28">
          <draw:path draw:style-name="gr50" draw:text-style-name="P26" draw:layer="layout" svg:width="0.099cm" svg:height="0.115cm" svg:x="21.884cm" svg:y="10.092cm" svg:viewBox="0 0 100 116" svg:d="M100 58c0 2 0 5 0 7s-1 5-1 7-1 4-1 6-1 4-1 6c-1 2-1 3-2 5 0 1-1 1-1 2s-1 2-1 3-1 1-1 2c-1 1-1 1-2 2 0 1-1 1-1 2-1 1-1 1-2 2-1 0-1 1-2 1 0 1-1 1-1 2-1 1-1 1-2 2-1 0-1 1-2 1s-1 1-2 1-1 1-2 1-1 1-2 1-2 1-3 1-1 1-2 1-2 1-3 1c-2 0-3 1-5 1s-3 1-5 1-4 0-6 0-4 0-6 0-4-1-6-1c-1 0-2 0-3 0s-1-1-2-1-2-1-3-1-1-1-2-1-1-1-2-1-1-1-2-1-1-1-2-1-1-1-2-1c-1-1-1-1-2-2-1 0-1-1-2-1-1-1-1-1-2-2 0-1-1-1-1-2-1-1-1-1-2-2 0-1-1-1-1-2-1-1-1-1-2-2 0-1-1-1-1-2s-1-2-1-3-1-1-1-2c-1-2-1-3-2-5 0-2-1-4-1-6s-1-4-1-6-1-4-1-6 0-5 0-7 0-5 0-7 1-5 1-7 1-4 1-6 1-3 1-5c1-2 1-4 2-6 1-1 1-3 2-4 1-2 2-3 3-5 1-1 2-3 3-4s2-2 3-3 3-2 4-3 3-1 4-2 3-1 4-2c2-1 3-1 5-2 2 0 3-1 5-1s4-1 6-1 4 0 6 0 4 0 6 0 4 1 6 1 4 1 6 1c1 0 1 1 2 1s1 1 2 1 2 0 3 0c1 1 1 1 2 2 1 0 1 1 2 1s1 1 2 1 1 1 2 1c1 1 1 1 2 2l1 1c1 1 1 1 2 2 0 1 1 1 1 2 1 1 1 1 2 2 0 1 1 1 1 2s1 1 1 2 1 1 1 2 1 2 1 3c1 2 1 3 2 5 0 2 1 4 1 6s1 4 1 6 1 5 1 7 0 5 0 7zM81 58c0-2-1-4-1-6s0-3 0-5 0-3 0-5c0-1-1-3-1-4s-1-3-1-4-1-3-1-4l-1-1c0-1-1-1-1-2l-1-1c0-1 0-1 0-2l-1-1-1-1-1-1-1-1c-1 0-1-1-2-1l-1-1-1-1c-1 0-1-1-2-1h-1c-1 0-1-1-2-1h-1c-1 0-1-1-2-1s-3 0-4 0-2 0-3 0-3 0-4 0-3 0-4 0-1 1-2 1h-1c-1 0-1 1-2 1s-1 0-2 0l-1 1-1 1c-1 0-1 1-2 1l-1 1-1 1-1 1-1 1-1 1c0 1-1 1-1 2l-1 1c0 1-1 1-1 2s0 1 0 2c-1 1-1 2-2 3 0 1-1 3-1 4 0 2 0 3 0 5 0 1-1 3-1 4 0 2 0 3 0 5s0 4 0 6 0 3 0 5 0 3 0 5 1 3 1 5c0 1 0 3 0 4s1 3 1 4c1 1 1 3 2 4 0 1 1 2 1 3s1 1 1 2l1 1 1 1c0 1 1 1 1 2l1 1 1 1 1 1 1 1c1 0 1 1 2 1h1l1 1c1 0 1 1 2 1s1 0 2 0l1 1c1 0 1 0 2 0s1 0 2 0 2 0 3 0 3 0 4 0 3 0 4 0 1-1 2-1 1 0 2 0l1-1c1 0 1 0 2 0l1-1c1 0 1-1 2-1l1-1 1-1 1-1 1-1 1-1 1-1c0-1 1-1 1-2l1-1c0-1 1-1 1-2s0-1 0-2c1-1 1-2 2-3 0-1 1-3 1-4 0-2 1-3 1-5 0-1 0-3 0-4 0-2 0-4 0-6s1-3 1-5z">
            <text:p/>
          </draw:path>
          <draw:path draw:style-name="gr50" draw:text-style-name="P26" draw:layer="layout" svg:width="0.094cm" svg:height="0.157cm" svg:x="22.008cm" svg:y="10.092cm" svg:viewBox="0 0 95 158" svg:d="M95 57c0 5 0 9 0 14 0 2-1 4-1 6s-1 4-1 6c-1 2-1 3-2 5 0 2-1 3-1 5-1 1-2 3-3 4s-1 3-2 4-2 3-3 4-2 2-3 3-2 1-3 2-3 1-4 2-3 1-4 2c-1 0-3 1-4 1-2 0-3 1-5 1s-3 0-5 0c-1 0-2 0-3 0s-2 0-3 0-2-1-3-1-2 0-3 0-1-1-2-1-2-1-3-1-1-1-2-1-2-1-3-1-1-1-2-1c-1-1-1-1-2-2l-1-1c-1-1-1-1-2-2s-1-1-2-2c0-1-1-1-1-2s-1-1-1-2c-1-1-1-1-2-2v1c0 1 0 2 0 3 0 4 0 9 0 13 0 15 0 29 0 44-6 0-12 0-18 0 0-44 0-89 0-133 0-5-1-10-1-15 0-2 0-3 0-5 0-1 0-2 0-3 6 0 12 0 18 0v1c0 1 0 1 0 2 0 3 1 5 1 8 0 2 0 5 0 7 1-1 1-2 2-3 0-1 1-1 1-2 1-1 1-1 2-2 0-1 1-1 1-2 1-1 1-1 2-2 1 0 1-1 2-1 1-1 1-1 2-2 1 0 1-1 2-1s1-1 2-1 1-1 2-1 1-1 2-1 2-1 3-1 2 0 3 0 2-1 3-1 2 0 3 0 2 0 3 0c2 0 3 0 5 0s3 1 5 1c1 0 1 0 2 0s1 1 2 1 1 1 2 1 1 0 2 0 1 1 2 1 1 1 2 1c1 1 1 1 2 2l1 1c1 0 1 1 2 1 0 1 1 1 1 2 1 0 1 1 2 1 0 1 1 1 1 2s1 1 1 2 1 1 1 2c1 1 1 1 2 2 0 1 1 1 1 2s1 3 1 4c1 2 1 4 2 6 0 2 1 3 1 5s1 5 1 7 0 4 0 6 0 5 0 7zM76 58c0-2 0-4 0-6s-1-3-1-5 0-3 0-5c0-1-1-3-1-4s-1-3-1-4-1-3-1-4-1-2-1-3l-1-1c0-1-1-1-1-2v-1l-1-1-1-1-1-1-1-1-1-1h-1c-1 0-1-1-2-1l-1-1h-1c-1 0-1-1-2-1h-1c-1 0-1 0-2 0h-1c-1 0-3-1-4-1s-1 0-2 0-2 1-3 1-1 0-2 0-2 1-3 1-1 0-2 0-1 1-2 1l-1 1h-1l-1 1-1 1c-1 1-1 1-2 2l-1 1c0 1-1 1-1 2-1 1-1 1-2 2 0 1-1 1-1 2s-1 1-1 2 0 2 0 3-1 1-1 2-1 2-1 3 0 2 0 3-1 2-1 3 0 2 0 3-1 3-1 4c0 2 0 5 0 7s0 4 0 6 1 3 1 5c0 1 0 3 0 4s1 3 1 4 1 3 1 4 1 3 1 4l1 1c0 1 1 1 1 2v1c0 1 1 1 1 2l1 1 1 1 1 1 1 1c1 0 1 1 2 1l1 1 1 1c1 0 1 1 2 1h1c1 0 1 1 2 1h1c1 0 1 1 2 1s1 0 2 0h1c1 0 3 0 4 0s3 0 4 0h1c1 0 1 0 2 0l1-1c1 0 1 0 2 0l1-1h1l1-1c1 0 1-1 2-1l1-1h1l1-1c0-1 1-1 1-2l1-1v-1l1-1c0-1 1-1 1-2l1-1c0-1 0-1 0-2s1-3 1-4 1-3 1-4 1-3 1-4c0-2 0-3 0-5s1-3 1-5 0-4 0-6z">
            <text:p/>
          </draw:path>
        </draw:g>
        <draw:g xml:id="id34" draw:id="id34">
          <draw:polygon draw:style-name="gr51" draw:text-style-name="P30" draw:layer="layout" svg:width="1.016cm" svg:height="0.635cm" svg:x="4.809cm" svg:y="9.381cm" svg:viewBox="0 0 1017 636" draw:points="254,0 254,477 0,477 508,636 1017,477 762,477 762,0">
            <text:p/>
          </draw:polygon>
          <draw:path draw:style-name="gr52" draw:text-style-name="P26" draw:layer="layout" svg:width="0.108cm" svg:height="0.115cm" svg:x="5.148cm" svg:y="9.617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52" draw:text-style-name="P26" draw:layer="layout" svg:width="0.089cm" svg:height="0.113cm" svg:x="5.272cm" svg:y="9.61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52" draw:text-style-name="P26" draw:layer="layout" svg:width="0.094cm" svg:height="0.154cm" svg:x="5.384cm" svg:y="9.578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connector draw:style-name="gr19" draw:text-style-name="P17" draw:layer="layout" draw:type="line" svg:x1="8.62cm" svg:y1="11.541cm" svg:x2="9.898cm" svg:y2="11.479cm" draw:start-shape="id29" draw:start-glue-point="1" draw:end-shape="id26" draw:end-glue-point="3" svg:d="M8620 11541l1278-62" svg:viewBox="0 0 1279 63">
          <text:p/>
        </draw:connector>
        <draw:g xml:id="id33" draw:id="id33">
          <draw:glue-point draw:id="4" svg:x="-5cm" svg:y="2.693cm"/>
          <draw:glue-point draw:id="5" svg:x="-5cm" svg:y="3.462cm"/>
          <draw:glue-point draw:id="6" svg:x="-5cm" svg:y="1.924cm"/>
          <draw:glue-point draw:id="7" svg:x="-2.779cm" svg:y="5cm"/>
          <draw:polygon draw:style-name="gr53" draw:text-style-name="P22" draw:layer="layout" svg:width="1.143cm" svg:height="1.778cm" svg:x="4.784cm" svg:y="11.159cm" svg:viewBox="0 0 1144 1779" draw:points="190,0 191,0 178,0 166,2 153,4 141,7 129,11 118,16 106,21 95,28 85,35 75,42 65,51 56,60 47,70 39,80 32,91 26,103 20,115 14,127 10,139 6,152 4,165 2,178 0,192 0,205 0,1573 0,1574 0,1587 2,1601 4,1614 6,1627 10,1640 14,1652 20,1664 26,1676 32,1688 39,1699 47,1709 56,1719 65,1728 75,1737 85,1744 95,1751 106,1758 118,1763 129,1768 141,1772 153,1775 166,1777 178,1779 191,1779 953,1779 953,1779 966,1779 978,1777 991,1775 1003,1772 1015,1768 1026,1763 1038,1758 1049,1751 1059,1744 1069,1737 1079,1728 1088,1719 1097,1709 1105,1699 1112,1688 1118,1676 1124,1664 1130,1652 1134,1640 1138,1627 1140,1614 1142,1601 1144,1587 1144,1574 1144,205 1144,205 1144,205 1144,192 1142,178 1140,165 1138,152 1134,139 1130,127 1124,115 1118,103 1112,91 1105,80 1097,70 1088,60 1079,51 1069,42 1059,35 1049,28 1038,21 1026,16 1015,11 1003,7 991,4 978,2 966,0 953,0">
            <text:p/>
          </draw:polygon>
          <draw:polygon draw:style-name="gr54" draw:text-style-name="P23" draw:layer="layout" svg:width="0.246cm" svg:height="0.204cm" svg:x="5.046cm" svg:y="11.974cm" svg:viewBox="0 0 247 205" draw:points="109,205 109,77 109,70 108,64 108,58 107,53 106,48 105,44 104,42 103,40 102,38 102,37 101,36 99,34 98,33 97,32 96,31 94,30 93,29 91,29 89,28 88,27 84,26 79,26 75,26 72,26 70,26 68,26 65,27 63,27 61,28 59,29 57,30 55,31 53,32 51,34 50,35 48,37 46,38 45,40 43,42 42,44 41,46 40,49 38,51 36,56 35,62 34,68 33,74 32,81 32,88 32,205 1,205 1,47 1,18 0,9 0,6 0,4 29,4 29,4 29,4 29,5 30,9 30,18 31,38 31,38 34,33 36,28 39,24 42,20 45,16 48,13 51,11 54,8 57,6 61,5 65,3 68,2 73,1 77,1 81,0 86,0 91,0 96,1 100,1 105,2 109,4 112,5 116,7 119,9 121,10 122,12 124,13 125,14 127,17 130,21 132,25 133,29 135,33 136,38 137,38 139,33 142,29 145,24 148,21 151,17 154,14 157,11 160,9 164,7 167,5 171,3 175,2 180,1 184,1 189,0 193,0 200,0 207,1 212,2 215,3 218,4 220,5 223,6 225,8 227,9 229,11 231,13 233,15 234,17 236,19 238,21 239,23 240,26 241,29 242,32 244,38 246,45 247,53 247,62 247,71 247,205 217,205 217,77 217,70 216,64 216,58 215,53 214,48 212,44 212,42 211,40 210,38 209,37 208,36 207,34 206,33 205,32 203,31 202,30 200,29 199,29 197,28 195,27 191,26 187,26 183,26 178,26 175,26 173,27 171,27 169,28 166,29 164,30 163,31 161,32 159,33 157,35 155,37 154,38 152,40 151,42 150,44 148,46 146,51 144,56 142,62 141,68 140,74 140,81 140,88 140,205">
            <text:p/>
          </draw:polygon>
          <draw:polygon draw:style-name="gr54" draw:text-style-name="P23" draw:layer="layout" svg:width="0.149cm" svg:height="0.204cm" svg:x="5.337cm" svg:y="11.977cm" svg:viewBox="0 0 150 205" draw:points="31,0 31,127 31,137 32,141 32,145 33,149 33,152 34,155 35,158 36,161 37,163 38,166 40,168 41,169 43,171 44,173 46,174 48,175 51,176 53,177 56,178 59,178 62,178 66,179 70,179 75,179 80,178 83,177 85,176 87,176 90,175 92,174 94,172 96,171 98,170 100,168 102,166 103,164 105,162 107,160 108,158 109,156 111,153 113,148 115,143 116,137 117,130 118,124 118,116 118,0 149,0 149,158 149,186 150,195 150,199 150,201 121,201 121,201 121,200 120,199 120,196 120,187 119,167 119,167 116,172 113,176 110,180 107,184 104,188 101,191 97,194 94,196 90,198 87,200 83,201 78,202 74,203 69,204 64,204 59,205 52,204 45,204 38,202 33,200 30,199 27,198 25,197 22,195 20,194 18,192 16,190 14,188 12,186 11,184 9,181 8,179 7,176 6,173 4,166 2,159 1,151 0,143 0,134 0,0">
            <text:p/>
          </draw:polygon>
          <draw:polygon draw:style-name="gr54" draw:text-style-name="P23" draw:layer="layout" svg:width="0.168cm" svg:height="0.2cm" svg:x="5.513cm" svg:y="11.977cm" svg:viewBox="0 0 169 201" draw:points="134,201 84,118 33,201 0,201 66,98 3,0 37,0 84,78 130,0 165,0 102,97 169,201">
            <text:p/>
          </draw:polygon>
        </draw:g>
        <draw:polygon draw:style-name="gr55" draw:text-style-name="P26" draw:layer="layout" svg:width="0.09cm" svg:height="0.145cm" svg:x="4.922cm" svg:y="12.345cm" svg:viewBox="0 0 91 146" draw:points="0,146 0,130 37,130 37,18 4,41 4,24 39,0 56,0 56,130 91,130 91,146">
          <text:p/>
        </draw:polygon>
        <draw:path draw:style-name="gr55" draw:text-style-name="P26" draw:layer="layout" svg:width="0.1cm" svg:height="0.149cm" svg:x="4.913cm" svg:y="11.466cm" svg:viewBox="0 0 101 150" svg:d="M101 75v9 8l-1 8-2 7-2 7-2 6-3 6-1 2-2 3-1 2-2 2-2 2-2 2-2 2-2 1-2 2-2 1-3 1-2 1-3 1-3 1h-3l-2 1h-3-4-3-3l-3-1h-2l-3-1-3-1-2-1-3-1-2-1-2-1-2-2-2-2-2-2-2-2-2-2-1-2-2-3-1-2-3-6-2-6-2-7-1-7-1-8-1-8v-9-9l1-9 1-8 1-7 2-7 2-6 2-5 2-3 1-2 2-3 2-2 1-2 2-1 2-2 2-2 3-1 2-1 3-1 2-1 3-1 3-1h3l3-1h6 6l3 1h3l3 1 2 1 3 1 2 1 3 1 2 1 2 2 2 2 2 1 2 2 1 3 2 2 2 2 1 3 2 6 3 6 1 6 2 8 1 8v8zM82 75v-8-7l-1-6v-6l-1-6-2-5-1-4-1-2-1-2-1-1-1-2-1-2-1-1-1-1-2-1-1-1-2-1-1-1-2-1-1-1h-2-2l-2-1h-2-2-2-2l-2 1h-2-2l-2 1-1 1-2 1-1 1-2 1-1 1-1 1-2 1-1 2-1 1-1 2-1 2v2l-2 4-1 5-1 6-1 6-1 6v7 8 8 6l1 7 1 6 1 5 1 5 2 5 1 2v1l1 2 2 2 1 1 1 2 1 1 1 1 2 1 1 1 2 1 1 1h2l2 1h2l2 1h2 2 2 2l1-1h2l2-1h2l1-1 2-1 1-1 2-1 1-1 1-1 2-2 1-1 1-2 1-2 2-4 1-4 1-5 1-6 1-5 1-7v-7z">
          <text:p/>
        </draw:path>
        <draw:g xml:id="id30" draw:id="id30">
          <draw:path draw:style-name="gr44" draw:text-style-name="P27" draw:layer="layout" svg:width="0.099cm" svg:height="0.115cm" svg:x="5.668cm" svg:y="11.631cm" svg:viewBox="0 0 100 116" svg:d="M100 58v7l-1 7-1 6-1 6-2 5-1 2-1 3-1 2-2 2-1 2-2 2-1 1-2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2 1-1 1-1 1-2v-2l2-3 1-4 1-5v-4-6z">
            <text:p/>
          </draw:path>
          <draw:polygon draw:style-name="gr44" draw:text-style-name="P27" draw:layer="layout" svg:width="0.089cm" svg:height="0.113cm" svg:x="5.792cm" svg:y="11.633cm" svg:viewBox="0 0 90 114" draw:points="19,0 19,71 19,76 19,79 19,81 20,83 20,85 20,87 21,88 22,90 22,91 23,92 24,93 25,94 26,95 27,96 28,97 29,98 31,98 32,99 34,99 36,99 38,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8,104 7,102 6,101 5,100 4,98 3,96 2,93 1,89 1,84 0,80 0,75 0,0">
            <text:p/>
          </draw:polygon>
          <draw:polygon draw:style-name="gr44" draw:text-style-name="P27" draw:layer="layout" svg:width="0.053cm" svg:height="0.137cm" svg:x="5.899cm" svg:y="11.608cm" svg:viewBox="0 0 54 138" draw:points="54,136 52,137 50,137 47,138 45,138 42,138 40,138 38,138 35,138 33,138 30,138 28,138 26,137 24,136 22,135 20,134 19,132 17,130 16,129 15,127 14,124 14,122 13,119 13,116 13,113 13,39 0,39 0,25 14,25 19,0 32,0 32,25 52,25 52,38 32,38 32,109 32,111 32,113 32,114 32,116 33,117 33,118 33,119 33,119 34,120 34,120 34,120 35,121 35,121 35,122 36,122 36,122 37,122 37,123 38,123 38,123 39,123 40,123 42,124 43,124 44,124 45,124 48,123 51,123 54,122">
            <text:p/>
          </draw:polygon>
        </draw:g>
        <draw:polygon draw:style-name="gr56" draw:text-style-name="P26" xml:id="id35" draw:id="id35" draw:layer="layout" svg:width="0.091cm" svg:height="0.115cm" svg:x="5.283cm" svg:y="11.24cm" svg:viewBox="0 0 92 116" draw:points="92,83 92,87 92,89 92,90 91,92 91,94 90,95 89,97 89,98 88,100 87,101 86,103 85,104 83,105 82,106 80,107 79,108 77,109 74,111 70,113 66,114 62,115 57,115 52,116 47,116 42,116 37,116 33,115 28,114 25,113 21,112 18,111 15,109 13,108 12,107 11,106 10,105 8,104 7,103 6,102 5,100 4,99 4,97 2,94 1,91 0,88 16,84 17,87 18,89 19,91 20,91 20,92 21,93 21,94 22,95 23,95 24,96 24,97 25,97 26,98 28,99 30,99 33,100 35,101 38,101 41,102 44,102 47,102 50,102 54,102 57,101 59,101 62,100 64,99 65,99 66,98 67,98 68,97 69,97 69,96 70,96 71,95 71,94 72,94 72,93 73,92 73,91 73,90 74,89 74,88 74,88 74,87 74,84 74,83 74,81 74,80 74,80 73,79 73,78 73,78 73,77 72,76 72,76 71,75 71,75 70,74 70,74 69,73 67,72 66,71 64,70 62,69 60,68 58,67 55,67 42,63 34,61 28,59 25,58 23,57 21,56 19,55 17,54 16,53 14,52 13,51 12,49 10,48 9,47 8,45 7,44 7,42 6,41 5,39 5,37 5,35 5,33 4,31 5,28 5,26 5,24 6,23 6,21 7,19 7,18 8,16 9,15 10,14 11,13 12,11 13,10 14,9 15,8 17,7 18,6 20,5 21,5 25,3 29,2 33,1 37,1 42,0 47,0 52,0 56,0 60,1 64,2 67,3 71,4 74,5 77,7 78,7 79,8 80,9 82,10 83,11 84,13 85,14 86,15 86,16 87,18 88,19 89,21 90,24 90,27 74,29 73,28 73,27 73,26 72,25 72,24 71,24 71,23 70,22 70,22 69,21 68,20 67,19 65,18 64,17 62,16 60,16 57,15 55,15 53,14 50,14 47,14 44,14 41,14 39,15 36,15 34,16 32,16 30,17 29,17 29,18 28,18 27,19 27,19 26,20 25,21 25,21 24,22 24,23 24,23 23,24 23,25 23,26 23,27 23,28 23,29 23,30 23,31 23,32 23,33 23,34 24,35 24,36 24,37 25,37 26,38 26,39 27,40 28,40 29,41 30,42 31,42 32,43 34,43 35,44 40,45 46,47 53,49 60,51 66,52 70,54 72,55 74,56 76,56 77,57 79,58 80,59 81,60 82,61 84,62 85,63 85,64 86,65 87,66 88,67 89,68 89,69 90,70 90,71 91,73 91,74 92,75 92,77 92,78 92,80 92,81">
          <text:p/>
        </draw:polygon>
        <draw:connector draw:style-name="gr31" draw:text-style-name="P17" xml:id="id37" draw:id="id37" draw:layer="layout" draw:type="line" svg:x1="5.81cm" svg:y1="11.747cm" svg:x2="6.632cm" svg:y2="11.527cm" draw:start-shape="id30" draw:start-glue-point="2" draw:end-shape="id31" draw:end-glue-point="3" svg:d="M5810 11747l822-220" svg:viewBox="0 0 823 221">
          <text:p/>
        </draw:connector>
        <draw:connector draw:style-name="gr31" draw:text-style-name="P17" draw:layer="layout" draw:type="curve" draw:line-skew="2.826cm" svg:x1="13.835cm" svg:y1="13.194cm" svg:x2="4.784cm" svg:y2="12.527cm" draw:start-shape="id32" draw:start-glue-point="1" draw:end-shape="id33" draw:end-glue-point="4" svg:d="M13835 13194c0 5172-4776 4311-7227 2851s-2575-3518-1824-3518" svg:viewBox="0 0 9457 4639">
          <text:p/>
        </draw:connector>
        <draw:connector draw:style-name="gr31" draw:text-style-name="P17" draw:layer="layout" draw:type="curve" svg:x1="5.317cm" svg:y1="10.017cm" svg:x2="5.329cm" svg:y2="11.24cm" draw:start-shape="id34" draw:start-glue-point="2" draw:end-shape="id35" draw:end-glue-point="0" svg:d="M5317 10017c0 918 12 307 12 1223" svg:viewBox="0 0 13 1224">
          <text:p/>
        </draw:connector>
        <draw:connector draw:style-name="gr31" draw:text-style-name="P17" draw:layer="layout" draw:type="curve" svg:x1="13.192cm" svg:y1="7.033cm" svg:x2="5.317cm" svg:y2="9.381cm" draw:start-shape="id27" draw:start-glue-point="10" draw:end-shape="id34" draw:end-glue-point="0" svg:d="M13192 7033c751 0 627 666-1530 873s-6345-47-6345 1475" svg:viewBox="0 0 8293 2349">
          <text:p/>
        </draw:connector>
        <draw:connector draw:style-name="gr31" draw:text-style-name="P17" draw:layer="layout" draw:type="curve" draw:line-skew="0cm -1.088cm" svg:x1="22.991cm" svg:y1="10.42cm" svg:x2="5.317cm" svg:y2="9.381cm" draw:start-shape="id36" draw:start-glue-point="1" draw:end-shape="id34" draw:end-glue-point="0" svg:d="M22991 10420c750 0 625-1314-3981-2170s-13693-1252-13693 1131" svg:viewBox="0 0 18020 2836">
          <text:p/>
        </draw:connector>
        <draw:connector draw:style-name="gr31" draw:text-style-name="P17" draw:layer="layout" draw:type="curve" draw:line-skew="-0.066cm" svg:x1="6.221cm" svg:y1="11.637cm" svg:x2="5.291cm" svg:y2="5.556cm" draw:start-shape="id37" draw:start-glue-point="0" draw:end-shape="id38" draw:end-glue-point="2" svg:d="M6221 11637c-2245 0-1780-6081-930-6081" svg:viewBox="0 0 1633 6082">
          <text:p/>
        </draw:connector>
        <draw:connector draw:style-name="gr57" draw:text-style-name="P31" draw:layer="layout" draw:type="curve" svg:x1="8.365cm" svg:y1="6.204cm" svg:x2="11.821cm" svg:y2="3.676cm" draw:start-shape="id39" draw:start-glue-point="1" draw:end-shape="id40" draw:end-glue-point="2" svg:d="M8365 6204c5935 0 4207-2528 3456-2528" svg:viewBox="0 0 4281 2529">
          <text:p/>
        </draw:connector>
        <draw:g>
          <draw:glue-point draw:id="4" svg:x="-5cm" svg:y="2.693cm"/>
          <draw:glue-point draw:id="5" svg:x="-5cm" svg:y="3.462cm"/>
          <draw:glue-point draw:id="6" svg:x="-5cm" svg:y="1.924cm"/>
          <draw:glue-point draw:id="7" svg:x="-2.779cm" svg:y="5cm"/>
          <draw:polygon draw:style-name="gr53" draw:text-style-name="P22" draw:layer="layout" svg:width="1.143cm" svg:height="1.778cm" svg:x="13.166cm" svg:y="8.492cm" svg:viewBox="0 0 1144 1779" draw:points="190,0 191,0 178,0 166,2 153,4 141,7 129,11 118,16 106,21 95,28 85,35 75,42 65,51 56,60 47,70 39,80 32,91 26,103 20,115 14,127 10,139 6,152 4,165 2,178 0,192 0,205 0,1573 0,1574 0,1587 2,1601 4,1614 6,1627 10,1640 14,1652 20,1664 26,1676 32,1688 39,1699 47,1709 56,1719 65,1728 75,1737 85,1744 95,1751 106,1758 118,1763 129,1768 141,1772 153,1775 166,1777 178,1779 191,1779 953,1779 953,1779 966,1779 978,1777 991,1775 1003,1772 1015,1768 1026,1763 1038,1758 1049,1751 1059,1744 1069,1737 1079,1728 1088,1719 1097,1709 1105,1699 1112,1688 1118,1676 1124,1664 1130,1652 1134,1640 1138,1627 1140,1614 1142,1601 1144,1587 1144,1574 1144,205 1144,205 1144,205 1144,192 1142,178 1140,165 1138,152 1134,139 1130,127 1124,115 1118,103 1112,91 1105,80 1097,70 1088,60 1079,51 1069,42 1059,35 1049,28 1038,21 1026,16 1015,11 1003,7 991,4 978,2 966,0 953,0">
            <text:p/>
          </draw:polygon>
          <draw:polygon draw:style-name="gr54" draw:text-style-name="P23" draw:layer="layout" svg:width="0.246cm" svg:height="0.204cm" svg:x="13.428cm" svg:y="9.307cm" svg:viewBox="0 0 247 205" draw:points="109,205 109,77 109,70 108,64 108,58 107,53 106,48 105,44 104,42 103,40 102,38 102,37 101,36 99,34 98,33 97,32 96,31 94,30 93,29 91,29 89,28 88,27 84,26 79,26 75,26 72,26 70,26 68,26 65,27 63,27 61,28 59,29 57,30 55,31 53,32 51,34 50,35 48,37 46,38 45,40 43,42 42,44 41,46 40,49 38,51 36,56 35,62 34,68 33,74 32,81 32,88 32,205 1,205 1,47 1,18 0,9 0,6 0,4 29,4 29,4 29,4 29,5 30,9 30,18 31,38 31,38 34,33 36,28 39,24 42,20 45,16 48,13 51,11 54,8 57,6 61,5 65,3 68,2 73,1 77,1 81,0 86,0 91,0 96,1 100,1 105,2 109,4 112,5 116,7 119,9 121,10 122,12 124,13 125,14 127,17 130,21 132,25 133,29 135,33 136,38 137,38 139,33 142,29 145,24 148,21 151,17 154,14 157,11 160,9 164,7 167,5 171,3 175,2 180,1 184,1 189,0 193,0 200,0 207,1 212,2 215,3 218,4 220,5 223,6 225,8 227,9 229,11 231,13 233,15 234,17 236,19 238,21 239,23 240,26 241,29 242,32 244,38 246,45 247,53 247,62 247,71 247,205 217,205 217,77 217,70 216,64 216,58 215,53 214,48 212,44 212,42 211,40 210,38 209,37 208,36 207,34 206,33 205,32 203,31 202,30 200,29 199,29 197,28 195,27 191,26 187,26 183,26 178,26 175,26 173,27 171,27 169,28 166,29 164,30 163,31 161,32 159,33 157,35 155,37 154,38 152,40 151,42 150,44 148,46 146,51 144,56 142,62 141,68 140,74 140,81 140,88 140,205">
            <text:p/>
          </draw:polygon>
          <draw:polygon draw:style-name="gr54" draw:text-style-name="P23" draw:layer="layout" svg:width="0.149cm" svg:height="0.204cm" svg:x="13.719cm" svg:y="9.31cm" svg:viewBox="0 0 150 205" draw:points="31,0 31,127 31,137 32,141 32,145 33,149 33,152 34,155 35,158 36,161 37,163 38,166 40,168 41,169 43,171 44,173 46,174 48,175 51,176 53,177 56,178 59,178 62,178 66,179 70,179 75,179 80,178 83,177 85,176 87,176 90,175 92,174 94,172 96,171 98,170 100,168 102,166 103,164 105,162 107,160 108,158 109,156 111,153 113,148 115,143 116,137 117,130 118,124 118,116 118,0 149,0 149,158 149,186 150,195 150,199 150,201 121,201 121,201 121,200 120,199 120,196 120,187 119,167 119,167 116,172 113,176 110,180 107,184 104,188 101,191 97,194 94,196 90,198 87,200 83,201 78,202 74,203 69,204 64,204 59,205 52,204 45,204 38,202 33,200 30,199 27,198 25,197 22,195 20,194 18,192 16,190 14,188 12,186 11,184 9,181 8,179 7,176 6,173 4,166 2,159 1,151 0,143 0,134 0,0">
            <text:p/>
          </draw:polygon>
          <draw:polygon draw:style-name="gr54" draw:text-style-name="P23" draw:layer="layout" svg:width="0.168cm" svg:height="0.2cm" svg:x="13.895cm" svg:y="9.31cm" svg:viewBox="0 0 169 201" draw:points="134,201 84,118 33,201 0,201 66,98 3,0 37,0 84,78 130,0 165,0 102,97 169,201">
            <text:p/>
          </draw:polygon>
        </draw:g>
        <draw:polygon draw:style-name="gr55" draw:text-style-name="P26" xml:id="id53" draw:id="id53" draw:layer="layout" svg:width="0.09cm" svg:height="0.145cm" svg:x="13.304cm" svg:y="9.678cm" svg:viewBox="0 0 91 146" draw:points="0,146 0,130 37,130 37,18 4,41 4,24 39,0 56,0 56,130 91,130 91,146">
          <text:p/>
        </draw:polygon>
        <draw:path draw:style-name="gr55" draw:text-style-name="P26" xml:id="id42" draw:id="id42" draw:layer="layout" svg:width="0.1cm" svg:height="0.149cm" svg:x="13.295cm" svg:y="8.799cm" svg:viewBox="0 0 101 150" svg:d="M101 75v9 8l-1 8-2 7-2 7-2 6-3 6-1 2-2 3-1 2-2 2-2 2-2 2-2 2-2 1-2 2-2 1-3 1-2 1-3 1-3 1h-3l-2 1h-3-4-3-3l-3-1h-2l-3-1-3-1-2-1-3-1-2-1-2-1-2-2-2-2-2-2-2-2-2-2-1-2-2-3-1-2-3-6-2-6-2-7-1-7-1-8-1-8v-9-9l1-9 1-8 1-7 2-7 2-6 2-5 2-3 1-2 2-3 2-2 1-2 2-1 2-2 2-2 3-1 2-1 3-1 2-1 3-1 3-1h3l3-1h6 6l3 1h3l3 1 2 1 3 1 2 1 3 1 2 1 2 2 2 2 2 1 2 2 1 3 2 2 2 2 1 3 2 6 3 6 1 6 2 8 1 8v8zM82 75v-8-7l-1-6v-6l-1-6-2-5-1-4-1-2-1-2-1-1-1-2-1-2-1-1-1-1-2-1-1-1-2-1-1-1-2-1-1-1h-2-2l-2-1h-2-2-2-2l-2 1h-2-2l-2 1-1 1-2 1-1 1-2 1-1 1-1 1-2 1-1 2-1 1-1 2-1 2v2l-2 4-1 5-1 6-1 6-1 6v7 8 8 6l1 7 1 6 1 5 1 5 2 5 1 2v1l1 2 2 2 1 1 1 2 1 1 1 1 2 1 1 1 2 1 1 1h2l2 1h2l2 1h2 2 2 2l1-1h2l2-1h2l1-1 2-1 1-1 2-1 1-1 1-1 2-2 1-1 1-2 1-2 2-4 1-4 1-5 1-6 1-5 1-7v-7z">
          <text:p/>
        </draw:path>
        <draw:g xml:id="id51" draw:id="id51">
          <draw:path draw:style-name="gr44" draw:text-style-name="P27" draw:layer="layout" svg:width="0.099cm" svg:height="0.115cm" svg:x="14.05cm" svg:y="8.964cm" svg:viewBox="0 0 100 116" svg:d="M100 58v7l-1 7-1 6-1 6-2 5-1 2-1 3-1 2-2 2-1 2-2 2-1 1-2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2 1-1 1-1 1-2v-2l2-3 1-4 1-5v-4-6z">
            <text:p/>
          </draw:path>
          <draw:polygon draw:style-name="gr44" draw:text-style-name="P27" draw:layer="layout" svg:width="0.089cm" svg:height="0.113cm" svg:x="14.174cm" svg:y="8.966cm" svg:viewBox="0 0 90 114" draw:points="19,0 19,71 19,76 19,79 19,81 20,83 20,85 20,87 21,88 22,90 22,91 23,92 24,93 25,94 26,95 27,96 28,97 29,98 31,98 32,99 34,99 36,99 38,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8,104 7,102 6,101 5,100 4,98 3,96 2,93 1,89 1,84 0,80 0,75 0,0">
            <text:p/>
          </draw:polygon>
          <draw:polygon draw:style-name="gr44" draw:text-style-name="P27" draw:layer="layout" svg:width="0.053cm" svg:height="0.137cm" svg:x="14.281cm" svg:y="8.941cm" svg:viewBox="0 0 54 138" draw:points="54,136 52,137 50,137 47,138 45,138 42,138 40,138 38,138 35,138 33,138 30,138 28,138 26,137 24,136 22,135 20,134 19,132 17,130 16,129 15,127 14,124 14,122 13,119 13,116 13,113 13,39 0,39 0,25 14,25 19,0 32,0 32,25 52,25 52,38 32,38 32,109 32,111 32,113 32,114 32,116 33,117 33,118 33,119 33,119 34,120 34,120 34,120 35,121 35,121 35,122 36,122 36,122 37,122 37,123 38,123 38,123 39,123 40,123 42,124 43,124 44,124 45,124 48,123 51,123 54,122">
            <text:p/>
          </draw:polygon>
        </draw:g>
        <draw:polygon draw:style-name="gr56" draw:text-style-name="P26" xml:id="id54" draw:id="id54" draw:layer="layout" svg:width="0.091cm" svg:height="0.115cm" svg:x="13.665cm" svg:y="8.573cm" svg:viewBox="0 0 92 116" draw:points="92,83 92,87 92,89 92,90 91,92 91,94 90,95 89,97 89,98 88,100 87,101 86,103 85,104 83,105 82,106 80,107 79,108 77,109 74,111 70,113 66,114 62,115 57,115 52,116 47,116 42,116 37,116 33,115 28,114 25,113 21,112 18,111 15,109 13,108 12,107 11,106 10,105 8,104 7,103 6,102 5,100 4,99 4,97 2,94 1,91 0,88 16,84 17,87 18,89 19,91 20,91 20,92 21,93 21,94 22,95 23,95 24,96 24,97 25,97 26,98 28,99 30,99 33,100 35,101 38,101 41,102 44,102 47,102 50,102 54,102 57,101 59,101 62,100 64,99 65,99 66,98 67,98 68,97 69,97 69,96 70,96 71,95 71,94 72,94 72,93 73,92 73,91 73,90 74,89 74,88 74,88 74,87 74,84 74,83 74,81 74,80 74,80 73,79 73,78 73,78 73,77 72,76 72,76 71,75 71,75 70,74 70,74 69,73 67,72 66,71 64,70 62,69 60,68 58,67 55,67 42,63 34,61 28,59 25,58 23,57 21,56 19,55 17,54 16,53 14,52 13,51 12,49 10,48 9,47 8,45 7,44 7,42 6,41 5,39 5,37 5,35 5,33 4,31 5,28 5,26 5,24 6,23 6,21 7,19 7,18 8,16 9,15 10,14 11,13 12,11 13,10 14,9 15,8 17,7 18,6 20,5 21,5 25,3 29,2 33,1 37,1 42,0 47,0 52,0 56,0 60,1 64,2 67,3 71,4 74,5 77,7 78,7 79,8 80,9 82,10 83,11 84,13 85,14 86,15 86,16 87,18 88,19 89,21 90,24 90,27 74,29 73,28 73,27 73,26 72,25 72,24 71,24 71,23 70,22 70,22 69,21 68,20 67,19 65,18 64,17 62,16 60,16 57,15 55,15 53,14 50,14 47,14 44,14 41,14 39,15 36,15 34,16 32,16 30,17 29,17 29,18 28,18 27,19 27,19 26,20 25,21 25,21 24,22 24,23 24,23 23,24 23,25 23,26 23,27 23,28 23,29 23,30 23,31 23,32 23,33 23,34 24,35 24,36 24,37 25,37 26,38 26,39 27,40 28,40 29,41 30,42 31,42 32,43 34,43 35,44 40,45 46,47 53,49 60,51 66,52 70,54 72,55 74,56 76,56 77,57 79,58 80,59 81,60 82,61 84,62 85,63 85,64 86,65 87,66 88,67 89,68 89,69 90,70 90,71 91,73 91,74 92,75 92,77 92,78 92,80 92,81">
          <text:p/>
        </draw:polygon>
        <draw:connector draw:style-name="gr31" draw:text-style-name="P17" draw:layer="layout" draw:type="curve" draw:line-skew="1.492cm -0.177cm" svg:x1="13.835cm" svg:y1="12.305cm" svg:x2="13.295cm" svg:y2="8.874cm" draw:start-shape="id41" draw:start-glue-point="1" draw:end-shape="id42" draw:end-glue-point="3" svg:d="M13835 12305c0-334-609-277-998-1052s-557-2379 458-2379" svg:viewBox="0 0 1302 3432">
          <text:p/>
        </draw:connector>
        <draw:connector draw:style-name="gr31" draw:text-style-name="P17" draw:layer="layout" draw:type="curve" svg:x1="13.708cm" svg:y1="11.543cm" svg:x2="16.026cm" svg:y2="9.225cm" draw:start-shape="id43" draw:start-glue-point="1" draw:end-shape="id44" svg:d="M13708 11543c1740 0 581-2318 2318-2318" svg:viewBox="0 0 2319 2319">
          <text:p/>
        </draw:connector>
        <draw:connector draw:style-name="gr31" draw:text-style-name="P17" draw:layer="layout" draw:type="curve" svg:x1="12.116cm" svg:y1="8.493cm" svg:x2="11.541cm" svg:y2="7.033cm" draw:start-shape="id45" draw:start-glue-point="0" draw:end-shape="id27" draw:end-glue-point="6" svg:d="M12116 8493c0-856-539-713-871-864s-457-596 296-596" svg:viewBox="0 0 1133 1461">
          <text:p/>
        </draw:connector>
        <draw:connector draw:style-name="gr31" draw:text-style-name="P17" draw:layer="layout" draw:type="curve" svg:x1="13.581cm" svg:y1="10.781cm" svg:x2="16.001cm" svg:y2="10.26cm" draw:start-shape="id46" draw:start-glue-point="1" draw:end-shape="id47" draw:end-glue-point="3" svg:d="M13581 10781c1816 0 607-521 2420-521" svg:viewBox="0 0 2421 522">
          <text:p/>
        </draw:connector>
        <draw:connector draw:style-name="gr31" draw:text-style-name="P17" draw:layer="layout" draw:type="curve" svg:x1="13.192cm" svg:y1="7.033cm" svg:x2="17.744cm" svg:y2="8.785cm" draw:start-shape="id27" draw:start-glue-point="10" draw:end-shape="id48" draw:end-glue-point="0" svg:d="M13192 7033c3035 0 4552 584 4552 1752" svg:viewBox="0 0 4553 1753">
          <text:p/>
        </draw:connector>
        <draw:connector draw:style-name="gr31" draw:text-style-name="P17" draw:layer="layout" draw:type="curve" draw:line-skew="0cm -1.133cm" svg:x1="19.652cm" svg:y1="10.242cm" svg:x2="21.956cm" svg:y2="11.413cm" draw:start-shape="id49" draw:start-glue-point="1" draw:end-shape="id50" draw:end-glue-point="4" svg:d="M19652 10242c1249 0 1040 524 1304 771s1000 216 1000 400" svg:viewBox="0 0 2305 1172">
          <text:p/>
        </draw:connector>
        <draw:connector draw:style-name="gr31" draw:text-style-name="P17" draw:layer="layout" draw:type="curve" svg:x1="14.335cm" svg:y1="9.01cm" svg:x2="16.015cm" svg:y2="9.733cm" draw:start-shape="id51" draw:start-glue-point="1" draw:end-shape="id52" svg:d="M14335 9010c1260 0 420 723 1680 723" svg:viewBox="0 0 1681 724">
          <text:p/>
        </draw:connector>
        <draw:connector draw:style-name="gr31" draw:text-style-name="P17" draw:layer="layout" draw:type="curve" draw:line-skew="-1.331cm 0.519cm" svg:x1="13.581cm" svg:y1="10.781cm" svg:x2="13.349cm" svg:y2="9.678cm" draw:start-shape="id46" draw:start-glue-point="1" draw:end-shape="id53" draw:end-glue-point="0" svg:d="M13581 10781c-1245 0-1038-543-785-812s553-264 553-291" svg:viewBox="0 0 978 1104">
          <text:p/>
        </draw:connector>
        <draw:connector draw:style-name="gr31" draw:text-style-name="P17" draw:layer="layout" draw:type="curve" svg:x1="13.192cm" svg:y1="7.033cm" svg:x2="13.711cm" svg:y2="8.573cm" draw:start-shape="id27" draw:start-glue-point="10" draw:end-shape="id54" draw:end-glue-point="0" svg:d="M13192 7033c346 0 519 513 519 1540" svg:viewBox="0 0 520 1541">
          <text:p/>
        </draw:connector>
        <draw:connector draw:style-name="gr27" draw:text-style-name="P3" draw:layer="layout" draw:line-skew="0cm 6.487cm" svg:x1="15.878cm" svg:y1="12.81cm" svg:x2="23.733cm" svg:y2="10.969cm" draw:start-shape="id25" draw:start-glue-point="4" draw:end-shape="id50" draw:end-glue-point="1" svg:d="M15878 12810h-501v1906h8857v-3747h-501" svg:viewBox="0 0 8858 3748">
          <text:p/>
        </draw:connector>
        <draw:frame draw:style-name="gr58" draw:text-style-name="P32" draw:layer="layout" svg:width="0.502cm" svg:height="1.187cm" svg:x="14.716cm" svg:y="13.954cm">
          <draw:text-box>
            <text:p/>
          </draw:text-box>
        </draw:frame>
      </draw:page>
      <draw:page draw:name="page5" draw:style-name="dp1" draw:master-page-name="Default">
        <draw:g xml:id="id59" draw:id="id59">
          <draw:glue-point draw:id="4" svg:x="-5.004cm" svg:y="-0.019cm"/>
          <draw:polygon draw:style-name="gr32" draw:text-style-name="P22" draw:layer="layout" svg:width="1.953cm" svg:height="2.036cm" svg:x="7.478cm" svg:y="10.271cm" svg:viewBox="0 0 1954 2037" draw:points="0,2037 0,0 1954,0 1954,2037">
            <text:p/>
          </draw:polygon>
          <draw:polygon draw:style-name="gr33" draw:text-style-name="P23" draw:layer="layout" svg:width="0.164cm" svg:height="0.194cm" svg:x="8.203cm" svg:y="11.192cm" svg:viewBox="0 0 165 195" draw:points="144,195 144,65 145,23 139,46 138,55 135,62 91,195 75,195 31,62 24,39 19,23 20,39 20,65 20,195 0,195 0,0 30,0 75,135 80,152 82,160 83,164 83,166 84,163 85,159 88,149 89,140 90,137 91,135 136,0 165,0 165,195">
            <text:p/>
          </draw:polygon>
          <draw:path draw:style-name="gr33" draw:text-style-name="P23" draw:layer="layout" svg:width="0.114cm" svg:height="0.154cm" svg:x="8.397cm" svg:y="11.234cm" svg:viewBox="0 0 115 155" svg:d="M23 83v6 6l1 5 1 5 1 5 2 5 1 1 1 3 1 1 1 2 2 2 1 1 1 2 2 1v1l2 2 1 1h2l2 1 2 1 2 1 2 1h2 2 5 3 3 3l3-1 3-1 2-2h3l2-2 2-2 2-2 2-2v-2l2-2 1-2 1-2 1-3 20 7-2 4-2 4-2 4-2 3-3 3-3 3-3 3-3 2-4 2-2 2-5 2h-4l-4 1-5 1-5 1h-4-8l-7-2-6-1-2-1-3-1-3-2-2-1-3-2-3-1-2-2-2-2-2-3-2-2-2-3-1-2-2-3-1-3-2-3-1-3-2-7-2-8-1-8-1-9v-10-9l1-8 1-8 2-7 2-7 1-3 2-4 1-2 2-3 1-3 2-2 2-2 2-3 2-2 2-2 3-1 2-2 3-2 3-1 3-1 2-2h6l7-2h7 6l7 2h6l6 3 4 3 5 3 5 4 4 5 3 5 3 6 3 7 2 7v7l2 9v9 9 4zM93 63v-5l-1-6-1-5-2-4-1-4-1-4-1-1-1-2-1-2-1-1-1-1-1-2h-1l-2-2-1-1-2-1h-1l-2-1-1-1h-2l-4-1-3-1h-4-4l-3 1h-2l-2 1-2 1-1 1h-2l-2 1-1 1-1 1-1 1-1 1-1 2-2 1-1 2-1 2-1 1-1 2-2 4-1 4-1 4-1 5-1 5v4z">
            <text:p/>
          </draw:path>
          <draw:polygon draw:style-name="gr33" draw:text-style-name="P23" draw:layer="layout" svg:width="0.172cm" svg:height="0.151cm" svg:x="8.54cm" svg:y="11.234cm" svg:viewBox="0 0 173 152" draw:points="76,152 76,58 76,52 76,47 75,43 75,39 74,35 73,33 73,31 72,30 71,29 71,27 70,26 69,26 69,25 68,24 67,23 66,22 64,22 63,22 63,21 62,20 59,20 56,19 52,19 51,19 49,19 47,19 46,20 44,20 42,21 41,22 39,22 38,23 38,24 36,25 35,26 34,27 33,29 32,30 31,31 30,33 29,34 28,36 27,38 25,42 24,46 23,51 23,55 22,60 22,66 22,152 1,152 1,34 1,14 0,7 0,5 0,2 20,2 20,3 20,3 20,4 21,6 21,14 21,28 22,28 24,25 25,21 27,18 29,15 32,12 34,10 36,8 38,6 40,5 42,3 45,2 48,2 51,1 54,0 57,0 60,0 63,0 67,1 70,1 73,2 76,2 79,4 81,5 84,6 85,8 86,9 87,10 88,10 89,13 90,15 92,18 93,22 94,25 95,28 96,28 97,25 99,22 101,18 103,15 105,13 108,10 110,9 113,6 114,5 117,4 120,2 123,2 126,1 129,1 132,0 136,0 140,0 144,1 148,2 150,2 152,3 154,4 156,5 158,6 159,7 161,8 162,10 163,10 164,12 165,14 166,15 167,18 168,19 168,22 169,24 171,29 172,34 172,39 173,46 173,53 173,152 152,152 152,58 151,52 151,47 151,43 150,39 149,35 149,33 148,31 147,30 147,29 146,27 145,26 145,26 144,25 143,24 142,23 141,22 140,22 139,22 138,21 137,20 134,20 131,19 128,19 124,19 122,19 121,20 119,20 118,21 116,22 115,22 113,23 113,24 112,25 110,26 109,27 108,29 107,30 106,31 105,33 104,34 102,38 101,42 100,46 99,51 98,55 98,60 98,66 98,152">
            <text:p/>
          </draw:polygon>
        </draw:g>
        <draw:g>
          <draw:polygon draw:style-name="gr34" draw:text-style-name="P22" draw:layer="layout" svg:width="2.773cm" svg:height="3.313cm" svg:x="17.51cm" svg:y="9.382cm" svg:viewBox="0 0 2774 3314" draw:points="0,3314 0,0 2774,0 2774,3314">
            <text:p/>
          </draw:polygon>
          <draw:path draw:style-name="gr35" draw:text-style-name="P23" draw:layer="layout" svg:width="0.152cm" svg:height="0.17cm" svg:x="18.441cm" svg:y="10.814cm" svg:viewBox="0 0 153 171" svg:d="M125 171l-46-71h-55v71h-24v-171h83 7l8 1 5 1 7 2 5 1 5 2 3 1 2 2 2 1 3 2 1 2 2 1 2 2 1 2 2 2 1 2 2 2v2l2 3v2l1 2 1 3 1 5v6 5l-1 4-1 5-1 3-2 5-2 3-2 4-3 3-3 3-3 3-3 3-5 2-4 2-4 1-5 2h-4l50 74zM122 49v-3l-1-4-1-1v-2l-1-2v-1l-1-1-1-2-1-1v-1l-2-1v-2h-2l-1-1-1-2h-2l-1-1-2-1-3-1-4-2h-3l-5-1h-4l-5-1h-57v64h58 5l4-1 4-1h3l4-2h2l2-1 1-1 1-1 2-1 1-1 1-1 2-1v-1l2-2v-1l1-1 1-2 1-1v-2l1-1v-1l1-3 1-3z">
            <text:p/>
          </draw:path>
          <draw:path draw:style-name="gr35" draw:text-style-name="P23" draw:layer="layout" svg:width="0.12cm" svg:height="0.135cm" svg:x="18.617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ath draw:style-name="gr35" draw:text-style-name="P23" draw:layer="layout" svg:width="0.115cm" svg:height="0.184cm" svg:x="18.758cm" svg:y="10.852cm" svg:viewBox="0 0 116 185" svg:d="M58 185h-6-5l-5-1-4-1-5-1-3-1-4-2-3-2-3-2-3-3-3-2-2-4-3-2-1-4-1-3-1-4 22-3 1 2 1 2 1 2 1 2 1 1 2 2 1 2 3 1 1 1 2 1 3 1 2 1h3l2 1h3 3 5 3l4-2 4-1 2-1 3-1 3-2 2-3 2-2 1-3 2-3 1-4 1-4 1-3v-5-5-21l-2 3-1 3-2 3-3 3-2 2-2 2-3 2-3 1-3 2-3 1-2 1-3 1-4 1h-4l-3 1h-3-7l-5-1-3-1h-3l-2-1-2-2h-2l-2-2-3-1-2-1-1-2-2-1-2-2-1-3-2-2-1-2-1-2-1-3-3-5-1-6-2-6v-8l-1-8v-8-8l1-9v-7l2-6 2-6 2-6 1-3 1-2 2-2 1-2 3-2 1-2 1-2 3-2 2-1 2-2 2-1 2-1h3l2-2 3-1h3l5-1h7 4l3 1h3 3l4 2 3 1 3 1 2 1 3 2 2 2 2 2 2 2 2 2 2 3 2 3 1 3 1-13v-4l1-3v-1-1h22l-1 4v6 17 100l-1 7v6l-1 6-2 5-2 5-2 5-3 4-4 3-3 4-5 3-4 2-5 2-6 1-6 2h-6zM92 68v-4-4-4l-1-3-1-4v-2l-1-4-1-3-1-3-2-2-1-3-2-2-1-2-2-2-2-2-2-1-2-2-2-1-3-2h-2l-2-1h-2l-3-1h-2-5l-2 1h-2l-1 1h-2-2l-1 1-2 1-1 1-2 1-1 1-2 1-1 1-1 2-1 1v2l-2 2-1 3-2 4-1 5v5l-1 6-1 6v7 7l1 5v6l1 5 1 5 2 4 1 4 1 1 1 1 1 2 1 1 1 2 1 1 1 1 2 1 1 1 2 1h1l2 1h2l2 1h2 2 4 3 2 3l2-1 2-1 3-1 2-1 2-2 2-1 2-2 2-2 1-2 2-2 1-3 2-2 1-3 1-3 1-3v-3l1-3 1-4v-4-3z">
            <text:p/>
          </draw:path>
          <draw:path draw:style-name="gr35" draw:text-style-name="P23" draw:layer="layout" svg:width="0.022cm" svg:height="0.18cm" svg:x="18.906cm" svg:y="10.805cm" svg:viewBox="0 0 23 181" svg:d="M0 21v-21h23v21zM0 181v-132h23v132z">
            <text:p/>
          </draw:path>
          <draw:polygon draw:style-name="gr35" draw:text-style-name="P23" draw:layer="layout" svg:width="0.111cm" svg:height="0.135cm" svg:x="18.952cm" svg:y="10.852cm" svg:viewBox="0 0 112 136" draw:points="112,97 112,102 111,104 111,106 111,108 110,110 109,112 108,114 108,116 106,117 106,119 104,121 103,122 101,123 99,125 98,126 95,127 94,128 90,130 85,132 80,133 75,135 69,135 63,136 57,136 51,136 45,135 39,135 34,134 30,133 25,132 22,130 18,128 16,127 15,126 13,125 12,123 10,122 9,121 8,119 7,118 6,116 4,114 3,111 1,107 0,103 20,99 21,102 22,104 23,106 23,107 24,108 25,109 26,110 27,111 28,111 28,112 30,114 32,114 34,116 37,116 39,118 43,118 46,118 50,119 53,119 57,119 61,119 65,119 68,118 72,118 75,118 78,116 79,116 80,116 81,115 82,114 83,114 84,113 85,112 86,111 87,111 87,110 87,109 88,108 89,107 89,106 90,105 90,104 90,103 90,102 90,99 90,97 90,95 90,95 90,94 89,93 89,92 88,91 88,90 87,90 87,89 87,88 86,87 85,87 84,86 83,85 82,84 79,83 77,82 75,81 73,80 70,79 67,78 50,74 42,72 34,69 31,68 28,67 25,66 23,65 21,63 19,62 17,61 15,59 14,58 12,56 11,55 10,54 9,51 8,50 7,48 7,46 6,44 6,42 6,39 5,37 6,32 6,30 7,28 7,26 7,25 8,23 9,21 9,19 11,18 12,16 13,15 14,13 15,12 17,11 19,9 20,8 22,7 24,6 26,6 31,4 35,2 40,1 45,1 51,0 58,0 63,0 68,1 73,1 77,2 82,3 86,4 90,6 93,8 95,8 96,10 98,11 99,12 100,13 101,15 103,16 103,18 105,19 106,21 106,23 107,25 108,28 110,32 90,35 89,32 88,32 88,30 87,30 87,29 87,28 86,27 85,26 84,25 84,25 83,24 82,23 82,23 79,21 77,20 75,19 72,18 70,18 67,17 64,17 60,17 58,16 54,17 50,17 47,17 44,18 42,18 39,19 36,20 36,20 35,21 33,22 33,23 32,23 31,23 31,24 30,25 30,26 29,27 28,28 28,28 28,30 28,30 28,32 28,32 28,34 28,35 28,36 28,37 28,39 28,39 28,41 29,42 30,43 31,44 31,45 32,46 33,47 34,47 35,48 36,49 38,49 39,50 41,51 43,51 49,53 55,55 64,57 73,59 79,61 85,63 88,64 90,66 92,66 94,67 95,68 97,69 98,71 100,71 101,73 103,73 103,75 105,75 106,77 106,78 107,80 108,81 109,83 109,84 110,85 111,87 111,89 111,90 111,92 112,94 112,95">
            <text:p/>
          </draw:polygon>
          <draw:polygon draw:style-name="gr35" draw:text-style-name="P23" draw:layer="layout" svg:width="0.065cm" svg:height="0.162cm" svg:x="19.078cm" svg:y="10.825cm" svg:viewBox="0 0 66 163" draw:points="66,160 63,161 60,162 58,162 55,162 52,162 49,163 46,163 43,163 39,163 36,162 33,162 31,161 28,160 26,159 24,157 23,155 21,154 20,151 18,149 17,146 17,143 16,140 16,137 16,133 16,45 0,45 0,29 17,29 23,0 39,0 39,29 63,29 63,45 39,45 39,128 39,130 39,133 39,135 39,136 39,138 40,139 40,140 40,140 41,140 41,141 42,142 42,142 42,142 43,143 44,143 44,144 44,144 45,145 46,145 47,145 47,145 49,145 51,145 52,145 54,145 55,145 58,145 62,145 66,144">
            <text:p/>
          </draw:polygon>
          <draw:path draw:style-name="gr35" draw:text-style-name="P23" draw:layer="layout" svg:width="0.12cm" svg:height="0.135cm" svg:x="19.156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olygon draw:style-name="gr35" draw:text-style-name="P23" draw:layer="layout" svg:width="0.063cm" svg:height="0.133cm" svg:x="19.304cm" svg:y="10.852cm" svg:viewBox="0 0 64 134" draw:points="1,134 1,33 0,2 21,2 23,30 23,30 24,25 25,22 27,18 28,15 31,13 32,10 33,8 34,7 35,6 36,6 37,5 38,4 39,4 40,3 42,2 44,1 47,1 49,1 52,0 55,0 56,0 58,0 58,0 60,0 60,1 62,1 64,1 64,21 63,21 62,20 60,20 59,20 56,20 52,20 50,20 49,20 47,20 46,20 44,21 43,22 42,23 40,23 39,24 37,25 36,25 35,27 33,28 33,29 32,30 31,32 29,35 28,38 26,42 25,46 24,51 24,55 23,60 23,66 23,134">
            <text:p/>
          </draw:polygon>
          <draw:polygon draw:style-name="gr35" draw:text-style-name="P23" draw:layer="layout" svg:width="0.067cm" svg:height="0.179cm" svg:x="18.739cm" svg:y="11.083cm" svg:viewBox="0 0 68 180" draw:points="42,65 42,180 19,180 19,65 0,65 0,49 19,49 19,34 19,30 20,25 20,22 21,18 22,17 23,16 23,14 24,13 25,11 25,10 26,9 27,8 28,7 29,6 31,5 32,4 33,4 34,3 36,3 38,2 41,1 44,1 48,0 52,0 57,0 61,1 65,1 66,1 68,1 68,18 66,18 63,18 60,17 58,17 56,17 54,18 52,18 52,18 51,18 50,18 49,19 49,19 48,20 47,20 47,20 46,21 46,21 45,22 44,23 44,23 44,24 44,25 43,25 43,28 42,30 42,32 42,34 42,37 42,49 68,49 68,65">
            <text:p/>
          </draw:polygon>
          <draw:path draw:style-name="gr35" draw:text-style-name="P23" draw:layer="layout" svg:width="0.022cm" svg:height="0.18cm" svg:x="18.823cm" svg:y="11.083cm" svg:viewBox="0 0 23 181" svg:d="M0 21v-21h23v21zM0 181v-132h23v132z">
            <text:p/>
          </draw:path>
          <draw:polygon draw:style-name="gr35" draw:text-style-name="P23" draw:layer="layout" svg:width="0.022cm" svg:height="0.18cm" svg:x="18.879cm" svg:y="11.083cm" svg:viewBox="0 0 23 181" draw:points="0,181 0,0 23,0 23,181">
            <text:p/>
          </draw:polygon>
          <draw:path draw:style-name="gr35" draw:text-style-name="P23" draw:layer="layout" svg:width="0.12cm" svg:height="0.135cm" svg:x="18.928cm" svg:y="11.13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g>
        <draw:g xml:id="id79" draw:id="id79">
          <draw:glue-point draw:id="4" svg:x="-2.365cm" svg:y="2.334cm"/>
          <draw:polygon draw:style-name="gr36" draw:text-style-name="P24" draw:layer="layout" svg:width="2.413cm" svg:height="1.905cm" svg:x="22.208cm" svg:y="10.143cm" svg:viewBox="0 0 2414 1906" draw:points="0,0 1214,0 2414,953 1214,1906 0,1906 1199,953">
            <text:p/>
          </draw:polygon>
          <draw:path draw:style-name="gr37" draw:text-style-name="P25" draw:layer="layout" svg:width="0.303cm" svg:height="0.315cm" svg:x="23.288cm" svg:y="10.94cm" svg:viewBox="0 0 304 316" svg:d="M261 316l-36-92h-144l-37 92h-44l129-316h49l126 316zM153 32l-2 7-4 10-3 11-10 26-40 104h118l-41-104-3-8-3-9-6-18z">
            <text:p/>
          </draw:path>
          <draw:polygon draw:style-name="gr37" draw:text-style-name="P25" draw:layer="layout" svg:width="0.201cm" svg:height="0.315cm" svg:x="23.63cm" svg:y="10.939cm" svg:viewBox="0 0 202 316" draw:points="0,316 0,0 43,0 43,281 202,281 202,316">
            <text:p/>
          </draw:polygon>
          <draw:polygon draw:style-name="gr37" draw:text-style-name="P25" draw:layer="layout" svg:width="0.26cm" svg:height="0.32cm" svg:x="23.882cm" svg:y="10.939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xml:id="id60" draw:id="id60">
          <draw:glue-point draw:id="4" svg:x="2.454cm" svg:y="-2.533cm"/>
          <draw:glue-point draw:id="5" svg:x="-3.167cm" svg:y="3.089cm"/>
          <draw:glue-point draw:id="6" svg:x="-3.792cm" svg:y="3.089cm"/>
          <draw:polygon draw:style-name="gr38" draw:text-style-name="P24" draw:layer="layout" svg:width="2.032cm" svg:height="2.032cm" svg:x="6.343cm" svg:y="5.198cm" svg:viewBox="0 0 2033 2033" draw:points="0,0 1375,0 2033,1016 1375,2033 0,2033 658,1016">
            <text:p/>
          </draw:polygon>
          <draw:path draw:style-name="gr39" draw:text-style-name="P25" draw:layer="layout" svg:width="0.18cm" svg:height="0.193cm" svg:x="7.117cm" svg:y="6.183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39" draw:text-style-name="P25" draw:layer="layout" svg:width="0.158cm" svg:height="0.258cm" svg:x="7.311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9" draw:text-style-name="P25" draw:layer="layout" svg:width="0.158cm" svg:height="0.258cm" svg:x="7.505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39" draw:text-style-name="P25" draw:layer="layout" svg:width="0.165cm" svg:height="0.192cm" svg:x="7.701cm" svg:y="6.18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39" draw:text-style-name="P25" draw:layer="layout" svg:width="0.087cm" svg:height="0.189cm" svg:x="7.904cm" svg:y="6.18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g>
          <draw:path draw:style-name="gr44" draw:text-style-name="P27" draw:layer="layout" svg:width="0.075cm" svg:height="0.092cm" svg:x="7.52cm" svg:y="11.248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44" draw:text-style-name="P27" draw:layer="layout" svg:width="0.065cm" svg:height="0.123cm" svg:x="7.603cm" svg:y="11.217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44" draw:text-style-name="P27" draw:layer="layout" svg:width="0.036cm" svg:height="0.09cm" svg:x="7.69cm" svg:y="11.248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draw:polygon draw:style-name="gr45" draw:text-style-name="P26" draw:layer="layout" svg:width="0.107cm" svg:height="0.089cm" svg:x="7.562cm" svg:y="12.09cm" svg:viewBox="0 0 108 90" draw:points="85,90 70,90 56,26 54,12 52,23 37,90 22,90 0,0 13,0 26,61 27,63 27,66 29,78 31,71 47,0 61,0 74,62 78,78 80,66 94,0 108,0">
            <text:p/>
          </draw:polygon>
          <draw:polygon draw:style-name="gr45" draw:text-style-name="P26" draw:layer="layout" svg:width="0.036cm" svg:height="0.09cm" svg:x="7.677cm" svg:y="12.089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path draw:style-name="gr45" draw:text-style-name="P26" draw:layer="layout" svg:width="0.012cm" svg:height="0.123cm" svg:x="7.728cm" svg:y="12.057cm" svg:viewBox="0 0 13 124" svg:d="M0 14v-14h13v14zM0 124v-90h13v90z">
            <text:p/>
          </draw:path>
          <draw:polygon draw:style-name="gr45" draw:text-style-name="P26" draw:layer="layout" svg:width="0.037cm" svg:height="0.11cm" svg:x="7.753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45" draw:text-style-name="P26" draw:layer="layout" svg:width="0.068cm" svg:height="0.092cm" svg:x="7.798cm" svg:y="12.089cm" svg:viewBox="0 0 69 93" svg:d="M13 50v4l1 3v3l1 3v4l1 2 1 1 1 1v1l1 2 1 1h1v1l1 1 1 1 1 1h1 1l1 1 1 1h1 2l1 1h1 3 2 1l2-1h2l1-1 2-1h2l1-1 1-1 1-1 1-1 1-1 1-2 1-1 1-1v-2l11 4-1 3-1 2-1 2-1 2-1 2-2 2-2 2h-2l-2 2-2 1-3 1h-2l-3 1-3 1h-3-2-5l-4-1-3-1h-2l-2-1-2-1-1-1-2-1h-1l-1-2-1-1-1-1-2-2-1-2-1-1-1-2-1-1-1-2v-2l-2-4-1-5v-5l-1-6v-5-5l1-6v-5l1-4 2-4v-2l1-2 1-1 1-2 1-1 1-2 2-2 1-1 1-1 1-2h1l2-1 1-1 2-1 2-1h1l4-1 4-1h4 4l4 1 4 1 3 1 3 2 3 1 3 3 2 3 2 3 1 3 2 4 1 4 1 5 1 6v5 6 2zM56 39v-5l-1-3v-2l-1-3-1-3-1-1v-2l-1-1-1-1-1-1-1-1-1-1v-1h-1-1l-1-1h-1l-1-1h-1l-2-1h-1-3-2-3l-1 1h-1-1l-1 1-1 1h-1l-1 1-1 1-1 1-1 1-1 1-1 1-1 2-1 3-1 2-1 3v2 3l-1 4z">
            <text:p/>
          </draw:path>
          <draw:path draw:style-name="gr45" draw:text-style-name="P26" draw:layer="layout" svg:width="0.087cm" svg:height="0.116cm" svg:x="7.887cm" svg:y="12.063cm" svg:viewBox="0 0 88 117" svg:d="M88 57v5 4l-1 5-1 4v3l-2 4-1 4-1 3-2 3-2 3-2 3-2 3-2 2-3 3-3 1-2 3-2 1-3 2-4 1-3 2h-3-4l-4 1h-3-38v-117h34 6l6 1 5 1 6 2 5 2 1 1 2 1 3 2 2 1 2 2 1 2 2 2 2 1 1 3 2 2 1 3 1 2 1 2 1 3 1 2 1 4 1 5 1 7zM74 57l-1-5v-5l-1-4-1-4-1-3-1-2v-2l-1-2-1-1-2-2-1-1-1-2-1-2h-1l-2-2-1-1-2-1-2-1-1-1-2-1-4-1h-5l-4-1h-4-21v91h24 2 3l2-1h3l2-1 3-1 2-1 2-1 3-2 2-2 1-1 1-3 2-1 1-3 2-2 1-2 1-4 1-2 1-3v-3l1-4v-3l1-3z">
            <text:p/>
          </draw:path>
          <draw:path draw:style-name="gr45" draw:text-style-name="P26" draw:layer="layout" svg:width="0.075cm" svg:height="0.092cm" svg:x="7.987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olygon draw:style-name="gr45" draw:text-style-name="P26" draw:layer="layout" svg:width="0.037cm" svg:height="0.11cm" svg:x="8.066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45" draw:text-style-name="P26" draw:layer="layout" svg:width="0.075cm" svg:height="0.092cm" svg:x="8.111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g>
        <draw:frame draw:style-name="gr10" draw:text-style-name="P9" draw:layer="layout" svg:width="1.427cm" svg:height="0.489cm" svg:x="8.463cm" svg:y="11.917cm">
          <draw:text-box>
            <text:p><text:span text:style-name="T3">writeEn</text:span></text:p>
          </draw:text-box>
        </draw:frame>
        <draw:g>
          <draw:polygon draw:style-name="gr44" draw:text-style-name="P27" draw:layer="layout" svg:width="0.062cm" svg:height="0.092cm" svg:x="8.462cm" svg:y="12.165cm" svg:viewBox="0 0 63 93" draw:points="13,46 13,51 13,55 14,59 14,62 15,65 16,67 17,71 18,71 18,73 19,74 20,75 20,75 21,76 22,77 23,78 24,79 25,79 26,79 27,80 28,80 29,81 30,81 31,81 32,81 34,81 35,81 37,81 38,81 39,80 41,79 42,79 43,78 45,77 45,76 46,76 46,75 47,75 47,74 48,73 48,72 49,71 49,70 50,68 50,66 51,63 63,65 63,68 63,71 62,74 61,76 60,79 58,81 56,83 54,85 52,87 50,89 47,90 45,91 42,92 39,92 37,93 34,93 30,93 26,92 24,92 22,91 21,91 19,90 17,89 16,88 14,87 13,87 13,85 11,84 10,83 9,81 8,79 7,78 6,76 5,75 4,73 4,71 2,67 1,62 1,57 0,52 0,47 0,41 1,36 1,31 2,26 4,22 4,20 5,18 6,17 7,15 8,14 9,12 10,10 11,9 13,8 13,6 14,6 16,5 17,4 19,3 21,2 22,2 24,1 26,1 30,0 34,0 37,0 39,1 42,1 44,2 47,2 49,4 51,6 54,7 55,9 57,11 59,14 60,15 61,18 62,21 63,24 63,26 50,28 50,26 49,24 49,22 48,22 47,20 47,18 46,18 45,16 44,15 43,15 43,14 42,14 42,14 41,14 39,13 38,12 37,12 35,12 33,12 31,12 30,12 28,12 27,13 26,13 25,13 24,14 23,14 22,14 22,15 21,16 20,17 19,18 19,18 18,19 17,21 17,22 16,23 16,24 15,27 14,30 14,34 13,38 13,42">
            <text:p/>
          </draw:polygon>
          <draw:polygon draw:style-name="gr44" draw:text-style-name="P27" draw:layer="layout" svg:width="0.012cm" svg:height="0.123cm" svg:x="8.539cm" svg:y="12.134cm" svg:viewBox="0 0 13 124" draw:points="0,124 0,0 13,0 13,124">
            <text:p/>
          </draw:polygon>
          <draw:polygon draw:style-name="gr44" draw:text-style-name="P27" draw:layer="layout" svg:width="0.063cm" svg:height="0.123cm" svg:x="8.571cm" svg:y="12.134cm" svg:viewBox="0 0 64 124" draw:points="49,124 22,83 13,91 13,124 0,124 0,0 13,0 13,77 47,34 63,34 31,72 64,124">
            <text:p/>
          </draw:polygon>
        </draw:g>
        <draw:g xml:id="id70" draw:id="id70">
          <draw:path draw:style-name="gr44" draw:text-style-name="P27" draw:layer="layout" svg:width="0.018cm" svg:height="0.153cm" svg:x="6.734cm" svg:y="5.488cm" svg:viewBox="0 0 19 154" svg:d="M0 18v-18h19v18zM0 154v-112h19v112z">
            <text:p/>
          </draw:path>
          <draw:polygon draw:style-name="gr44" draw:text-style-name="P27" draw:layer="layout" svg:width="0.089cm" svg:height="0.113cm" svg:x="6.781cm" svg:y="5.52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4" draw:text-style-name="P27" draw:layer="layout" svg:width="0.14cm" svg:height="0.145cm" svg:x="6.885cm" svg:y="5.495cm" svg:viewBox="0 0 141 146" svg:d="M120 146l-16-43h-67l-17 43h-20l60-146h22l59 146zM70 15v3l-2 4-2 5-4 13-19 48h55l-19-49-6-16z">
            <text:p/>
          </draw:path>
        </draw:g>
        <draw:g>
          <draw:path draw:style-name="gr44" draw:text-style-name="P27" draw:layer="layout" svg:width="0.018cm" svg:height="0.153cm" svg:x="6.734cm" svg:y="6.758cm" svg:viewBox="0 0 19 154" svg:d="M0 18v-18h19v18zM0 154v-112h19v112z">
            <text:p/>
          </draw:path>
          <draw:polygon draw:style-name="gr44" draw:text-style-name="P27" draw:layer="layout" svg:width="0.089cm" svg:height="0.113cm" svg:x="6.781cm" svg:y="6.79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4" draw:text-style-name="P27" draw:layer="layout" svg:width="0.112cm" svg:height="0.145cm" svg:x="6.902cm" svg:y="6.76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55" draw:id="id55">
          <draw:path draw:style-name="gr44" draw:text-style-name="P27" draw:layer="layout" svg:width="0.099cm" svg:height="0.115cm" svg:x="8.081cm" svg:y="6.1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4" draw:text-style-name="P27" draw:layer="layout" svg:width="0.089cm" svg:height="0.113cm" svg:x="8.205cm" svg:y="6.16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4" draw:text-style-name="P27" draw:layer="layout" svg:width="0.053cm" svg:height="0.138cm" svg:x="8.312cm" svg:y="6.14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64" draw:id="id64">
          <draw:polygon draw:style-name="gr44" draw:text-style-name="P27" draw:layer="layout" svg:width="0.112cm" svg:height="0.078cm" svg:x="17.6cm" svg:y="10.435cm" svg:viewBox="0 0 113 79" draw:points="89,79 73,79 59,23 56,11 54,20 39,79 23,79 0,0 13,0 27,54 28,55 29,58 31,68 32,63 49,0 64,0 78,54 81,68 83,58 100,0 113,0">
            <text:p/>
          </draw:polygon>
          <draw:polygon draw:style-name="gr44" draw:text-style-name="P27" draw:layer="layout" svg:width="0.038cm" svg:height="0.079cm" svg:x="17.722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4" draw:text-style-name="P27" draw:layer="layout" svg:width="0.013cm" svg:height="0.108cm" svg:x="17.774cm" svg:y="10.406cm" svg:viewBox="0 0 14 109" svg:d="M0 13v-13h14v13zM0 109v-79h14v79z">
            <text:p/>
          </draw:path>
          <draw:polygon draw:style-name="gr44" draw:text-style-name="P27" draw:layer="layout" svg:width="0.039cm" svg:height="0.097cm" svg:x="17.801cm" svg:y="10.418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4" draw:text-style-name="P27" draw:layer="layout" svg:width="0.071cm" svg:height="0.081cm" svg:x="17.848cm" svg:y="10.43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4" draw:text-style-name="P27" draw:layer="layout" svg:width="0.102cm" svg:height="0.102cm" svg:x="17.929cm" svg:y="10.411cm" svg:viewBox="0 0 103 103" svg:d="M88 103l-12-30h-49l-12 30h-15l44-103h16l43 103zM51 11v2l-1 3-2 3-3 9-14 34h41l-14-34-5-12z">
            <text:p/>
          </draw:path>
          <draw:path draw:style-name="gr44" draw:text-style-name="P27" draw:layer="layout" svg:width="0.069cm" svg:height="0.108cm" svg:x="18.037cm" svg:y="10.406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44" draw:text-style-name="P27" draw:layer="layout" svg:width="0.038cm" svg:height="0.079cm" svg:x="18.128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g>
        <draw:g xml:id="id76" draw:id="id76">
          <draw:polygon draw:style-name="gr46" draw:text-style-name="P27" draw:layer="layout" svg:width="0.038cm" svg:height="0.079cm" svg:x="17.61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6" draw:text-style-name="P27" draw:layer="layout" svg:width="0.071cm" svg:height="0.081cm" svg:x="17.659cm" svg:y="10.06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6" draw:text-style-name="P27" draw:layer="layout" svg:width="0.079cm" svg:height="0.081cm" svg:x="17.746cm" svg:y="10.06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46" draw:text-style-name="P27" draw:layer="layout" svg:width="0.069cm" svg:height="0.108cm" svg:x="17.833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46" draw:text-style-name="P27" draw:layer="layout" svg:width="0.102cm" svg:height="0.102cm" svg:x="17.913cm" svg:y="10.04cm" svg:viewBox="0 0 103 103" svg:d="M88 103l-12-30h-49l-12 30h-15l44-103h16l43 103zM51 11v2l-1 3-2 3-3 9-14 34h41l-14-34-5-12z">
            <text:p/>
          </draw:path>
          <draw:path draw:style-name="gr46" draw:text-style-name="P27" draw:layer="layout" svg:width="0.069cm" svg:height="0.108cm" svg:x="18.022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46" draw:text-style-name="P27" draw:layer="layout" svg:width="0.038cm" svg:height="0.079cm" svg:x="18.112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46" draw:text-style-name="P27" draw:layer="layout" svg:width="0.07cm" svg:height="0.103cm" svg:x="18.163cm" svg:y="10.039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65" draw:id="id65">
          <draw:polygon draw:style-name="gr42" draw:text-style-name="P27" draw:layer="layout" svg:width="0.038cm" svg:height="0.079cm" svg:x="19.562cm" svg:y="9.97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2" draw:text-style-name="P27" draw:layer="layout" svg:width="0.071cm" svg:height="0.081cm" svg:x="19.611cm" svg:y="9.97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2" draw:text-style-name="P27" draw:layer="layout" svg:width="0.079cm" svg:height="0.081cm" svg:x="19.698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42" draw:text-style-name="P27" draw:layer="layout" svg:width="0.069cm" svg:height="0.108cm" svg:x="19.785cm" svg:y="9.94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42" draw:text-style-name="P27" draw:layer="layout" svg:width="0.091cm" svg:height="0.102cm" svg:x="19.878cm" svg:y="9.95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42" draw:text-style-name="P27" draw:layer="layout" svg:width="0.079cm" svg:height="0.081cm" svg:x="19.98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42" draw:text-style-name="P27" draw:layer="layout" svg:width="0.039cm" svg:height="0.097cm" svg:x="20.066cm" svg:y="9.957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2" draw:text-style-name="P27" draw:layer="layout" svg:width="0.079cm" svg:height="0.081cm" svg:x="20.11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42" draw:text-style-name="P27" draw:layer="layout" svg:width="0.066cm" svg:height="0.102cm" svg:x="20.205cm" svg:y="9.95cm" svg:viewBox="0 0 67 103" draw:points="0,103 0,92 27,92 27,13 3,29 3,17 29,0 41,0 41,92 67,92 67,103">
            <text:p/>
          </draw:polygon>
        </draw:g>
        <draw:g xml:id="id62" draw:id="id62">
          <draw:polygon draw:style-name="gr46" draw:text-style-name="P27" draw:layer="layout" svg:width="0.038cm" svg:height="0.079cm" svg:x="17.618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6" draw:text-style-name="P27" draw:layer="layout" svg:width="0.071cm" svg:height="0.081cm" svg:x="17.667cm" svg:y="9.70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6" draw:text-style-name="P27" draw:layer="layout" svg:width="0.079cm" svg:height="0.081cm" svg:x="17.754cm" svg:y="9.70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46" draw:text-style-name="P27" draw:layer="layout" svg:width="0.069cm" svg:height="0.108cm" svg:x="17.841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46" draw:text-style-name="P27" draw:layer="layout" svg:width="0.102cm" svg:height="0.102cm" svg:x="17.921cm" svg:y="9.682cm" svg:viewBox="0 0 103 103" svg:d="M88 103l-12-30h-49l-12 30h-15l44-103h16l43 103zM51 11v2l-1 3-2 3-3 9-14 34h41l-14-34-5-12z">
            <text:p/>
          </draw:path>
          <draw:path draw:style-name="gr46" draw:text-style-name="P27" draw:layer="layout" svg:width="0.069cm" svg:height="0.108cm" svg:x="18.03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46" draw:text-style-name="P27" draw:layer="layout" svg:width="0.038cm" svg:height="0.079cm" svg:x="18.12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46" draw:text-style-name="P27" draw:layer="layout" svg:width="0.066cm" svg:height="0.102cm" svg:x="18.175cm" svg:y="9.682cm" svg:viewBox="0 0 67 103" draw:points="0,103 0,92 27,92 27,13 3,29 3,17 29,0 41,0 41,92 67,92 67,103">
            <text:p/>
          </draw:polygon>
        </draw:g>
        <draw:g xml:id="id67" draw:id="id67">
          <draw:polygon draw:style-name="gr44" draw:text-style-name="P27" draw:layer="layout" svg:width="0.038cm" svg:height="0.079cm" svg:x="19.562cm" svg:y="10.421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4" draw:text-style-name="P27" draw:layer="layout" svg:width="0.071cm" svg:height="0.081cm" svg:x="19.611cm" svg:y="10.421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4" draw:text-style-name="P27" draw:layer="layout" svg:width="0.079cm" svg:height="0.081cm" svg:x="19.698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44" draw:text-style-name="P27" draw:layer="layout" svg:width="0.069cm" svg:height="0.108cm" svg:x="19.785cm" svg:y="10.393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44" draw:text-style-name="P27" draw:layer="layout" svg:width="0.091cm" svg:height="0.102cm" svg:x="19.878cm" svg:y="10.398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44" draw:text-style-name="P27" draw:layer="layout" svg:width="0.079cm" svg:height="0.081cm" svg:x="19.98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44" draw:text-style-name="P27" draw:layer="layout" svg:width="0.039cm" svg:height="0.097cm" svg:x="20.066cm" svg:y="10.405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4" draw:text-style-name="P27" draw:layer="layout" svg:width="0.079cm" svg:height="0.081cm" svg:x="20.11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44" draw:text-style-name="P27" draw:layer="layout" svg:width="0.07cm" svg:height="0.103cm" svg:x="20.201cm" svg:y="10.397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80" draw:id="id80">
          <draw:polygon draw:style-name="gr44" draw:text-style-name="P27" draw:layer="layout" svg:width="0.112cm" svg:height="0.078cm" svg:x="17.6cm" svg:y="12.226cm" svg:viewBox="0 0 113 79" draw:points="89,79 73,79 59,23 56,11 54,20 39,79 23,79 0,0 13,0 27,54 28,55 29,58 31,68 32,63 49,0 64,0 78,54 81,68 83,58 100,0 113,0">
            <text:p/>
          </draw:polygon>
          <draw:polygon draw:style-name="gr44" draw:text-style-name="P27" draw:layer="layout" svg:width="0.038cm" svg:height="0.079cm" svg:x="17.722cm" svg:y="12.225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4" draw:text-style-name="P27" draw:layer="layout" svg:width="0.013cm" svg:height="0.108cm" svg:x="17.774cm" svg:y="12.197cm" svg:viewBox="0 0 14 109" svg:d="M0 13v-13h14v13zM0 109v-79h14v79z">
            <text:p/>
          </draw:path>
          <draw:polygon draw:style-name="gr44" draw:text-style-name="P27" draw:layer="layout" svg:width="0.039cm" svg:height="0.097cm" svg:x="17.801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4" draw:text-style-name="P27" draw:layer="layout" svg:width="0.071cm" svg:height="0.081cm" svg:x="17.848cm" svg:y="12.225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44" draw:text-style-name="P27" draw:layer="layout" svg:width="0.091cm" svg:height="0.102cm" svg:x="17.941cm" svg:y="12.202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44" draw:text-style-name="P27" draw:layer="layout" svg:width="0.079cm" svg:height="0.081cm" svg:x="18.04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44" draw:text-style-name="P27" draw:layer="layout" svg:width="0.039cm" svg:height="0.097cm" svg:x="18.129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4" draw:text-style-name="P27" draw:layer="layout" svg:width="0.079cm" svg:height="0.081cm" svg:x="18.17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g>
        <draw:g xml:id="id77" draw:id="id77">
          <draw:polygon draw:style-name="gr44" draw:text-style-name="P27" draw:layer="layout" svg:width="0.112cm" svg:height="0.078cm" svg:x="18.623cm" svg:y="9.45cm" svg:viewBox="0 0 113 79" draw:points="89,79 73,79 59,23 56,11 54,20 39,79 23,79 0,0 13,0 27,54 28,55 29,58 31,68 32,63 49,0 64,0 78,54 81,68 83,58 100,0 113,0">
            <text:p/>
          </draw:polygon>
          <draw:polygon draw:style-name="gr44" draw:text-style-name="P27" draw:layer="layout" svg:width="0.038cm" svg:height="0.079cm" svg:x="18.744cm" svg:y="9.44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44" draw:text-style-name="P27" draw:layer="layout" svg:width="0.013cm" svg:height="0.108cm" svg:x="18.797cm" svg:y="9.421cm" svg:viewBox="0 0 14 109" svg:d="M0 13v-13h14v13zM0 109v-79h14v79z">
            <text:p/>
          </draw:path>
          <draw:polygon draw:style-name="gr44" draw:text-style-name="P27" draw:layer="layout" svg:width="0.039cm" svg:height="0.097cm" svg:x="18.823cm" svg:y="9.433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44" draw:text-style-name="P27" draw:layer="layout" svg:width="0.071cm" svg:height="0.081cm" svg:x="18.871cm" svg:y="9.44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olygon draw:style-name="gr44" draw:text-style-name="P27" draw:layer="layout" svg:width="0.083cm" svg:height="0.102cm" svg:x="18.964cm" svg:y="9.426cm" svg:viewBox="0 0 84 103" draw:points="0,103 0,0 81,0 81,11 15,11 15,44 76,44 76,56 15,56 15,92 84,92 84,103">
            <text:p/>
          </draw:polygon>
          <draw:polygon draw:style-name="gr44" draw:text-style-name="P27" draw:layer="layout" svg:width="0.065cm" svg:height="0.079cm" svg:x="19.063cm" svg:y="9.448cm" svg:viewBox="0 0 66 80" draw:points="52,80 52,30 52,27 52,25 52,23 51,22 51,20 51,19 51,18 51,17 50,16 49,16 48,15 48,14 47,13 46,13 45,12 45,11 44,11 42,11 41,11 40,11 39,11 37,10 35,10 33,11 31,11 29,11 29,11 28,11 26,12 26,12 25,13 23,13 23,14 22,14 21,15 20,16 20,17 19,18 18,18 18,19 18,20 16,23 15,25 15,27 15,29 14,32 14,35 14,80 1,80 1,18 0,7 0,4 0,2 0,1 13,1 13,1 13,1 13,2 13,4 13,7 13,15 14,15 15,13 16,11 18,9 19,8 20,6 22,6 23,4 25,4 26,3 28,2 29,1 31,1 34,1 36,0 37,0 40,0 43,0 46,1 49,1 52,1 53,2 54,3 55,3 56,4 57,4 58,5 59,6 60,6 61,7 61,8 61,9 62,10 63,11 64,13 64,15 65,18 66,21 66,24 66,28 66,80">
            <text:p/>
          </draw:polygon>
        </draw:g>
        <draw:g>
          <draw:polygon draw:style-name="gr44" draw:text-style-name="P27" draw:layer="layout" svg:width="0.066cm" svg:height="0.081cm" svg:x="18.807cm" svg:y="12.582cm" svg:viewBox="0 0 67 82" draw:points="14,40 15,44 15,48 15,51 15,54 16,57 17,59 18,62 19,63 20,64 20,65 20,66 21,66 22,67 23,68 24,68 25,69 26,70 27,70 28,71 29,71 30,71 31,71 32,71 34,71 35,71 37,71 38,71 40,71 42,71 43,70 45,69 46,68 47,68 48,67 48,67 49,66 49,66 50,65 51,64 51,63 51,63 52,61 52,60 53,58 53,56 67,57 67,60 66,62 64,65 64,67 62,69 61,71 59,73 57,75 55,77 52,78 50,79 47,80 45,81 42,81 39,82 35,82 31,82 27,81 26,81 23,80 22,80 20,79 18,78 17,78 15,77 14,76 12,75 12,74 10,73 9,71 8,70 7,68 6,67 5,66 4,64 4,62 2,59 1,54 1,50 0,46 0,41 0,36 1,32 1,28 2,23 4,20 4,18 5,16 6,15 7,13 8,12 9,11 10,9 12,8 12,7 14,6 15,5 17,4 18,4 20,3 22,2 23,1 26,1 27,1 31,0 35,0 38,0 41,1 44,1 47,1 49,2 52,4 54,5 56,6 58,8 60,10 61,12 63,13 64,16 65,18 66,21 67,23 53,25 52,23 52,21 51,20 51,19 50,18 49,16 48,16 47,14 47,13 46,13 45,13 45,13 44,12 43,12 42,11 40,11 39,11 37,11 35,11 32,11 31,11 30,11 29,11 28,11 26,11 26,12 24,13 23,13 23,13 22,14 21,15 20,16 20,16 19,17 18,18 18,19 18,20 17,21 16,24 15,27 15,30 15,33 15,37">
            <text:p/>
          </draw:polygon>
          <draw:polygon draw:style-name="gr44" draw:text-style-name="P27" draw:layer="layout" svg:width="0.013cm" svg:height="0.108cm" svg:x="18.888cm" svg:y="12.555cm" svg:viewBox="0 0 14 109" draw:points="0,109 0,0 14,0 14,109">
            <text:p/>
          </draw:polygon>
          <draw:polygon draw:style-name="gr44" draw:text-style-name="P27" draw:layer="layout" svg:width="0.066cm" svg:height="0.108cm" svg:x="18.922cm" svg:y="12.555cm" svg:viewBox="0 0 67 109" draw:points="51,109 23,73 14,80 14,109 0,109 0,0 14,0 14,68 50,30 66,30 32,63 67,109">
            <text:p/>
          </draw:polygon>
        </draw:g>
        <draw:g xml:id="id61" draw:id="id61">
          <draw:polygon draw:style-name="gr59" draw:text-style-name="P16" draw:layer="layout" svg:width="1.142cm" svg:height="2.666cm" svg:x="11.287cm" svg:y="10.017cm" svg:viewBox="0 0 1143 2667" draw:points="0,2667 0,0 1143,0 1143,2667">
            <text:p/>
          </draw:polygon>
          <draw:polygon draw:style-name="gr60" draw:text-style-name="P33" draw:layer="layout" svg:width="0.022cm" svg:height="0.114cm" svg:x="11.284cm" svg:y="11.201cm" svg:viewBox="0 0 23 115" draw:points="0,115 0,0 23,0 23,115">
            <text:p/>
          </draw:polygon>
          <draw:polygon draw:style-name="gr60" draw:text-style-name="P33" draw:layer="layout" svg:width="0.104cm" svg:height="0.089cm" svg:x="11.345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60" draw:text-style-name="P33" draw:layer="layout" svg:width="0.107cm" svg:height="0.09cm" svg:x="11.471cm" svg:y="11.226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60" draw:text-style-name="P33" draw:layer="layout" svg:width="0.062cm" svg:height="0.109cm" svg:x="11.591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olygon draw:style-name="gr60" draw:text-style-name="P33" draw:layer="layout" svg:width="0.061cm" svg:height="0.089cm" svg:x="11.671cm" svg:y="11.226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olygon draw:style-name="gr60" draw:text-style-name="P33" draw:layer="layout" svg:width="0.104cm" svg:height="0.089cm" svg:x="11.751cm" svg:y="11.228cm" svg:viewBox="0 0 105 90" draw:points="22,0 22,56 22,60 22,62 22,64 23,66 23,67 24,68 24,70 25,71 26,72 27,73 28,74 29,75 30,75 31,76 32,77 34,77 36,77 37,78 39,78 41,79 44,79 46,79 49,79 53,79 56,79 58,78 60,78 61,77 63,77 64,77 66,76 67,75 69,75 70,74 71,73 72,72 73,72 75,70 76,70 77,68 77,68 79,65 80,63 81,60 82,58 82,54 82,51 82,0 104,0 104,70 104,82 105,86 105,87 105,89 84,89 84,88 84,88 84,87 84,86 84,82 83,73 83,73 81,76 79,78 77,79 75,81 73,83 71,84 68,85 66,86 63,87 61,88 58,89 55,89 52,89 48,90 45,90 41,90 36,90 31,89 27,89 23,88 21,88 19,87 17,87 16,86 14,85 13,85 11,84 10,83 9,82 8,81 7,80 6,79 5,77 4,76 2,73 1,70 1,66 0,63 0,59 0,0">
            <text:p/>
          </draw:polygon>
          <draw:polygon draw:style-name="gr60" draw:text-style-name="P33" draw:layer="layout" svg:width="0.105cm" svg:height="0.09cm" svg:x="11.882cm" svg:y="11.226cm" svg:viewBox="0 0 106 91" draw:points="23,45 23,49 23,54 24,57 25,61 26,64 27,66 29,69 30,70 31,71 32,72 33,73 34,75 35,75 37,76 38,77 40,77 41,78 43,78 44,79 46,79 48,79 50,79 52,80 54,80 56,80 58,80 61,80 64,79 66,79 69,78 71,77 73,77 75,76 76,75 77,75 78,74 78,73 79,72 80,72 81,71 81,70 82,68 83,66 84,65 85,62 106,64 106,66 105,70 103,72 101,75 99,77 97,80 94,82 90,84 87,85 83,87 79,89 75,89 71,90 66,91 61,91 56,91 50,91 43,91 40,90 37,90 35,89 32,89 29,88 27,87 25,86 22,85 20,84 18,83 16,81 14,80 13,79 11,77 10,75 8,73 7,71 6,70 4,66 2,61 1,56 0,51 0,45 0,40 1,35 2,30 4,26 6,22 7,20 8,18 10,16 11,15 13,14 14,12 16,10 18,9 20,7 22,7 25,5 27,5 30,3 32,3 35,2 37,1 40,1 43,1 49,0 56,0 61,0 66,1 70,1 74,2 78,3 82,4 86,5 89,7 92,9 95,11 98,13 100,16 102,18 103,20 105,23 106,26 83,28 83,26 82,24 81,22 80,21 79,20 78,18 77,17 75,16 74,16 73,15 72,14 71,14 70,14 69,14 67,13 64,12 61,12 58,12 55,12 51,12 49,12 47,12 46,12 44,13 42,13 40,14 39,14 38,14 36,15 35,16 34,17 32,18 31,18 30,19 29,20 29,22 28,22 27,24 26,26 25,30 24,33 23,37 23,41">
            <text:p/>
          </draw:polygon>
          <draw:polygon draw:style-name="gr60" draw:text-style-name="P33" draw:layer="layout" svg:width="0.062cm" svg:height="0.109cm" svg:x="11.997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60" draw:text-style-name="P33" draw:layer="layout" svg:width="0.021cm" svg:height="0.12cm" svg:x="12.078cm" svg:y="11.195cm" svg:viewBox="0 0 22 121" svg:d="M0 14v-14h22v14zM0 121v-88h22v88z">
            <text:p/>
          </draw:path>
          <draw:path draw:style-name="gr60" draw:text-style-name="P33" draw:layer="layout" svg:width="0.116cm" svg:height="0.09cm" svg:x="12.126cm" svg:y="11.226cm" svg:viewBox="0 0 117 91" svg:d="M117 45l-1 6v5l-1 6-2 4-2 4-2 2-1 2-1 1-2 2-2 2-1 1-2 1-2 2-3 1-2 1-2 1-3 1-2 1-3 1h-3l-3 1-6 1h-6-7-7-7l-3-1h-3l-3-1h-2l-3-1-2-1-3-1-2-1-2-1-3-1-2-2-1-1-2-2-2-1-1-2-2-2-1-2-1-2-2-4-2-4-1-5-1-5v-6-5l1-5 1-5 2-4 2-4 2-4 3-4 4-2 4-3 4-3 5-1 5-2 6-2h6l6-1h7 8l6 1h7l3 1 2 1h3l3 1 2 1 2 1 3 1 2 2h2l2 2 1 2 2 1 1 2 2 2 1 1 1 2 2 4 2 5 1 5v5zM94 45v-4l-1-4v-4l-1-3-1-4-2-2v-2h-1l-1-2-1-1-1-1-1-1-2-1h-1l-1-1-2-1h-1l-2-1-2-1h-1-2-2l-5-1h-4-5l-4 1h-2-2-2l-2 1-1 1h-2l-1 1-2 1h-1l-1 2h-2l-1 2h-1l-1 2-1 1v1l-2 3-1 3-1 4-1 3v4 4 5 4l1 4 1 3 1 3 2 3 1 3h1l1 2 1 1 1 1 2 1 1 1 1 1h2l1 1 2 1h2 1l2 1h2l2 1h2 5 4l5-1h2l2-1h1 2l2-1 2-1h1l2-1 1-1 1-1 1-1 1-1 1-1 1-1 1-2 1-1 2-3 1-3 1-3v-4l1-4z">
            <text:p/>
          </draw:path>
          <draw:polygon draw:style-name="gr60" draw:text-style-name="P33" draw:layer="layout" svg:width="0.104cm" svg:height="0.089cm" svg:x="12.268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60" draw:text-style-name="P33" draw:layer="layout" svg:width="0.061cm" svg:height="0.089cm" svg:x="11.468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ath draw:style-name="gr60" draw:text-style-name="P33" draw:layer="layout" svg:width="0.115cm" svg:height="0.09cm" svg:x="11.543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ath draw:style-name="gr60" draw:text-style-name="P33" draw:layer="layout" svg:width="0.11cm" svg:height="0.124cm" svg:x="11.678cm" svg:y="11.412cm" svg:viewBox="0 0 111 125" svg:d="M56 125h-5l-5-1h-5l-4-1h-5l-3-2h-4l-3-2-3-2-3-1-3-2-2-2-2-2-1-2-2-2-1-3 22-2 1 1 1 2 1 1 1 1 1 1 1 1 2 1 2 1 2 1 2 1h2 2l3 1h3 2 3 4 4l3-1h4l2-1 3-1 2-2 3-1 2-2 1-1 2-2 1-3 1-3v-3l1-2v-3-14l-2 2-2 2-2 1-2 2-2 2-2 1-3 1-2 2h-3l-3 1-3 1h-3l-3 1-3 1h-4-3-6l-6-1-2-1h-3-2l-2-1-2-1h-2l-2-2h-2l-2-2h-2l-1-2-2-1-1-1-1-2-2-2-1-1-2-4-1-4-1-4-1-5-1-6v-5-6l1-5 1-5 1-4 2-5 2-3 1-2 1-2 2-1 1-1 2-2 1-1 2-2 2-1 2-1 2-1 2-1h2l3-1 2-1h3 2l6-1h6 3 4l3 1h3 3l3 2h2l3 1 2 1 3 2 2 1 2 1 2 2 2 2 1 2 2 1v-8l1-3v-2-1h21v3 4l-1 11v67 5l-1 4-1 4-1 4-2 3-2 3-3 3-3 2-4 2-4 2-4 2-5 2h-6l-5 1-7 1zM89 46v-3l-1-2v-3-2l-1-3-1-2-1-2-1-2-1-2-1-1-1-2-2-2-1-1-2-1-2-2-2-1-2-1h-2l-2-1-2-1h-3-2l-2-1h-3-4l-2 1h-1-2-2-2l-1 1-2 1h-1l-1 1-2 1h-1l-1 1-1 1-1 1-1 1-1 2-1 2-2 2-1 4v3l-1 4v4l-1 5 1 4v4 4l1 4 1 2 1 3 2 3 1 1 1 1v1l1 1 2 1h1l1 1 1 1h2l1 1 2 1h1 2 2l2 1h2 4 2 3l2-1h3 2l2-1 2-1 2-1 2-1 2-1 2-2 1-1 2-2 1-1 1-2 1-2 1-2 1-2 1-2 1-2v-2-3l1-3z">
            <text:p/>
          </draw:path>
          <draw:path draw:style-name="gr60" draw:text-style-name="P33" draw:layer="layout" svg:width="0.021cm" svg:height="0.12cm" svg:x="11.82cm" svg:y="11.381cm" svg:viewBox="0 0 22 121" svg:d="M0 14v-14h22v14zM0 121v-88h22v88z">
            <text:p/>
          </draw:path>
          <draw:polygon draw:style-name="gr60" draw:text-style-name="P33" draw:layer="layout" svg:width="0.107cm" svg:height="0.09cm" svg:x="11.865cm" svg:y="11.412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60" draw:text-style-name="P33" draw:layer="layout" svg:width="0.062cm" svg:height="0.109cm" svg:x="11.985cm" svg:y="11.394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60" draw:text-style-name="P33" draw:layer="layout" svg:width="0.115cm" svg:height="0.09cm" svg:x="12.06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olygon draw:style-name="gr60" draw:text-style-name="P33" draw:layer="layout" svg:width="0.061cm" svg:height="0.089cm" svg:x="12.2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g>
        <draw:g>
          <draw:polygon draw:style-name="gr44" draw:text-style-name="P27" draw:layer="layout" svg:width="0.09cm" svg:height="0.115cm" svg:x="11.803cm" svg:y="12.523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44" draw:text-style-name="P27" draw:layer="layout" svg:width="0.018cm" svg:height="0.153cm" svg:x="11.914cm" svg:y="12.484cm" svg:viewBox="0 0 19 154" draw:points="0,154 0,0 19,0 19,154">
            <text:p/>
          </draw:polygon>
          <draw:polygon draw:style-name="gr44" draw:text-style-name="P27" draw:layer="layout" svg:width="0.091cm" svg:height="0.153cm" svg:x="11.96cm" svg:y="12.484cm" svg:viewBox="0 0 92 154" draw:points="70,154 32,103 19,114 19,154 0,154 0,0 19,0 19,96 68,42 90,42 44,90 92,154">
            <text:p/>
          </draw:polygon>
        </draw:g>
        <draw:g xml:id="id66" draw:id="id66">
          <draw:path draw:style-name="gr47" draw:text-style-name="P27" draw:layer="layout" svg:width="0.018cm" svg:height="0.153cm" svg:x="22.877cm" svg:y="10.561cm" svg:viewBox="0 0 19 154" svg:d="M0 18v-18h19v18zM0 154v-112h19v112z">
            <text:p/>
          </draw:path>
          <draw:polygon draw:style-name="gr47" draw:text-style-name="P27" draw:layer="layout" svg:width="0.089cm" svg:height="0.113cm" svg:x="22.924cm" svg:y="10.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7" draw:text-style-name="P27" draw:layer="layout" svg:width="0.14cm" svg:height="0.145cm" svg:x="23.028cm" svg:y="10.568cm" svg:viewBox="0 0 141 146" svg:d="M120 146l-16-43h-67l-17 43h-20l60-146h22l59 146zM70 15v3l-2 4-2 5-4 13-19 48h55l-19-49-6-16z">
            <text:p/>
          </draw:path>
        </draw:g>
        <draw:g xml:id="id84" draw:id="id84">
          <draw:path draw:style-name="gr44" draw:text-style-name="P27" draw:layer="layout" svg:width="0.018cm" svg:height="0.153cm" svg:x="22.936cm" svg:y="11.468cm" svg:viewBox="0 0 19 154" svg:d="M0 18v-18h19v18zM0 154v-112h19v112z">
            <text:p/>
          </draw:path>
          <draw:polygon draw:style-name="gr44" draw:text-style-name="P27" draw:layer="layout" svg:width="0.089cm" svg:height="0.113cm" svg:x="22.983cm" svg:y="11.50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44" draw:text-style-name="P27" draw:layer="layout" svg:width="0.112cm" svg:height="0.145cm" svg:x="23.104cm" svg:y="11.47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44" draw:text-style-name="P27" draw:layer="layout" svg:width="0.099cm" svg:height="0.115cm" svg:x="24.21cm" svg:y="11.108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44" draw:text-style-name="P27" draw:layer="layout" svg:width="0.089cm" svg:height="0.113cm" svg:x="24.334cm" svg:y="11.11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44" draw:text-style-name="P27" draw:layer="layout" svg:width="0.053cm" svg:height="0.138cm" svg:x="24.441cm" svg:y="11.08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frame draw:style-name="gr25" draw:text-style-name="P21" draw:layer="layout" svg:width="1.778cm" svg:height="0.962cm" svg:x="14.09cm" svg:y="1.133cm">
          <draw:text-box>
            <text:p>beq</text:p>
          </draw:text-box>
        </draw:frame>
        <draw:line draw:style-name="gr18" draw:text-style-name="P17" draw:layer="layout" svg:x1="13.455cm" svg:y1="7.356cm" svg:x2="13.455cm" svg:y2="7.355cm">
          <text:p/>
        </draw:line>
        <draw:custom-shape draw:style-name="gr26" draw:text-style-name="P19" draw:layer="layout" svg:width="1.27cm" svg:height="1.397cm" svg:x="9.772cm" svg:y="15.103cm">
          <draw:glue-point draw:id="4" svg:x="-3cm" svg:y="-3.178cm"/>
          <text:p text:style-name="P19">clk</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xml:id="id81" draw:id="id81">
          <draw:path draw:style-name="gr61" draw:text-style-name="P18" draw:layer="layout" svg:width="1.397cm" svg:height="0.762cm" svg:x="15.477cm" svg:y="14.462cm" svg:viewBox="0 0 1398 763" svg:d="M1398 382c0 66-32 132-94 190-61 58-149 106-255 140-107 33-227 51-350 51s-243-18-349-51c-107-34-195-82-256-140-62-58-94-124-94-190 0-67 32-133 94-191 61-58 149-106 256-140 106-33 226-51 349-51s243 18 350 51c106 34 194 82 255 140 62 58 94 124 94 191z">
            <text:p/>
          </draw:path>
          <draw:path draw:style-name="gr62" draw:text-style-name="P26" draw:layer="layout" svg:width="0.098cm" svg:height="0.115cm" svg:x="15.769cm" svg:y="14.801cm" svg:viewBox="0 0 99 116" svg:d="M20 62c0 13 2 23 8 30 5 7 13 10 23 10 8 0 14-2 19-5s8-7 10-12l16 5c-6 17-21 26-45 26-17 0-29-5-38-15s-13-24-13-44c0-18 4-32 13-42s21-15 37-15c33 0 49 20 49 60v2zM80 48c-1-12-4-21-9-26-5-6-12-8-21-8s-16 3-22 9c-5 6-8 14-8 25z">
            <text:p/>
          </draw:path>
          <draw:polygon draw:style-name="gr62" draw:text-style-name="P26" draw:layer="layout" svg:width="0.1cm" svg:height="0.111cm" svg:x="15.881cm" svg:y="14.803cm" svg:viewBox="0 0 101 112" draw:points="81,112 50,66 20,112 0,112 40,54 2,0 22,0 50,44 78,0 99,0 61,54 101,112">
            <text:p/>
          </draw:polygon>
          <draw:path draw:style-name="gr62" draw:text-style-name="P26" draw:layer="layout" svg:width="0.053cm" svg:height="0.138cm" svg:x="15.987cm" svg:y="14.779cm" svg:viewBox="0 0 54 139" svg:d="M54 136c-6 2-12 2-19 3-15-1-22-9-22-26v-74h-13v-14h14l5-25h13v25h20v14h-20v70c0 6 0 9 2 11 2 3 5 4 9 4 3 0 6-1 11-2z">
            <text:p/>
          </draw:path>
          <draw:path draw:style-name="gr62" draw:text-style-name="P26" draw:layer="layout" svg:width="0.098cm" svg:height="0.115cm" svg:x="16.053cm" svg:y="14.801cm" svg:viewBox="0 0 99 116" svg:d="M20 62c0 13 2 23 8 30 5 7 13 10 23 10 8 0 14-2 19-5s8-7 10-12l16 5c-6 17-21 26-45 26-17 0-29-5-38-15s-13-24-13-44c0-18 4-32 13-42s21-15 37-15c33 0 49 20 49 60v2zM80 48c-1-12-4-21-9-26-5-6-12-8-21-8s-16 3-22 9c-5 6-8 14-8 25z">
            <text:p/>
          </draw:path>
          <draw:path draw:style-name="gr62" draw:text-style-name="P26" draw:layer="layout" svg:width="0.089cm" svg:height="0.113cm" svg:x="16.176cm" svg:y="14.801cm" svg:viewBox="0 0 90 114" svg:d="M71 114v-71c0-7 0-13-2-17-1-4-4-7-7-9s-8-3-14-3c-9 0-16 3-21 10-5 6-8 14-8 25v65h-18v-88c0-13-1-21-1-24h18c0 0 0 1 0 3 0 1 0 3 0 5s0 6 0 11h1c4-8 9-13 15-16 5-3 12-5 21-5 12 0 21 3 27 9 5 6 8 16 8 30v75z">
            <text:p/>
          </draw:path>
          <draw:path draw:style-name="gr62" draw:text-style-name="P26" draw:layer="layout" svg:width="0.094cm" svg:height="0.154cm" svg:x="16.29cm" svg:y="14.762cm" svg:viewBox="0 0 95 155" svg:d="M76 135c-3 7-8 13-14 16-5 3-12 4-21 4-14 0-24-4-31-14-7-9-10-24-10-43 0-39 14-59 41-59 9 0 16 2 21 5 6 3 11 8 14 15v-13-46h19v130c0 12 0 20 0 23h-17c-1-1-1-3-1-7s0-8 0-11zM20 97c0 16 2 27 6 34s11 10 20 10c11 0 18-4 23-11s7-19 7-34-2-26-7-33-12-10-23-10c-9 0-16 3-20 10s-6 19-6 34z">
            <text:p/>
          </draw:path>
          <draw:path draw:style-name="gr62" draw:text-style-name="P26" draw:layer="layout" svg:width="0.098cm" svg:height="0.115cm" svg:x="16.408cm" svg:y="14.801cm" svg:viewBox="0 0 99 116" svg:d="M20 62c0 13 2 23 8 30 5 7 13 10 23 10 8 0 14-2 19-5s8-7 10-12l16 5c-6 17-21 26-45 26-17 0-29-5-38-15s-13-24-13-44c0-18 4-32 13-42s21-15 37-15c33 0 49 20 49 60v2zM80 48c-1-12-4-21-9-26-5-6-12-8-21-8s-16 3-22 9c-5 6-8 14-8 25z">
            <text:p/>
          </draw:path>
          <draw:path draw:style-name="gr62" draw:text-style-name="P26" draw:layer="layout" svg:width="0.052cm" svg:height="0.113cm" svg:x="16.532cm" svg:y="14.801cm" svg:viewBox="0 0 53 114" svg:d="M1 114v-86c0-8-1-16-1-26h18c0 13 0 20 0 23h1c3-10 6-16 10-20 4-3 9-5 16-5 3 0 5 0 8 1v17c-2-1-6-1-10-1-8 0-14 3-18 10s-6 16-6 29v58z">
            <text:p/>
          </draw:path>
        </draw:g>
        <draw:g xml:id="id73" draw:id="id73">
          <draw:polygon draw:style-name="gr44" draw:text-style-name="P27" draw:layer="layout" svg:width="0.086cm" svg:height="0.111cm" svg:x="23.484cm" svg:y="10.491cm" svg:viewBox="0 0 87 112" draw:points="0,112 0,98 63,14 4,14 4,0 85,0 85,14 22,98 87,98 87,112">
            <text:p/>
          </draw:polygon>
          <draw:path draw:style-name="gr44" draw:text-style-name="P27" draw:layer="layout" svg:width="0.098cm" svg:height="0.115cm" svg:x="23.59cm" svg:y="10.489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44" draw:text-style-name="P27" draw:layer="layout" svg:width="0.052cm" svg:height="0.113cm" svg:x="23.713cm" svg:y="10.48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44" draw:text-style-name="P27" draw:layer="layout" svg:width="0.099cm" svg:height="0.115cm" svg:x="23.78cm" svg:y="10.48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48" draw:text-style-name="P1" xml:id="id72" draw:id="id72" draw:layer="layout" svg:width="1.651cm" svg:height="0.635cm" svg:x="11.542cm" svg:y="6.72cm">
          <text:p text:style-name="P1"><text:span text:style-name="T1">contro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xml:id="id78" draw:id="id78">
          <draw:path draw:style-name="gr50" draw:text-style-name="P26" draw:layer="layout" svg:width="0.099cm" svg:height="0.115cm" svg:x="22.773cm" svg:y="10.21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50" draw:text-style-name="P26" draw:layer="layout" svg:width="0.094cm" svg:height="0.157cm" svg:x="22.897cm" svg:y="10.219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57" draw:id="id57">
          <draw:glue-point draw:id="4" svg:x="-1.248cm" svg:y="-5.015cm"/>
          <draw:glue-point draw:id="5" svg:x="1.248cm" svg:y="-5.015cm"/>
          <draw:polygon draw:style-name="gr51" draw:text-style-name="P30" draw:layer="layout" svg:width="1.016cm" svg:height="0.635cm" svg:x="4.81cm" svg:y="9cm" svg:viewBox="0 0 1017 636" draw:points="254,0 254,477 0,477 508,636 1017,477 762,477 762,0">
            <text:p/>
          </draw:polygon>
          <draw:path draw:style-name="gr52" draw:text-style-name="P26" draw:layer="layout" svg:width="0.108cm" svg:height="0.115cm" svg:x="5.149cm" svg:y="9.236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52" draw:text-style-name="P26" draw:layer="layout" svg:width="0.089cm" svg:height="0.113cm" svg:x="5.273cm" svg:y="9.23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52" draw:text-style-name="P26" draw:layer="layout" svg:width="0.094cm" svg:height="0.154cm" svg:x="5.385cm" svg:y="9.197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g xml:id="id63" draw:id="id63">
          <draw:glue-point draw:id="4" svg:x="-5cm" svg:y="2.693cm"/>
          <draw:glue-point draw:id="5" svg:x="-5cm" svg:y="3.462cm"/>
          <draw:glue-point draw:id="6" svg:x="-5cm" svg:y="1.924cm"/>
          <draw:glue-point draw:id="7" svg:x="-2.779cm" svg:y="5cm"/>
          <draw:glue-point draw:id="8" svg:x="-4.982cm" svg:y="-2.993cm"/>
          <draw:polygon draw:style-name="gr53" draw:text-style-name="P22" draw:layer="layout" svg:width="0.87cm" svg:height="1.265cm" svg:x="14.842cm" svg:y="9.001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54" draw:text-style-name="P23" draw:layer="layout" svg:width="0.187cm" svg:height="0.145cm" svg:x="15.041cm" svg:y="9.581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54" draw:text-style-name="P23" draw:layer="layout" svg:width="0.113cm" svg:height="0.145cm" svg:x="15.263cm" svg:y="9.583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54" draw:text-style-name="P23" draw:layer="layout" svg:width="0.128cm" svg:height="0.142cm" svg:x="15.397cm" svg:y="9.583cm" svg:viewBox="0 0 129 143" draw:points="102,143 64,84 25,143 0,143 50,70 2,0 28,0 64,56 99,0 126,0 78,69 129,143">
            <text:p/>
          </draw:polygon>
        </draw:g>
        <draw:polygon draw:style-name="gr55" draw:text-style-name="P26" draw:layer="layout" svg:width="0.068cm" svg:height="0.103cm" svg:x="14.947cm" svg:y="9.845cm" svg:viewBox="0 0 69 104" draw:points="0,104 0,93 28,93 28,13 3,29 3,17 30,0 43,0 43,93 69,93 69,104">
          <text:p/>
        </draw:polygon>
        <draw:path draw:style-name="gr55" draw:text-style-name="P26" draw:layer="layout" svg:width="0.076cm" svg:height="0.106cm" svg:x="14.94cm" svg:y="9.219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75" draw:id="id75">
          <draw:path draw:style-name="gr44" draw:text-style-name="P27" draw:layer="layout" svg:width="0.075cm" svg:height="0.082cm" svg:x="15.515cm" svg:y="9.549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44" draw:text-style-name="P27" draw:layer="layout" svg:width="0.068cm" svg:height="0.08cm" svg:x="15.609cm" svg:y="9.5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44" draw:text-style-name="P27" draw:layer="layout" svg:width="0.04cm" svg:height="0.097cm" svg:x="15.691cm" svg:y="9.533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56" draw:text-style-name="P26" draw:layer="layout" svg:width="0.069cm" svg:height="0.082cm" svg:x="15.222cm" svg:y="9.059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49" draw:text-style-name="P3" draw:layer="layout" draw:line-skew="0cm -4.586cm" svg:x1="8.366cm" svg:y1="6.209cm" svg:x2="1.502cm" svg:y2="11.561cm" draw:start-shape="id55" draw:start-glue-point="1" draw:end-shape="id56" draw:end-glue-point="3" svg:d="M8366 6209h500v-2542h-7865v7894h501" svg:viewBox="0 0 7866 7895">
          <text:p/>
        </draw:connector>
        <draw:connector draw:style-name="gr31" draw:text-style-name="P17" draw:layer="layout" draw:type="line" svg:x1="5.318cm" svg:y1="9.636cm" svg:x2="5.245cm" svg:y2="10.656cm" draw:start-shape="id57" draw:start-glue-point="2" draw:end-shape="id58" draw:end-glue-point="0" svg:d="M5318 9636l-73 1020" svg:viewBox="0 0 74 1021">
          <text:p/>
        </draw:connector>
        <draw:connector draw:style-name="gr31" draw:text-style-name="P17" xml:id="id69" draw:id="id69" draw:layer="layout" draw:type="line" svg:x1="5.681cm" svg:y1="11.289cm" svg:x2="7.478cm" svg:y2="11.289cm" draw:start-shape="id58" draw:end-shape="id59" svg:d="M5681 11289h1797" svg:viewBox="0 0 1798 1">
          <text:p/>
        </draw:connector>
        <draw:g>
          <draw:path draw:style-name="gr44" draw:text-style-name="P27" draw:layer="layout" svg:width="0.075cm" svg:height="0.082cm" svg:x="9.165cm" svg:y="11.303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44" draw:text-style-name="P27" draw:layer="layout" svg:width="0.068cm" svg:height="0.08cm" svg:x="9.259cm" svg:y="11.304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44" draw:text-style-name="P27" draw:layer="layout" svg:width="0.04cm" svg:height="0.097cm" svg:x="9.341cm" svg:y="11.287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g xml:id="id56" draw:id="id56">
          <draw:polygon draw:style-name="gr29" draw:text-style-name="P22" draw:layer="layout" svg:width="1.275cm" svg:height="2.666cm" svg:x="1.502cm" svg:y="10.228cm" svg:viewBox="0 0 1276 2667" draw:points="0,2667 0,0 1276,0 1276,2667">
            <text:p/>
          </draw:polygon>
          <draw:path draw:style-name="gr30" draw:text-style-name="P23" draw:layer="layout" svg:width="0.075cm" svg:height="0.262cm" svg:x="2.061cm" svg:y="11.493cm" svg:viewBox="0 0 76 263" svg:d="M76 96v22l-1 11-1 9-1 9-2 8-1 7-2 7-2 5-3 5-3 4-3 4-3 3-3 1-4 2h-4-2l-3-1h-2l-3-1-1-1-2-2-2-1-2-2-2-2-2-3-1-2-1-3-1-3-2-4-1-3-1-4v2 6 21 73h-15v-222-24-8-6h14v1 1l1 3v13 12l2-4 1-4 1-3 1-4 2-3 1-2 1-3 2-2 2-2 2-1 2-2 1-1 3-1h2l3-1h2 4l4 1 2 1 2 1 1 1 1 2 2 1 1 2 2 2 1 2 2 2 1 3 1 2 1 3 1 3 1 3v4l1 3 2 8 1 9 1 9 1 10v12zM60 96v-9-9-8l-1-7-1-7-1-6v-2l-1-3v-2l-1-2v-2l-1-2-1-2v-2l-1-1-1-2-1-1-1-1-1-1-1-1h-2l-1-1h-1l-1-1h-3-2-2l-2 1-1 1-2 1-2 1-1 2-1 1-1 1-1 2-1 2-1 3-1 3-1 3v3l-1 4-1 4-1 4v5l-1 5v5 5l-1 6v13 9l1 8v7l1 7 1 7 1 6v2l1 3v2l1 3 1 2v2l1 2 1 1 1 2 1 1 1 2 1 1 2 1 1 1h1l1 1h2l1 1h3 3l1-1h1l1-1h1l2-1 1-1 1-1 1-2 1-1v-1l1-2 1-2 1-2v-2l1-2v-2l1-3v-3l1-6 1-7 1-7v-8-9z">
            <text:p/>
          </draw:path>
          <draw:polygon draw:style-name="gr30" draw:text-style-name="P23" draw:layer="layout" svg:width="0.072cm" svg:height="0.192cm" svg:x="2.151cm" svg:y="11.492cm" svg:viewBox="0 0 73 193" draw:points="15,96 16,105 16,113 16,121 17,128 18,135 19,141 20,146 21,149 21,151 22,153 22,155 23,157 24,159 25,160 26,162 27,163 28,164 29,165 30,166 32,167 33,168 34,168 35,169 37,169 38,169 40,169 42,168 44,168 45,167 47,165 48,164 50,162 51,160 52,159 53,157 53,156 54,155 54,153 55,152 55,148 56,145 57,141 57,137 58,132 73,134 72,141 71,147 70,153 69,159 68,164 66,169 64,173 62,177 59,181 57,184 54,187 51,189 48,191 45,192 42,193 38,193 34,193 30,192 28,191 26,190 24,189 22,187 20,185 19,184 17,182 15,179 14,177 12,174 11,172 10,169 9,165 8,162 7,159 6,155 5,151 4,147 2,138 1,129 0,119 0,108 0,96 0,85 0,74 1,64 2,55 4,46 5,42 6,38 7,35 8,31 9,28 10,25 11,22 12,19 14,16 15,14 17,12 19,10 20,8 22,6 24,5 26,3 28,2 30,2 34,0 38,0 42,0 45,1 48,2 51,4 54,6 56,8 59,11 61,15 63,19 65,23 67,27 68,32 70,38 71,43 72,49 72,56 57,58 57,54 56,51 55,47 55,44 54,41 53,38 52,36 51,33 51,32 50,31 49,30 49,29 48,29 47,28 45,27 44,26 42,25 40,24 38,24 35,25 33,25 33,25 31,26 30,27 29,27 28,28 27,29 26,31 25,32 24,34 23,35 22,37 22,39 21,41 20,43 20,45 19,48 19,50 18,56 17,63 16,70 16,78 16,86">
            <text:p/>
          </draw:polygon>
        </draw:g>
        <draw:g>
          <draw:path draw:style-name="gr41" draw:text-style-name="P26" draw:layer="layout" svg:width="0.051cm" svg:height="0.115cm" svg:x="1.566cm" svg:y="11.574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41" draw:text-style-name="P26" draw:layer="layout" svg:width="0.044cm" svg:height="0.154cm" svg:x="1.623cm" svg:y="11.535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41" draw:text-style-name="P26" draw:layer="layout" svg:width="0.024cm" svg:height="0.113cm" svg:x="1.681cm" svg:y="11.574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41" draw:text-style-name="P26" draw:layer="layout" svg:width="0.058cm" svg:height="0.012cm" svg:x="1.708cm" svg:y="11.717cm" svg:viewBox="0 0 59 13" draw:points="0,13 0,0 59,0 59,13">
            <text:p/>
          </draw:polygon>
          <draw:path draw:style-name="gr41" draw:text-style-name="P26" draw:layer="layout" svg:width="0.008cm" svg:height="0.153cm" svg:x="1.773cm" svg:y="11.535cm" svg:viewBox="0 0 9 154" svg:d="M0 18v-18h9v18zM0 154v-112h9v112z">
            <text:p/>
          </draw:path>
          <draw:polygon draw:style-name="gr41" draw:text-style-name="P26" draw:layer="layout" svg:width="0.042cm" svg:height="0.113cm" svg:x="1.795cm" svg:y="11.574cm" svg:viewBox="0 0 43 114" draw:points="34,114 34,43 34,38 34,35 34,33 33,31 33,29 33,27 33,26 33,24 33,23 32,22 32,21 31,20 31,19 30,18 30,17 29,16 29,16 28,15 27,15 26,15 25,15 24,14 23,14 22,15 20,15 19,15 19,16 18,16 17,17 17,17 16,18 15,19 15,20 14,20 14,21 13,22 13,24 12,25 12,26 11,27 11,29 11,32 10,35 10,38 10,41 9,45 9,49 9,114 0,114 0,26 0,10 0,5 0,3 0,2 9,2 9,2 9,2 9,3 9,5 9,10 9,21 9,21 10,18 11,16 11,13 12,11 13,9 14,8 15,6 16,5 17,4 18,3 19,2 21,1 22,1 23,0 24,0 26,0 28,0 30,1 32,1 34,2 34,3 35,4 36,4 37,5 37,6 38,7 38,8 39,9 40,10 40,12 40,13 41,14 41,16 42,18 42,21 43,25 43,30 43,34 43,39 43,114">
            <text:p/>
          </draw:polygon>
        </draw:g>
        <draw:g>
          <draw:polygon draw:style-name="gr42" draw:text-style-name="P26" draw:layer="layout" svg:width="0.043cm" svg:height="0.115cm" svg:x="2.059cm" svg:y="12.717cm" svg:viewBox="0 0 44 116" draw:points="9,57 10,63 10,68 10,73 10,77 11,81 11,84 12,88 12,89 13,91 13,92 13,93 14,94 14,95 15,96 16,97 16,98 17,99 18,99 18,100 19,100 20,101 21,101 21,101 22,101 23,101 24,101 25,101 26,101 27,100 28,99 29,98 30,97 31,96 31,95 32,95 32,94 32,93 33,92 33,91 33,90 33,89 34,87 34,85 34,82 35,79 44,81 44,85 43,88 42,92 42,95 41,98 40,101 38,104 37,106 36,109 34,111 33,112 31,114 29,115 27,115 25,116 23,116 21,116 18,115 17,115 15,114 14,113 13,112 12,111 11,110 10,109 9,108 8,106 8,105 7,103 6,101 5,99 4,97 4,95 3,93 3,91 2,88 1,83 1,77 0,71 0,65 0,58 0,51 0,45 1,39 1,33 2,28 3,25 3,23 4,21 5,19 5,17 6,15 7,13 8,11 8,10 9,8 10,7 11,6 12,5 13,4 14,3 15,2 17,1 18,1 20,0 23,0 25,0 27,1 29,1 31,2 32,3 34,5 35,7 37,9 38,11 39,14 40,17 41,19 42,23 43,26 43,30 44,33 34,35 34,33 34,30 33,28 33,27 33,25 32,23 32,22 31,20 31,19 30,19 30,18 29,18 29,17 28,17 27,16 26,15 25,15 24,15 23,15 21,15 20,15 20,15 19,16 18,16 17,16 17,17 16,18 15,18 15,19 14,20 14,21 13,22 13,23 12,24 12,26 12,27 11,29 11,30 11,34 10,38 10,42 10,47 10,52">
            <text:p/>
          </draw:polygon>
          <draw:polygon draw:style-name="gr42" draw:text-style-name="P26" draw:layer="layout" svg:width="0.008cm" svg:height="0.153cm" svg:x="2.112cm" svg:y="12.678cm" svg:viewBox="0 0 9 154" draw:points="0,154 0,0 9,0 9,154">
            <text:p/>
          </draw:polygon>
          <draw:polygon draw:style-name="gr42" draw:text-style-name="P26" draw:layer="layout" svg:width="0.043cm" svg:height="0.153cm" svg:x="2.134cm" svg:y="12.678cm" svg:viewBox="0 0 44 154" draw:points="33,154 15,103 9,114 9,154 0,154 0,0 9,0 9,96 33,42 43,42 21,90 44,154">
            <text:p/>
          </draw:polygon>
        </draw:g>
        <draw:g>
          <draw:path draw:style-name="gr43" draw:text-style-name="P26" draw:layer="layout" svg:width="0.051cm" svg:height="0.115cm" svg:x="2.409cm" svg:y="11.556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43" draw:text-style-name="P26" draw:layer="layout" svg:width="0.044cm" svg:height="0.154cm" svg:x="2.466cm" svg:y="11.517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43" draw:text-style-name="P26" draw:layer="layout" svg:width="0.024cm" svg:height="0.113cm" svg:x="2.525cm" svg:y="11.556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43" draw:text-style-name="P26" draw:layer="layout" svg:width="0.058cm" svg:height="0.012cm" svg:x="2.551cm" svg:y="11.699cm" svg:viewBox="0 0 59 13" draw:points="0,13 0,0 59,0 59,13">
            <text:p/>
          </draw:polygon>
          <draw:path draw:style-name="gr43" draw:text-style-name="P26" draw:layer="layout" svg:width="0.047cm" svg:height="0.115cm" svg:x="2.614cm" svg:y="11.556cm" svg:viewBox="0 0 48 116" svg:d="M48 58v7l-1 7v6l-1 6-1 5v2l-1 3v2l-1 2v2l-1 2-1 1-1 2-1 2-1 1-1 1-1 1-1 1-1 1-1 1-1 1-3 1-2 1h-3-3l-3-1h-1l-1-1-2-1-1-1-1-1-1-1v-1l-1-1-1-2-1-1-1-2-1-2-1-2v-2l-1-2-1-2v-3l-1-2-1-5v-6l-1-6v-6-7-7-7l1-6v-5l1-6 1-4 2-5 1-4 2-3 2-3 1-2 2-2 3-2 2-1 3-1h3 3l3 1 3 1v1l1 1h2l1 2 1 1 1 1 1 1 1 2v1l1 2 1 2 1 2v2 2l1 2v3l1 5 1 6v6l1 7zM39 58l-1-6v-5-5-4l-1-4v-4l-1-1v-2l-1-1v-2-1l-1-1v-1l-1-1v-1l-1-1v-1l-1-1h-1l-1-1-1-1h-2-2-2-1l-1 1h-1l-1 1h-1v1l-1 1-1 1v1l-1 1v1l-1 1v1l-1 2v1l-1 2v2 3l-1 4v5 4 5 6 5 5 5 4l1 4v4l1 3v2l1 1v1l1 2v1l1 1v1l1 1 1 1 1 1 1 1h1v1h1 1 1 2 2l1-1h1l1-1h1v-1l1-1 1-1v-1-1l1-1v-1l1-1v-2l1-1v-2-2l1-3 1-4v-5-4-6z">
            <text:p/>
          </draw:path>
          <draw:polygon draw:style-name="gr43" draw:text-style-name="P26" draw:layer="layout" svg:width="0.042cm" svg:height="0.113cm" svg:x="2.673cm" svg:y="11.558cm" svg:viewBox="0 0 43 114" draw:points="9,0 9,71 9,76 9,79 9,81 10,83 10,85 10,87 10,88 10,90 11,91 11,92 11,93 12,94 12,95 13,96 13,97 14,98 15,98 15,99 16,99 17,99 18,99 19,100 20,100 22,99 23,99 24,99 24,98 25,98 26,97 26,97 27,96 28,95 28,94 29,94 29,93 30,92 30,90 31,89 31,88 32,87 32,85 33,83 33,79 33,76 33,73 34,69 34,65 34,0 43,0 43,88 43,104 43,109 43,111 43,112 34,112 34,112 34,112 34,111 34,109 34,104 34,93 34,93 33,96 33,98 32,101 31,103 30,105 29,106 28,108 27,109 26,110 25,111 24,112 22,113 21,113 20,114 19,114 17,114 15,114 13,113 11,113 10,112 9,111 8,110 7,110 6,109 6,108 5,107 5,106 4,105 3,104 3,102 3,101 2,100 2,98 1,96 1,93 0,89 0,84 0,80 0,75 0,0">
            <text:p/>
          </draw:polygon>
          <draw:polygon draw:style-name="gr43" draw:text-style-name="P26" draw:layer="layout" svg:width="0.025cm" svg:height="0.138cm" svg:x="2.724cm" svg:y="11.534cm" svg:viewBox="0 0 26 139" draw:points="26,136 25,137 24,137 22,138 22,138 20,138 19,138 18,138 17,139 16,138 14,138 13,138 12,137 11,136 11,135 10,134 9,132 8,130 8,129 7,127 7,124 7,122 6,119 6,116 6,113 6,39 0,39 0,25 7,25 9,0 15,0 15,25 25,25 25,39 15,39 15,109 15,111 15,113 15,114 15,116 16,117 16,118 16,119 16,119 16,120 16,120 16,120 17,121 17,121 17,122 17,122 17,122 18,122 18,123 18,123 18,123 19,123 19,124 20,124 21,124 21,124 22,124 23,123 24,123 26,122">
            <text:p/>
          </draw:polygon>
        </draw:g>
        <draw:g xml:id="id58" draw:id="id58">
          <draw:glue-point draw:id="4" svg:x="-5cm" svg:y="2.693cm"/>
          <draw:glue-point draw:id="5" svg:x="-5cm" svg:y="3.462cm"/>
          <draw:glue-point draw:id="6" svg:x="-5cm" svg:y="1.924cm"/>
          <draw:glue-point draw:id="7" svg:x="-2.779cm" svg:y="5cm"/>
          <draw:polygon draw:style-name="gr53" draw:text-style-name="P22" draw:layer="layout" svg:width="0.87cm" svg:height="1.265cm" svg:x="4.81cm" svg:y="10.656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54" draw:text-style-name="P23" draw:layer="layout" svg:width="0.187cm" svg:height="0.145cm" svg:x="5.009cm" svg:y="11.236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54" draw:text-style-name="P23" draw:layer="layout" svg:width="0.113cm" svg:height="0.145cm" svg:x="5.231cm" svg:y="11.238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54" draw:text-style-name="P23" draw:layer="layout" svg:width="0.128cm" svg:height="0.142cm" svg:x="5.365cm" svg:y="11.238cm" svg:viewBox="0 0 129 143" draw:points="102,143 64,84 25,143 0,143 50,70 2,0 28,0 64,56 99,0 126,0 78,69 129,143">
            <text:p/>
          </draw:polygon>
        </draw:g>
        <draw:polygon draw:style-name="gr55" draw:text-style-name="P26" draw:layer="layout" svg:width="0.068cm" svg:height="0.103cm" svg:x="4.915cm" svg:y="11.5cm" svg:viewBox="0 0 69 104" draw:points="0,104 0,93 28,93 28,13 3,29 3,17 30,0 43,0 43,93 69,93 69,104">
          <text:p/>
        </draw:polygon>
        <draw:path draw:style-name="gr55" draw:text-style-name="P26" xml:id="id71" draw:id="id71" draw:layer="layout" svg:width="0.076cm" svg:height="0.106cm" svg:x="4.908cm" svg:y="10.874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draw:path draw:style-name="gr44" draw:text-style-name="P27" draw:layer="layout" svg:width="0.075cm" svg:height="0.082cm" svg:x="5.482cm" svg:y="11.204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44" draw:text-style-name="P27" draw:layer="layout" svg:width="0.068cm" svg:height="0.08cm" svg:x="5.576cm" svg:y="11.20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44" draw:text-style-name="P27" draw:layer="layout" svg:width="0.04cm" svg:height="0.097cm" svg:x="5.658cm" svg:y="11.188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56" draw:text-style-name="P26" draw:layer="layout" svg:width="0.069cm" svg:height="0.082cm" svg:x="5.19cm" svg:y="10.714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7" draw:layer="layout" draw:type="line" svg:x1="2.778cm" svg:y1="11.561cm" svg:x2="4.81cm" svg:y2="11.629cm" draw:start-shape="id56" draw:end-shape="id58" draw:end-glue-point="4" svg:d="M2778 11561l2032 68" svg:viewBox="0 0 2033 69">
          <text:p/>
        </draw:connector>
        <draw:connector draw:style-name="gr63" draw:text-style-name="P35" draw:layer="layout" draw:type="line" svg:x1="5.632cm" svg:y1="6.822cm" svg:x2="6.589cm" svg:y2="6.841cm" draw:end-shape="id60" draw:end-glue-point="6" svg:d="M5632 6822l957 19" svg:viewBox="0 0 958 20">
          <text:p text:style-name="P34"><text:span text:style-name="T1">1</text:span></text:p>
        </draw:connector>
        <draw:connector draw:style-name="gr31" draw:text-style-name="P17" draw:layer="layout" draw:type="line" svg:x1="9.432cm" svg:y1="11.289cm" svg:x2="11.284cm" svg:y2="11.35cm" draw:start-shape="id59" draw:end-shape="id61" draw:end-glue-point="3" svg:d="M9432 11289l1852 61" svg:viewBox="0 0 1853 62">
          <text:p/>
        </draw:connector>
        <draw:connector draw:style-name="gr63" draw:text-style-name="P36" draw:layer="layout" draw:type="line" svg:x1="12.43cm" svg:y1="11.35cm" svg:x2="17.618cm" svg:y2="9.731cm" draw:start-shape="id61" draw:start-glue-point="1" draw:end-shape="id62" draw:end-glue-point="3" svg:d="M12430 11350l5188-1619" svg:viewBox="0 0 5189 1620">
          <text:p text:style-name="P3"><text:span text:style-name="T6">[</text:span><text:span text:style-name="T6">1</text:span><text:span text:style-name="T6">7</text:span><text:span text:style-name="T6">:</text:span><text:span text:style-name="T6">1</text:span><text:span text:style-name="T6">2</text:span><text:span text:style-name="T6">]</text:span></text:p>
        </draw:connector>
        <draw:connector draw:style-name="gr64" draw:text-style-name="P38" draw:layer="layout" draw:type="line" svg:x1="12.43cm" svg:y1="11.35cm" svg:x2="14.844cm" svg:y2="9.256cm" draw:start-shape="id61" draw:start-glue-point="1" draw:end-shape="id63" draw:end-glue-point="8" svg:d="M12430 11350l2414-2094" svg:viewBox="0 0 2415 2095">
          <text:p text:style-name="P37"><text:span text:style-name="T7">[</text:span><text:span text:style-name="T7">2</text:span><text:span text:style-name="T7">3</text:span><text:span text:style-name="T7">:</text:span><text:span text:style-name="T7">1</text:span><text:span text:style-name="T7">8</text:span><text:span text:style-name="T7">]</text:span></text:p>
        </draw:connector>
        <draw:connector draw:style-name="gr65" draw:text-style-name="P39" xml:id="id74" draw:id="id74" draw:layer="layout" draw:type="line" svg:x1="12.43cm" svg:y1="11.35cm" svg:x2="17.6cm" svg:y2="10.461cm" draw:start-shape="id61" draw:end-shape="id64" draw:end-glue-point="3" svg:d="M12430 11350l5170-889" svg:viewBox="0 0 5171 890">
          <text:p text:style-name="P3"><text:span text:style-name="T8">[</text:span><text:span text:style-name="T8">1</text:span><text:span text:style-name="T8">1</text:span><text:span text:style-name="T8">:</text:span><text:span text:style-name="T8">6</text:span><text:span text:style-name="T8">]</text:span></text:p>
        </draw:connector>
        <draw:connector draw:style-name="gr31" draw:text-style-name="P17" draw:layer="layout" draw:type="line" svg:x1="20.272cm" svg:y1="10cm" svg:x2="22.877cm" svg:y2="10.638cm" draw:start-shape="id65" draw:start-glue-point="1" draw:end-shape="id66" draw:end-glue-point="3" svg:d="M20272 10000l2605 638" svg:viewBox="0 0 2606 639">
          <text:p/>
        </draw:connector>
        <draw:connector draw:style-name="gr31" draw:text-style-name="P17" draw:layer="layout" draw:type="line" svg:x1="20.272cm" svg:y1="10.448cm" svg:x2="21.195cm" svg:y2="11.542cm" draw:start-shape="id67" draw:start-glue-point="1" draw:end-shape="id68" draw:end-glue-point="8" svg:d="M20272 10448l923 1094" svg:viewBox="0 0 924 1095">
          <text:p/>
        </draw:connector>
        <draw:connector draw:style-name="gr31" draw:text-style-name="P17" draw:layer="layout" draw:type="lines" draw:line-skew="-1.638cm -1.55cm" svg:x1="6.579cm" svg:y1="11.289cm" svg:x2="6.734cm" svg:y2="5.565cm" draw:start-shape="id69" draw:start-glue-point="0" draw:end-shape="id70" draw:end-glue-point="3" svg:d="M6579 11289v-2288l-1896-3436h2051" svg:viewBox="0 0 2052 5725">
          <text:p/>
        </draw:connector>
        <draw:connector draw:style-name="gr66" draw:text-style-name="P40" draw:layer="layout" draw:line-skew="0cm 4.438cm -0.487cm" svg:x1="12.43cm" svg:y1="11.35cm" svg:x2="4.908cm" svg:y2="10.927cm" draw:start-shape="id61" draw:start-glue-point="1" draw:end-shape="id71" draw:end-glue-point="3" svg:d="M12430 11350h501v2604h-9010v-3027h987" svg:viewBox="0 0 9011 3028">
          <text:p text:style-name="P3"><text:span text:style-name="T9">[</text:span><text:span text:style-name="T9">3</text:span><text:span text:style-name="T9">3</text:span><text:span text:style-name="T9">:</text:span><text:span text:style-name="T9">1</text:span><text:span text:style-name="T9">8</text:span><text:span text:style-name="T9">]</text:span></text:p>
        </draw:connector>
        <draw:connector draw:style-name="gr31" draw:text-style-name="P17" draw:layer="layout" draw:type="lines" draw:line-skew="-2.42cm -0.26cm" svg:x1="11.542cm" svg:y1="7.038cm" svg:x2="5.444cm" svg:y2="9cm" draw:start-shape="id72" draw:start-glue-point="6" draw:end-shape="id57" draw:end-glue-point="5" svg:d="M11542 7038h-2922l-3176 1201v761" svg:viewBox="0 0 6099 1963">
          <text:p/>
        </draw:connector>
        <draw:connector draw:style-name="gr67" draw:text-style-name="P42" draw:layer="layout" draw:type="line" svg:x1="11.857cm" svg:y1="10.017cm" svg:x2="12.368cm" svg:y2="7.355cm" draw:start-shape="id61" draw:start-glue-point="0" draw:end-shape="id72" draw:end-glue-point="8" svg:d="M11857 10017l511-2662" svg:viewBox="0 0 512 2663">
          <text:p text:style-name="P41"><text:span text:style-name="T10">[</text:span><text:span text:style-name="T10">5</text:span><text:span text:style-name="T10">:</text:span><text:span text:style-name="T10">0</text:span><text:span text:style-name="T10">]</text:span></text:p>
        </draw:connector>
        <draw:connector draw:style-name="gr68" draw:text-style-name="P17" draw:layer="layout" svg:x1="5.192cm" svg:y1="9cm" svg:x2="23.88cm" svg:y2="10.547cm" draw:start-shape="id57" draw:start-glue-point="4" draw:end-shape="id73" draw:end-glue-point="1" svg:d="M5192 9000v-501h19188v2048h-500" svg:viewBox="0 0 19189 2049">
          <text:p/>
        </draw:connector>
        <draw:connector draw:style-name="gr69" draw:text-style-name="P17" draw:layer="layout" draw:type="curve" draw:line-skew="2.548cm" svg:x1="15.015cm" svg:y1="10.905cm" svg:x2="14.842cm" svg:y2="9.974cm" draw:start-shape="id74" draw:start-glue-point="0" draw:end-shape="id63" draw:end-glue-point="4" svg:d="M15015 10905c-807 0-720-931-173-931" svg:viewBox="0 0 596 932">
          <text:p/>
        </draw:connector>
        <draw:connector draw:style-name="gr31" draw:text-style-name="P17" draw:layer="layout" draw:type="line" svg:x1="15.732cm" svg:y1="9.582cm" svg:x2="17.61cm" svg:y2="10.09cm" draw:start-shape="id75" draw:start-glue-point="1" draw:end-shape="id76" draw:end-glue-point="3" svg:d="M15732 9582l1878 508" svg:viewBox="0 0 1879 509">
          <text:p/>
        </draw:connector>
        <draw:connector draw:style-name="gr31" draw:text-style-name="P17" draw:layer="layout" svg:x1="13.193cm" svg:y1="7.038cm" svg:x2="18.876cm" svg:y2="9.421cm" draw:start-shape="id72" draw:start-glue-point="10" draw:end-shape="id77" draw:end-glue-point="0" svg:d="M13193 7038h5683v2383" svg:viewBox="0 0 5684 2384">
          <text:p/>
        </draw:connector>
        <draw:connector draw:style-name="gr31" draw:text-style-name="P17" draw:layer="layout" svg:x1="12.952cm" svg:y1="6.813cm" svg:x2="22.882cm" svg:y2="10.219cm" draw:start-shape="id72" draw:start-glue-point="11" draw:end-shape="id78" draw:end-glue-point="0" svg:d="M12952 6813v-595h9930v4001" svg:viewBox="0 0 9931 4002">
          <text:p/>
        </draw:connector>
        <draw:connector draw:style-name="gr31" draw:text-style-name="P17" draw:layer="layout" svg:x1="12.952cm" svg:y1="7.262cm" svg:x2="15.277cm" svg:y2="9.001cm" draw:start-shape="id72" draw:start-glue-point="9" draw:end-shape="id63" draw:end-glue-point="0" svg:d="M12952 7262v916h2325v823" svg:viewBox="0 0 2326 1740">
          <text:p/>
        </draw:connector>
        <draw:connector draw:style-name="gr31" draw:text-style-name="P17" draw:layer="layout" draw:line-skew="0cm 0.385cm -0.098cm" svg:x1="24.622cm" svg:y1="11.096cm" svg:x2="17.6cm" svg:y2="12.252cm" draw:start-shape="id79" draw:start-glue-point="1" draw:end-shape="id80" draw:end-glue-point="3" svg:d="M24622 11096h501v2096h-8121v-940h598" svg:viewBox="0 0 8122 2097">
          <text:p/>
        </draw:connector>
        <draw:connector draw:style-name="gr70" draw:text-style-name="P43" draw:layer="layout" draw:type="line" svg:x1="12.43cm" svg:y1="11.35cm" svg:x2="15.477cm" svg:y2="14.843cm" draw:start-shape="id61" draw:start-glue-point="1" draw:end-shape="id81" draw:end-glue-point="3" svg:d="M12430 11350l3047 3493" svg:viewBox="0 0 3048 3494">
          <text:p text:style-name="P3"><text:span text:style-name="T11">[</text:span><text:span text:style-name="T11">6</text:span><text:span text:style-name="T11">3</text:span><text:span text:style-name="T11">:</text:span><text:span text:style-name="T11">1</text:span><text:span text:style-name="T11">8</text:span><text:span text:style-name="T11">]</text:span></text:p>
        </draw:connector>
        <draw:connector draw:style-name="gr31" draw:text-style-name="P17" draw:layer="layout" draw:type="line" svg:x1="16.875cm" svg:y1="14.843cm" svg:x2="21.298cm" svg:y2="12.183cm" draw:start-shape="id81" draw:start-glue-point="1" draw:end-shape="id82" draw:end-glue-point="3" svg:d="M16875 14843l4423-2660" svg:viewBox="0 0 4424 2661">
          <text:p/>
        </draw:connector>
        <draw:g xml:id="id68" draw:id="id68">
          <draw:glue-point draw:id="4" svg:x="-5cm" svg:y="2.693cm"/>
          <draw:glue-point draw:id="5" svg:x="-5cm" svg:y="3.462cm"/>
          <draw:glue-point draw:id="6" svg:x="-5cm" svg:y="1.924cm"/>
          <draw:glue-point draw:id="7" svg:x="-2.779cm" svg:y="5cm"/>
          <draw:glue-point draw:id="8" svg:x="-4.982cm" svg:y="-2.993cm"/>
          <draw:polygon draw:style-name="gr53" draw:text-style-name="P22" draw:layer="layout" svg:width="0.87cm" svg:height="1.265cm" svg:x="21.193cm" svg:y="11.287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54" draw:text-style-name="P23" draw:layer="layout" svg:width="0.187cm" svg:height="0.145cm" svg:x="21.392cm" svg:y="11.867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54" draw:text-style-name="P23" draw:layer="layout" svg:width="0.113cm" svg:height="0.145cm" svg:x="21.614cm" svg:y="11.869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54" draw:text-style-name="P23" draw:layer="layout" svg:width="0.128cm" svg:height="0.142cm" svg:x="21.748cm" svg:y="11.869cm" svg:viewBox="0 0 129 143" draw:points="102,143 64,84 25,143 0,143 50,70 2,0 28,0 64,56 99,0 126,0 78,69 129,143">
            <text:p/>
          </draw:polygon>
        </draw:g>
        <draw:polygon draw:style-name="gr55" draw:text-style-name="P26" xml:id="id82" draw:id="id82" draw:layer="layout" svg:width="0.068cm" svg:height="0.103cm" svg:x="21.298cm" svg:y="12.131cm" svg:viewBox="0 0 69 104" draw:points="0,104 0,93 28,93 28,13 3,29 3,17 30,0 43,0 43,93 69,93 69,104">
          <text:p/>
        </draw:polygon>
        <draw:path draw:style-name="gr55" draw:text-style-name="P26" draw:layer="layout" svg:width="0.076cm" svg:height="0.106cm" svg:x="21.291cm" svg:y="11.505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83" draw:id="id83">
          <draw:path draw:style-name="gr44" draw:text-style-name="P27" draw:layer="layout" svg:width="0.075cm" svg:height="0.082cm" svg:x="21.866cm" svg:y="11.835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44" draw:text-style-name="P27" draw:layer="layout" svg:width="0.068cm" svg:height="0.08cm" svg:x="21.96cm" svg:y="11.836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44" draw:text-style-name="P27" draw:layer="layout" svg:width="0.04cm" svg:height="0.097cm" svg:x="22.042cm" svg:y="11.819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56" draw:text-style-name="P26" xml:id="id85" draw:id="id85" draw:layer="layout" svg:width="0.069cm" svg:height="0.082cm" svg:x="21.573cm" svg:y="11.345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7" draw:layer="layout" draw:type="line" svg:x1="22.083cm" svg:y1="11.868cm" svg:x2="22.936cm" svg:y2="11.545cm" draw:start-shape="id83" draw:start-glue-point="1" draw:end-shape="id84" draw:end-glue-point="3" svg:d="M22083 11868l853-323" svg:viewBox="0 0 854 324">
          <text:p/>
        </draw:connector>
        <draw:connector draw:style-name="gr31" draw:text-style-name="P17" draw:layer="layout" draw:line-skew="-0.646cm" svg:x1="12.368cm" svg:y1="6.72cm" svg:x2="21.608cm" svg:y2="11.345cm" draw:start-shape="id72" draw:start-glue-point="4" draw:end-shape="id85" draw:end-glue-point="0" svg:d="M12368 6720v-1148h9240v5773" svg:viewBox="0 0 9241 577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9T16:50:43.139882575</meta:creation-date>
    <dc:date>2020-02-11T21:25:03.520324511</dc:date>
    <meta:editing-duration>PT22H33M34S</meta:editing-duration>
    <meta:editing-cycles>55</meta:editing-cycles>
    <meta:generator>LibreOffice/6.4.0.3$Linux_X86_64 LibreOffice_project/40$Build-3</meta:generator>
    <meta:document-statistic meta:object-count="719"/>
  </office:meta>
</office:document-meta>
</file>